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26in"/>
    </style:style>
    <style:style style:name="co2" style:family="table-column">
      <style:table-column-properties fo:break-before="auto" style:column-width="0.902in"/>
    </style:style>
    <style:style style:name="co3" style:family="table-column">
      <style:table-column-properties fo:break-before="auto" style:column-width="2.7071in"/>
    </style:style>
    <style:style style:name="co4" style:family="table-column">
      <style:table-column-properties fo:break-before="auto" style:column-width="1.0138in"/>
    </style:style>
    <style:style style:name="co5" style:family="table-column">
      <style:table-column-properties fo:break-before="auto" style:column-width="0.702in"/>
    </style:style>
    <style:style style:name="co6" style:family="table-column">
      <style:table-column-properties fo:break-before="auto" style:column-width="0.9689in"/>
    </style:style>
    <style:style style:name="co7" style:family="table-column">
      <style:table-column-properties fo:break-before="auto" style:column-width="1.5709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0583in"/>
    </style:style>
    <style:style style:name="co11" style:family="table-column">
      <style:table-column-properties fo:break-before="auto" style:column-width="1.1362in"/>
    </style:style>
    <style:style style:name="co12" style:family="table-column">
      <style:table-column-properties fo:break-before="auto" style:column-width="1.1146in"/>
    </style:style>
    <style:style style:name="co13" style:family="table-column">
      <style:table-column-properties fo:break-before="auto" style:column-width="1.1028in"/>
    </style:style>
    <style:style style:name="co14" style:family="table-column">
      <style:table-column-properties fo:break-before="auto" style:column-width="1.2256in"/>
    </style:style>
    <style:style style:name="co15" style:family="table-column">
      <style:table-column-properties fo:break-before="auto" style:column-width="0.8902in"/>
    </style:style>
    <style:style style:name="co16" style:family="table-column">
      <style:table-column-properties fo:break-before="auto" style:column-width="2.6516in"/>
    </style:style>
    <style:style style:name="co17" style:family="table-column">
      <style:table-column-properties fo:break-before="auto" style:column-width="1.9602in"/>
    </style:style>
    <style:style style:name="ro1" style:family="table-row">
      <style:table-row-properties style:row-height="0.60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016in" fo:break-before="auto" style:use-optimal-row-height="true"/>
    </style:style>
    <style:style style:name="ro4" style:family="table-row">
      <style:table-row-properties style:row-height="0.4457in" fo:break-before="auto" style:use-optimal-row-height="false"/>
    </style:style>
    <style:style style:name="ro5" style:family="table-row">
      <style:table-row-properties style:row-height="0.2736in" fo:break-before="auto" style:use-optimal-row-height="true"/>
    </style:style>
    <style:style style:name="ro6" style:family="table-row">
      <style:table-row-properties style:row-height="0.2098in" fo:break-before="auto" style:use-optimal-row-height="false"/>
    </style:style>
    <style:style style:name="ro7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1" style:family="table-cell" style:parent-style-name="Default">
      <style:table-cell-properties fo:background-color="#b71c1c" fo:wrap-option="wrap" fo:padding-bottom="0.0835in" fo:padding-left="0.0417in" fo:padding-right="0.0417in" fo:padding-top="0.0417in" style:vertical-align="bottom"/>
      <style:text-properties fo:color="#fffff0" fo:font-weight="bold" style:font-weight-asian="bold" style:font-weight-complex="bold"/>
    </style:style>
    <style:style style:name="ce12" style:family="table-cell" style:parent-style-name="Default" style:data-style-name="N122">
      <style:table-cell-properties fo:background-color="#ffffd2"/>
    </style:style>
    <style:style style:name="ce3" style:family="table-cell" style:parent-style-name="Default">
      <style:map style:condition="is-true-formula(DAY([.$F2])=1)" style:apply-style-name="Good" style:base-cell-address="MAIN.B2"/>
      <style:map style:condition="is-true-formula(ISEVEN(MONTH([.$F3])))" style:apply-style-name="Accent_20_3" style:base-cell-address="MAIN.B2"/>
    </style:style>
    <style:style style:name="ce7" style:family="table-cell" style:parent-style-name="Default">
      <style:table-cell-properties fo:background-color="#ffff00"/>
      <style:text-properties fo:color="#ea7500"/>
      <style:map style:condition="is-true-formula(DAY([.$F2])=1)" style:apply-style-name="Good" style:base-cell-address="MAIN.B2"/>
      <style:map style:condition="is-true-formula(ISEVEN(MONTH([.$F3])))" style:apply-style-name="Accent_20_3" style:base-cell-address="MAIN.B2"/>
    </style:style>
    <style:style style:name="ce10" style:family="table-cell" style:parent-style-name="Default">
      <style:text-properties fo:color="#ff5429"/>
      <style:map style:condition="is-true-formula(DAY([.$F2])=1)" style:apply-style-name="Good" style:base-cell-address="MAIN.B2"/>
      <style:map style:condition="is-true-formula(ISEVEN(MONTH([.$F3])))" style:apply-style-name="Accent_20_3" style:base-cell-address="MAIN.B2"/>
    </style:style>
    <style:style style:name="ce6" style:family="table-cell" style:parent-style-name="Default" style:data-style-name="N0">
      <style:map style:condition="is-true-formula(DAY([.$F2])=1)" style:apply-style-name="Good" style:base-cell-address="MAIN.B2"/>
      <style:map style:condition="is-true-formula(ISEVEN(MONTH([.$F3])))" style:apply-style-name="Accent_20_3" style:base-cell-address="MAIN.B2"/>
    </style:style>
    <style:style style:name="ce4" style:family="table-cell" style:parent-style-name="Default" style:data-style-name="N37">
      <style:map style:condition="is-true-formula(DAY([.$F2])=1)" style:apply-style-name="Good" style:base-cell-address="MAIN.B2"/>
      <style:map style:condition="is-true-formula(ISEVEN(MONTH([.$F3])))" style:apply-style-name="Accent_20_3" style:base-cell-address="MAIN.B2"/>
    </style:style>
    <style:style style:name="ce25" style:family="table-cell" style:parent-style-name="Default">
      <style:table-cell-properties fo:background-color="#355269" fo:wrap-option="wrap" fo:padding-bottom="0.0835in" fo:padding-left="0.0417in" fo:padding-right="0.0417in" fo:padding-top="0.0417in" style:vertical-align="bottom"/>
      <style:text-properties fo:color="#fffff0"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  <style:map style:condition="is-true-formula(DAY([.$F2])=1)" style:apply-style-name="Good" style:base-cell-address="MAIN.B2"/>
      <style:map style:condition="is-true-formula(ISEVEN(MONTH([.$F3])))" style:apply-style-name="Accent_20_3" style:base-cell-address="MAIN.B2"/>
    </style:style>
    <style:style style:name="ce24" style:family="table-cell" style:parent-style-name="Default">
      <style:table-cell-properties fo:background-color="transparent"/>
      <style:text-properties fo:color="#ea7500"/>
      <style:map style:condition="is-true-formula(DAY([.$F2])=1)" style:apply-style-name="Good" style:base-cell-address="MAIN.B2"/>
      <style:map style:condition="is-true-formula(ISEVEN(MONTH([.$F3])))" style:apply-style-name="Accent_20_3" style:base-cell-address="MAIN.B2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size="36pt" fo:font-weight="bold" style:font-size-asian="36pt" style:font-weight-asian="bold" style:font-size-complex="36pt" style:font-weight-complex="bold"/>
    </style:style>
    <style:style style:name="ce18" style:family="table-cell" style:parent-style-name="Default">
      <style:table-cell-properties fo:border-bottom="none" fo:background-color="#adc8ff" fo:wrap-option="wrap" fo:border-left="none" fo:padding="0.0417in" fo:border-right="0.74pt solid #ffffff" fo:border-top="none" style:vertical-align="bottom"/>
      <style:text-properties fo:color="#fffff0" fo:font-weight="bold" style:font-weight-asian="bold" style:font-weight-complex="bold"/>
    </style:style>
    <style:style style:name="ce19" style:family="table-cell" style:parent-style-name="Default">
      <style:table-cell-properties fo:background-color="#b71c1c"/>
      <style:text-properties fo:color="#fffff0"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adc8ff" fo:wrap-option="wrap" fo:border-left="0.74pt solid #ffffff" fo:padding="0.0417in" fo:border-right="0.74pt solid #ffffff" fo:border-top="none" style:vertical-align="bottom"/>
      <style:text-properties fo:color="#fffff0"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adc8ff" fo:wrap-option="wrap" fo:border-left="0.74pt solid #ffffff" fo:padding="0.0417in" fo:border-right="none" fo:border-top="none" style:vertical-align="bottom"/>
      <style:text-properties fo:color="#fffff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map style:condition="cell-content()=&quot;YES&quot;" style:apply-style-name="Good" style:base-cell-address="DASHBOARD.E5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1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53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55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57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5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wrap-option="no-wrap"/>
    </style:style>
    <style:style style:name="ce66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MAIN" table:style-name="ta1">
        <office:forms form:automatic-focus="false" form:apply-design-mode="false"/>
        <table:table-column table:style-name="co1" table:default-cell-style-name="ce12"/>
        <table:table-column table:style-name="co2" table:visibility="collapse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4"/>
        <table:table-column table:style-name="co7" table:default-cell-style-name="ce3"/>
        <table:table-column table:style-name="co8" table:default-cell-style-name="Default"/>
        <table:table-row table:style-name="ro1">
          <table:table-cell table:style-name="ce11" office:value-type="string" calcext:value-type="string">
            <text:p>IDX</text:p>
          </table:table-cell>
          <table:table-cell table:style-name="ce11" office:value-type="string" calcext:value-type="string">
            <text:p>Directory</text:p>
          </table:table-cell>
          <table:table-cell table:style-name="ce11" office:value-type="string" calcext:value-type="string">
            <text:p>Post Title</text:p>
          </table:table-cell>
          <table:table-cell table:style-name="ce11" office:value-type="string" calcext:value-type="string">
            <text:p>Month</text:p>
          </table:table-cell>
          <table:table-cell table:style-name="ce11" office:value-type="string" calcext:value-type="string">
            <office:annotation draw:style-name="gr1" draw:text-style-name="P2" svg:width="1.1413in" svg:height="0.7083in" svg:x="5.1717in" svg:y="0in" draw:caption-point-x="-0.2402in" draw:caption-point-y="0.0039in">
              <dc:date>2024-10-29T00:00:00</dc:date>
              <text:p text:style-name="P1"><text:span text:style-name="T1">This is for the pivot table. We set to one if month not empty</text:span></text:p>
            </office:annotation>
            <text:p>Count</text:p>
          </table:table-cell>
          <table:table-cell table:style-name="ce11" office:value-type="string" calcext:value-type="string">
            <text:p>2025 Date</text:p>
          </table:table-cell>
          <table:table-cell table:style-name="ce25" office:value-type="string" calcext:value-type="string">
            <text:p>2025 Holiday / Assoc.</text:p>
          </table:table-cell>
          <table:table-cell table:style-name="ce11" office:value-type="string" calcext:value-type="string">
            <text:p>INDD Created</text:p>
          </table:table-cell>
        </table:table-row>
        <table:table-row table:style-name="ro2" table:visibility="filter">
          <table:table-cell office:value-type="float" office:value="1" calcext:value-type="float">
            <text:p>00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 BRAND NEW DAY</text:p>
          </table:table-cell>
          <table:table-cell office:value-type="string" calcext:value-type="string">
            <text:p>01_January</text:p>
          </table:table-cell>
          <table:table-cell table:formula="of:=IF([.D2]&lt;&gt;&quot;&quot;;1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??? - Jan first week</text:p>
          </table:table-cell>
          <table:table-cell table:style-name="ce15"/>
        </table:table-row>
        <table:table-row table:style-name="ro2" table:visibility="filter">
          <table:table-cell table:formula="of:=[.A2]+1" office:value-type="float" office:value="2" calcext:value-type="float">
            <text:p>00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 LOOK AT THE BEGINNING-THE BOOK OF GENESIS</text:p>
          </table:table-cell>
          <table:table-cell office:value-type="string" calcext:value-type="string">
            <text:p>01_January</text:p>
          </table:table-cell>
          <table:table-cell table:formula="of:=IF([.D3]&lt;&gt;&quot;&quot;;1;&quot;&quot;)" office:value-type="float" office:value="1" calcext:value-type="float">
            <text:p>1</text:p>
          </table:table-cell>
          <table:table-cell office:value-type="date" office:date-value="2024-01-01" calcext:value-type="date">
            <text:p>01/01/24</text:p>
          </table:table-cell>
          <table:table-cell office:value-type="string" calcext:value-type="string">
            <text:p>New Year’s Day</text:p>
          </table:table-cell>
          <table:table-cell table:style-name="ce15"/>
        </table:table-row>
        <table:table-row table:style-name="ro2" table:visibility="filter">
          <table:table-cell table:formula="of:=[.A3]+1" office:value-type="float" office:value="3" calcext:value-type="float">
            <text:p>00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 Man Who Desires After God</text:p>
          </table:table-cell>
          <table:table-cell office:value-type="string" calcext:value-type="string">
            <text:p>10_Oct</text:p>
          </table:table-cell>
          <table:table-cell table:style-name="ce6" table:formula="of:=IF([.D4]&lt;&gt;&quot;&quot;;1;&quot;&quot;)" office:value-type="float" office:value="1" calcext:value-type="float">
            <text:p>1</text:p>
          </table:table-cell>
          <table:table-cell office:value-type="date" office:date-value="2024-10-12" calcext:value-type="date">
            <text:p>10/12/24</text:p>
          </table:table-cell>
          <table:table-cell office:value-type="string" calcext:value-type="string">
            <text:p>Pastor Appreciation Day</text:p>
          </table:table-cell>
          <table:table-cell table:style-name="ce15"/>
        </table:table-row>
        <table:table-row table:style-name="ro2" table:visibility="filter">
          <table:table-cell table:formula="of:=[.A4]+1" office:value-type="float" office:value="4" calcext:value-type="float">
            <text:p>00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 Mighty Fortress Is Our God</text:p>
          </table:table-cell>
          <table:table-cell office:value-type="string" calcext:value-type="string">
            <text:p>10_Oct</text:p>
          </table:table-cell>
          <table:table-cell table:style-name="ce6" table:formula="of:=IF([.D5]&lt;&gt;&quot;&quot;;1;&quot;&quot;)" office:value-type="float" office:value="1" calcext:value-type="float">
            <text:p>1</text:p>
          </table:table-cell>
          <table:table-cell office:value-type="date" office:date-value="2024-10-07" calcext:value-type="date">
            <text:p>10/07/24</text:p>
          </table:table-cell>
          <table:table-cell office:value-type="string" calcext:value-type="string">
            <text:p>Hamas Attack</text:p>
          </table:table-cell>
          <table:table-cell table:style-name="ce15"/>
        </table:table-row>
        <table:table-row table:style-name="ro2" table:visibility="filter">
          <table:table-cell table:formula="of:=[.A5]+1" office:value-type="float" office:value="5" calcext:value-type="float">
            <text:p>00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 Postdated Praise</text:p>
          </table:table-cell>
          <table:table-cell office:value-type="string" calcext:value-type="string">
            <text:p>11_Nov</text:p>
          </table:table-cell>
          <table:table-cell table:style-name="ce6" table:formula="of:=IF([.D6]&lt;&gt;&quot;&quot;;1;&quot;&quot;)" office:value-type="float" office:value="1" calcext:value-type="float">
            <text:p>1</text:p>
          </table:table-cell>
          <table:table-cell office:value-type="date" office:date-value="2024-11-01" calcext:value-type="date">
            <text:p>11/01/24</text:p>
          </table:table-cell>
          <table:table-cell office:value-type="string" calcext:value-type="string">
            <text:p>Hebrews 11:1</text:p>
          </table:table-cell>
          <table:table-cell table:style-name="ce16"/>
        </table:table-row>
        <table:table-row table:style-name="ro2" table:visibility="filter">
          <table:table-cell table:formula="of:=[.A6]+1" office:value-type="float" office:value="6" calcext:value-type="float">
            <text:p>00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 Special Kind of Love</text:p>
          </table:table-cell>
          <table:table-cell office:value-type="string" calcext:value-type="string">
            <text:p>03_Mar</text:p>
          </table:table-cell>
          <table:table-cell table:style-name="ce6" table:formula="of:=IF([.D7]&lt;&gt;&quot;&quot;;1;&quot;&quot;)" office:value-type="float" office:value="1" calcext:value-type="float">
            <text:p>1</text:p>
          </table:table-cell>
          <table:table-cell office:value-type="date" office:date-value="2024-03-16" calcext:value-type="date">
            <text:p>03/16/24</text:p>
          </table:table-cell>
          <table:table-cell office:value-type="string" calcext:value-type="string">
            <text:p>John 3:16</text:p>
          </table:table-cell>
          <table:table-cell table:style-name="ce15"/>
        </table:table-row>
        <table:table-row table:style-name="ro2" table:visibility="filter">
          <table:table-cell table:formula="of:=[.A7]+1" office:value-type="float" office:value="7" calcext:value-type="float">
            <text:p>00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 Tribute to the Shepherds of Knowledge Honoring Our Educators </text:p>
          </table:table-cell>
          <table:table-cell office:value-type="string" calcext:value-type="string">
            <text:p>10_Oct</text:p>
          </table:table-cell>
          <table:table-cell table:formula="of:=IF([.D8]&lt;&gt;&quot;&quot;;1;&quot;&quot;)" office:value-type="float" office:value="1" calcext:value-type="float">
            <text:p>1</text:p>
          </table:table-cell>
          <table:table-cell office:value-type="date" office:date-value="2024-10-05" calcext:value-type="date">
            <text:p>10/05/24</text:p>
          </table:table-cell>
          <table:table-cell office:value-type="string" calcext:value-type="string">
            <text:p>World Teacher’s Day</text:p>
          </table:table-cell>
          <table:table-cell table:style-name="ce15"/>
        </table:table-row>
        <table:table-row table:style-name="ro2" table:visibility="filter">
          <table:table-cell table:formula="of:=[.A8]+1" office:value-type="float" office:value="8" calcext:value-type="float">
            <text:p>00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CTION SPEAKS LOUDER THAN WORDS</text:p>
          </table:table-cell>
          <table:table-cell office:value-type="string" calcext:value-type="string">
            <text:p>02_February</text:p>
          </table:table-cell>
          <table:table-cell table:style-name="ce6" table:formula="of:=IF([.D9]&lt;&gt;&quot;&quot;;1;&quot;&quot;)" office:value-type="float" office:value="1" calcext:value-type="float">
            <text:p>1</text:p>
          </table:table-cell>
          <table:table-cell office:value-type="date" office:date-value="2024-02-22" calcext:value-type="date">
            <text:p>02/22/24</text:p>
          </table:table-cell>
          <table:table-cell office:value-type="string" calcext:value-type="string">
            <text:p>James 2:22</text:p>
          </table:table-cell>
          <table:table-cell table:style-name="ce15"/>
        </table:table-row>
        <table:table-row table:style-name="ro2" table:visibility="filter">
          <table:table-cell table:formula="of:=[.A9]+1" office:value-type="float" office:value="9" calcext:value-type="float">
            <text:p>00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djust Your Vision</text:p>
          </table:table-cell>
          <table:table-cell table:style-name="ce6" office:value-type="string" calcext:value-type="string">
            <text:p>07_July</text:p>
          </table:table-cell>
          <table:table-cell table:style-name="ce6" table:formula="of:=IF([.D10]&lt;&gt;&quot;&quot;;1;&quot;&quot;)" office:value-type="float" office:value="1" calcext:value-type="float">
            <text:p>1</text:p>
          </table:table-cell>
          <table:table-cell office:value-type="date" office:date-value="2024-07-01" calcext:value-type="date">
            <text:p>07/01/24</text:p>
          </table:table-cell>
          <table:table-cell office:value-type="string" calcext:value-type="string">
            <text:p>Matthew 7:1</text:p>
          </table:table-cell>
          <table:table-cell table:style-name="ce15"/>
        </table:table-row>
        <table:table-row table:style-name="ro2" table:visibility="filter">
          <table:table-cell table:formula="of:=[.A10]+1" office:value-type="float" office:value="10" calcext:value-type="float">
            <text:p>01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gainst All Odds</text:p>
          </table:table-cell>
          <table:table-cell office:value-type="string" calcext:value-type="string">
            <text:p>04_Apr</text:p>
          </table:table-cell>
          <table:table-cell table:style-name="ce6" table:formula="of:=IF([.D11]&lt;&gt;&quot;&quot;;1;&quot;&quot;)" office:value-type="float" office:value="1" calcext:value-type="float">
            <text:p>1</text:p>
          </table:table-cell>
          <table:table-cell office:value-type="date" office:date-value="2024-04-01" calcext:value-type="date">
            <text:p>04/01/24</text:p>
          </table:table-cell>
          <table:table-cell office:value-type="string" calcext:value-type="string">
            <text:p>2 Timothy 4:1</text:p>
          </table:table-cell>
          <table:table-cell table:style-name="ce15"/>
        </table:table-row>
        <table:table-row table:style-name="ro2" table:visibility="filter">
          <table:table-cell table:formula="of:=[.A11]+1" office:value-type="float" office:value="11" calcext:value-type="float">
            <text:p>0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in't God Good</text:p>
          </table:table-cell>
          <table:table-cell/>
          <table:table-cell table:formula="of:=IF([.D12]&lt;&gt;&quot;&quot;;1;&quot;&quot;)">
            <text:p/>
          </table:table-cell>
          <table:table-cell/>
          <table:table-cell office:value-type="string" calcext:value-type="string">
            <text:p>??? - </text:p>
          </table:table-cell>
          <table:table-cell table:style-name="ce15"/>
        </table:table-row>
        <table:table-row table:style-name="ro2" table:visibility="filter">
          <table:table-cell table:formula="of:=[.A12]+1" office:value-type="float" office:value="12" calcext:value-type="float">
            <text:p>01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LL I WANT IS YOU </text:p>
          </table:table-cell>
          <table:table-cell office:value-type="string" calcext:value-type="string">
            <text:p>04_Apr</text:p>
          </table:table-cell>
          <table:table-cell table:style-name="ce6" table:formula="of:=IF([.D13]&lt;&gt;&quot;&quot;;1;&quot;&quot;)" office:value-type="float" office:value="1" calcext:value-type="float">
            <text:p>1</text:p>
          </table:table-cell>
          <table:table-cell office:value-type="date" office:date-value="2024-04-08" calcext:value-type="date">
            <text:p>04/08/24</text:p>
          </table:table-cell>
          <table:table-cell office:value-type="string" calcext:value-type="string">
            <text:p>James 4:8</text:p>
          </table:table-cell>
          <table:table-cell table:style-name="ce15"/>
        </table:table-row>
        <table:table-row table:style-name="ro2" table:visibility="filter">
          <table:table-cell table:formula="of:=[.A13]+1" office:value-type="float" office:value="13" calcext:value-type="float">
            <text:p>01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ll of My Good Days Outweigh My Bad Days</text:p>
          </table:table-cell>
          <table:table-cell office:value-type="string" calcext:value-type="string">
            <text:p>04_Apr</text:p>
          </table:table-cell>
          <table:table-cell table:style-name="ce6" table:formula="of:=IF([.D14]&lt;&gt;&quot;&quot;;1;&quot;&quot;)" office:value-type="float" office:value="1" calcext:value-type="float">
            <text:p>1</text:p>
          </table:table-cell>
          <table:table-cell office:value-type="date" office:date-value="2024-04-23" calcext:value-type="date">
            <text:p>04/23/24</text:p>
          </table:table-cell>
          <table:table-cell office:value-type="string" calcext:value-type="string">
            <text:p>Psalm 23:4</text:p>
          </table:table-cell>
          <table:table-cell table:style-name="ce15"/>
        </table:table-row>
        <table:table-row table:style-name="ro2" table:visibility="filter">
          <table:table-cell table:formula="of:=[.A14]+1" office:value-type="float" office:value="14" calcext:value-type="float">
            <text:p>01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ll to the Glory of God</text:p>
          </table:table-cell>
          <table:table-cell/>
          <table:table-cell table:formula="of:=IF([.D15]&lt;&gt;&quot;&quot;;1;&quot;&quot;)">
            <text:p/>
          </table:table-cell>
          <table:table-cell/>
          <table:table-cell office:value-type="string" calcext:value-type="string">
            <text:p>??? - Worship, I Cor. 10:31</text:p>
          </table:table-cell>
          <table:table-cell table:style-name="ce15"/>
        </table:table-row>
        <table:table-row table:style-name="ro2" table:visibility="filter">
          <table:table-cell table:formula="of:=[.A15]+1" office:value-type="float" office:value="15" calcext:value-type="float">
            <text:p>01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lways Pray</text:p>
          </table:table-cell>
          <table:table-cell office:value-type="string" calcext:value-type="string">
            <text:p>08_Aug</text:p>
          </table:table-cell>
          <table:table-cell table:style-name="ce6" table:formula="of:=IF([.D16]&lt;&gt;&quot;&quot;;1;&quot;&quot;)" office:value-type="float" office:value="1" calcext:value-type="float">
            <text:p>1</text:p>
          </table:table-cell>
          <table:table-cell office:value-type="date" office:date-value="2024-08-01" calcext:value-type="date">
            <text:p>08/01/24</text:p>
          </table:table-cell>
          <table:table-cell office:value-type="string" calcext:value-type="string">
            <text:p>Luke 18:1</text:p>
          </table:table-cell>
          <table:table-cell table:style-name="ce15"/>
        </table:table-row>
        <table:table-row table:style-name="ro2" table:visibility="filter">
          <table:table-cell table:formula="of:=[.A16]+1" office:value-type="float" office:value="16" calcext:value-type="float">
            <text:p>01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N UNFINISHED MASTERPIECE</text:p>
          </table:table-cell>
          <table:table-cell/>
          <table:table-cell table:formula="of:=IF([.D17]&lt;&gt;&quot;&quot;;1;&quot;&quot;)">
            <text:p/>
          </table:table-cell>
          <table:table-cell/>
          <table:table-cell office:value-type="string" calcext:value-type="string">
            <text:p>??? - Psalm 138:8, Philippians 1:6</text:p>
          </table:table-cell>
          <table:table-cell table:style-name="ce15"/>
        </table:table-row>
        <table:table-row table:style-name="ro2" table:visibility="filter">
          <table:table-cell table:formula="of:=[.A17]+1" office:value-type="float" office:value="17" calcext:value-type="float">
            <text:p>01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nointed to Prosper</text:p>
          </table:table-cell>
          <table:table-cell/>
          <table:table-cell table:formula="of:=IF([.D18]&lt;&gt;&quot;&quot;;1;&quot;&quot;)">
            <text:p/>
          </table:table-cell>
          <table:table-cell/>
          <table:table-cell office:value-type="string" calcext:value-type="string">
            <text:p>??? - Genesis 50:20</text:p>
          </table:table-cell>
          <table:table-cell table:style-name="ce15"/>
        </table:table-row>
        <table:table-row table:style-name="ro2" table:visibility="filter">
          <table:table-cell table:formula="of:=[.A18]+1" office:value-type="float" office:value="18" calcext:value-type="float">
            <text:p>018</text:p>
          </table:table-cell>
          <table:table-cell office:value-type="string" calcext:value-type="string">
            <text:p>./[12] December</text:p>
          </table:table-cell>
          <table:table-cell office:value-type="string" calcext:value-type="string">
            <text:p>Are You Ready</text:p>
          </table:table-cell>
          <table:table-cell office:value-type="string" calcext:value-type="string">
            <text:p>12_Dec</text:p>
          </table:table-cell>
          <table:table-cell table:formula="of:=IF([.D19]&lt;&gt;&quot;&quot;;1;&quot;&quot;)" office:value-type="float" office:value="1" calcext:value-type="float">
            <text:p>1</text:p>
          </table:table-cell>
          <table:table-cell office:value-type="date" office:date-value="2024-12-22" calcext:value-type="date">
            <text:p>12/22/24</text:p>
          </table:table-cell>
          <table:table-cell office:value-type="string" calcext:value-type="string">
            <text:p>??? - </text:p>
          </table:table-cell>
          <table:table-cell/>
        </table:table-row>
        <table:table-row table:style-name="ro2" table:visibility="filter">
          <table:table-cell table:formula="of:=[.A19]+1" office:value-type="float" office:value="19" calcext:value-type="float">
            <text:p>01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RE YOU STRESSED BY LIFE</text:p>
          </table:table-cell>
          <table:table-cell/>
          <table:table-cell table:formula="of:=IF([.D20]&lt;&gt;&quot;&quot;;1;&quot;&quot;)">
            <text:p/>
          </table:table-cell>
          <table:table-cell/>
          <table:table-cell office:value-type="string" calcext:value-type="string">
            <text:p>??? - Acts 27</text:p>
          </table:table-cell>
          <table:table-cell table:style-name="ce15"/>
        </table:table-row>
        <table:table-row table:style-name="ro2" table:visibility="filter">
          <table:table-cell table:formula="of:=[.A20]+1" office:value-type="float" office:value="20" calcext:value-type="float">
            <text:p>02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e Strong and Courageous</text:p>
          </table:table-cell>
          <table:table-cell/>
          <table:table-cell table:formula="of:=IF([.D21]&lt;&gt;&quot;&quot;;1;&quot;&quot;)">
            <text:p/>
          </table:table-cell>
          <table:table-cell/>
          <table:table-cell office:value-type="string" calcext:value-type="string">
            <text:p>??? - Joshua 1:1-16</text:p>
          </table:table-cell>
          <table:table-cell table:style-name="ce15"/>
        </table:table-row>
        <table:table-row table:style-name="ro2" table:visibility="filter">
          <table:table-cell table:formula="of:=[.A21]+1" office:value-type="float" office:value="21" calcext:value-type="float">
            <text:p>02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e the Church</text:p>
          </table:table-cell>
          <table:table-cell/>
          <table:table-cell table:formula="of:=IF([.D22]&lt;&gt;&quot;&quot;;1;&quot;&quot;)">
            <text:p/>
          </table:table-cell>
          <table:table-cell/>
          <table:table-cell office:value-type="string" calcext:value-type="string">
            <text:p>??? - 1 Corinthians 12:12-20, Galatians 6:2</text:p>
          </table:table-cell>
          <table:table-cell table:style-name="ce15"/>
        </table:table-row>
        <table:table-row table:style-name="ro2" table:visibility="filter">
          <table:table-cell table:formula="of:=[.A22]+1" office:value-type="float" office:value="22" calcext:value-type="float">
            <text:p>022</text:p>
          </table:table-cell>
          <table:table-cell office:value-type="string" calcext:value-type="string">
            <text:p>./[04] April</text:p>
          </table:table-cell>
          <table:table-cell office:value-type="string" calcext:value-type="string">
            <text:p>BETRAYAL WEDNESDAY</text:p>
          </table:table-cell>
          <table:table-cell office:value-type="string" calcext:value-type="string">
            <text:p>04_Apr</text:p>
          </table:table-cell>
          <table:table-cell table:formula="of:=IF([.D23]&lt;&gt;&quot;&quot;;1;&quot;&quot;)" office:value-type="float" office:value="1" calcext:value-type="float">
            <text:p>1</text:p>
          </table:table-cell>
          <table:table-cell office:value-type="date" office:date-value="2024-04-16" calcext:value-type="date">
            <text:p>04/16/24</text:p>
          </table:table-cell>
          <table:table-cell office:value-type="string" calcext:value-type="string">
            <text:p>Betrayal Wed.</text:p>
          </table:table-cell>
          <table:table-cell/>
        </table:table-row>
        <table:table-row table:style-name="ro2" table:visibility="filter">
          <table:table-cell table:formula="of:=[.A23]+1" office:value-type="float" office:value="23" calcext:value-type="float">
            <text:p>02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etween the Promise and the Blessing</text:p>
          </table:table-cell>
          <table:table-cell office:value-type="string" calcext:value-type="string">
            <text:p>03_Mar</text:p>
          </table:table-cell>
          <table:table-cell table:formula="of:=IF([.D24]&lt;&gt;&quot;&quot;;1;&quot;&quot;)" office:value-type="float" office:value="1" calcext:value-type="float">
            <text:p>1</text:p>
          </table:table-cell>
          <table:table-cell office:value-type="date" office:date-value="2024-03-17" calcext:value-type="date">
            <text:p>03/17/24</text:p>
          </table:table-cell>
          <table:table-cell office:value-type="string" calcext:value-type="string">
            <text:p>St. Patrick’s Day (rainbow)</text:p>
          </table:table-cell>
          <table:table-cell table:style-name="ce15"/>
        </table:table-row>
        <table:table-row table:style-name="ro2" table:visibility="filter">
          <table:table-cell table:formula="of:=[.A24]+1" office:value-type="float" office:value="24" calcext:value-type="float">
            <text:p>02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lessed Hands of Service- A Tribute to Our Nurses</text:p>
          </table:table-cell>
          <table:table-cell office:value-type="string" calcext:value-type="string">
            <text:p>05_May</text:p>
          </table:table-cell>
          <table:table-cell table:formula="of:=IF([.D25]&lt;&gt;&quot;&quot;;1;&quot;&quot;)" office:value-type="float" office:value="1" calcext:value-type="float">
            <text:p>1</text:p>
          </table:table-cell>
          <table:table-cell office:value-type="date" office:date-value="2024-05-06" calcext:value-type="date">
            <text:p>05/06/24</text:p>
          </table:table-cell>
          <table:table-cell office:value-type="string" calcext:value-type="string">
            <text:p>Nurse’s Day</text:p>
          </table:table-cell>
          <table:table-cell table:style-name="ce15"/>
        </table:table-row>
        <table:table-row table:style-name="ro2" table:visibility="filter">
          <table:table-cell table:formula="of:=[.A25]+1" office:value-type="float" office:value="25" calcext:value-type="float">
            <text:p>02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LESSINGS FROM GOD</text:p>
          </table:table-cell>
          <table:table-cell/>
          <table:table-cell table:formula="of:=IF([.D26]&lt;&gt;&quot;&quot;;1;&quot;&quot;)">
            <text:p/>
          </table:table-cell>
          <table:table-cell/>
          <table:table-cell office:value-type="string" calcext:value-type="string">
            <text:p>??? - Psalm 127:3-5, children, abortion</text:p>
          </table:table-cell>
          <table:table-cell table:style-name="ce15"/>
        </table:table-row>
        <table:table-row table:style-name="ro2" table:visibility="filter">
          <table:table-cell table:formula="of:=[.A26]+1" office:value-type="float" office:value="26" calcext:value-type="float">
            <text:p>02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reak Free</text:p>
          </table:table-cell>
          <table:table-cell/>
          <table:table-cell table:formula="of:=IF([.D27]&lt;&gt;&quot;&quot;;1;&quot;&quot;)">
            <text:p/>
          </table:table-cell>
          <table:table-cell/>
          <table:table-cell office:value-type="string" calcext:value-type="string">
            <text:p>??? - 1 Peter 5:7, nov 6 (post-election)</text:p>
          </table:table-cell>
          <table:table-cell table:style-name="ce15"/>
        </table:table-row>
        <table:table-row table:style-name="ro2" table:visibility="filter">
          <table:table-cell table:formula="of:=[.A27]+1" office:value-type="float" office:value="27" calcext:value-type="float">
            <text:p>02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reaking the Chains of Unforgiveness</text:p>
          </table:table-cell>
          <table:table-cell/>
          <table:table-cell table:formula="of:=IF([.D28]&lt;&gt;&quot;&quot;;1;&quot;&quot;)">
            <text:p/>
          </table:table-cell>
          <table:table-cell/>
          <table:table-cell office:value-type="string" calcext:value-type="string">
            <text:p>??? - Luke 17:3-10, forgiveness</text:p>
          </table:table-cell>
          <table:table-cell table:style-name="ce15"/>
        </table:table-row>
        <table:table-row table:style-name="ro2" table:visibility="filter">
          <table:table-cell table:formula="of:=[.A28]+1" office:value-type="float" office:value="28" calcext:value-type="float">
            <text:p>02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reaking the Curse</text:p>
          </table:table-cell>
          <table:table-cell/>
          <table:table-cell table:formula="of:=IF([.D29]&lt;&gt;&quot;&quot;;1;&quot;&quot;)">
            <text:p/>
          </table:table-cell>
          <table:table-cell/>
          <table:table-cell office:value-type="string" calcext:value-type="string">
            <text:p>??? - 1 Samuel 15:1-23, generational curses</text:p>
          </table:table-cell>
          <table:table-cell table:style-name="ce15"/>
        </table:table-row>
        <table:table-row table:style-name="ro2" table:visibility="filter">
          <table:table-cell table:formula="of:=[.A29]+1" office:value-type="float" office:value="29" calcext:value-type="float">
            <text:p>02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rick by Brick</text:p>
          </table:table-cell>
          <table:table-cell/>
          <table:table-cell table:formula="of:=IF([.D30]&lt;&gt;&quot;&quot;;1;&quot;&quot;)">
            <text:p/>
          </table:table-cell>
          <table:table-cell/>
          <table:table-cell office:value-type="string" calcext:value-type="string">
            <text:p>??? - Jeremiah 30:17, brick, healing</text:p>
          </table:table-cell>
          <table:table-cell table:style-name="ce15"/>
        </table:table-row>
        <table:table-row table:style-name="ro2" table:visibility="filter">
          <table:table-cell table:formula="of:=[.A30]+1" office:value-type="float" office:value="30" calcext:value-type="float">
            <text:p>03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roken</text:p>
          </table:table-cell>
          <table:table-cell/>
          <table:table-cell table:formula="of:=IF([.D31]&lt;&gt;&quot;&quot;;1;&quot;&quot;)">
            <text:p/>
          </table:table-cell>
          <table:table-cell/>
          <table:table-cell office:value-type="string" calcext:value-type="string">
            <text:p>??? - Psalm 34:18</text:p>
          </table:table-cell>
          <table:table-cell table:style-name="ce15"/>
        </table:table-row>
        <table:table-row table:style-name="ro2" table:visibility="filter">
          <table:table-cell table:formula="of:=[.A31]+1" office:value-type="float" office:value="31" calcext:value-type="float">
            <text:p>03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uilt To Last</text:p>
          </table:table-cell>
          <table:table-cell/>
          <table:table-cell table:formula="of:=IF([.D32]&lt;&gt;&quot;&quot;;1;&quot;&quot;)">
            <text:p/>
          </table:table-cell>
          <table:table-cell/>
          <table:table-cell office:value-type="string" calcext:value-type="string">
            <text:p>??? - Matthew‬ 16‬:18‬-19</text:p>
          </table:table-cell>
          <table:table-cell table:style-name="ce15"/>
        </table:table-row>
        <table:table-row table:style-name="ro2" table:visibility="filter">
          <table:table-cell table:formula="of:=[.A32]+1" office:value-type="float" office:value="32" calcext:value-type="float">
            <text:p>03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an I Get a Witness</text:p>
          </table:table-cell>
          <table:table-cell/>
          <table:table-cell table:formula="of:=IF([.D33]&lt;&gt;&quot;&quot;;1;&quot;&quot;)">
            <text:p/>
          </table:table-cell>
          <table:table-cell/>
          <table:table-cell office:value-type="string" calcext:value-type="string">
            <text:p>??? - Mark 16:15, </text:p>
          </table:table-cell>
          <table:table-cell table:style-name="ce15"/>
        </table:table-row>
        <table:table-row table:style-name="ro2" table:visibility="filter">
          <table:table-cell table:formula="of:=[.A33]+1" office:value-type="float" office:value="33" calcext:value-type="float">
            <text:p>03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AN THESE BONES LIVE</text:p>
          </table:table-cell>
          <table:table-cell office:value-type="string" calcext:value-type="string">
            <text:p>05_May</text:p>
          </table:table-cell>
          <table:table-cell table:formula="of:=IF([.D34]&lt;&gt;&quot;&quot;;1;&quot;&quot;)" office:value-type="float" office:value="1" calcext:value-type="float">
            <text:p>1</text:p>
          </table:table-cell>
          <table:table-cell office:value-type="date" office:date-value="2024-05-14" calcext:value-type="date">
            <text:p>05/14/24</text:p>
          </table:table-cell>
          <table:table-cell office:value-type="string" calcext:value-type="string">
            <text:p>Israel Indep. Day</text:p>
          </table:table-cell>
          <table:table-cell/>
        </table:table-row>
        <table:table-row table:style-name="ro2" table:visibility="filter">
          <table:table-cell table:formula="of:=[.A34]+1" office:value-type="float" office:value="34" calcext:value-type="float">
            <text:p>03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AN YOU HANDLE THE TRUTH</text:p>
          </table:table-cell>
          <table:table-cell office:value-type="string" calcext:value-type="string">
            <text:p>02_February</text:p>
          </table:table-cell>
          <table:table-cell table:style-name="ce6" table:formula="of:=IF([.D35]&lt;&gt;&quot;&quot;;1;&quot;&quot;)" office:value-type="float" office:value="1" calcext:value-type="float">
            <text:p>1</text:p>
          </table:table-cell>
          <table:table-cell office:value-type="date" office:date-value="2024-02-21" calcext:value-type="date">
            <text:p>02/21/24</text:p>
          </table:table-cell>
          <table:table-cell office:value-type="string" calcext:value-type="string">
            <text:p>Truth Social Anniv</text:p>
          </table:table-cell>
          <table:table-cell/>
        </table:table-row>
        <table:table-row table:style-name="ro2" table:visibility="filter">
          <table:table-cell table:formula="of:=[.A35]+1" office:value-type="float" office:value="35" calcext:value-type="float">
            <text:p>03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an't Stop Won't Stop</text:p>
          </table:table-cell>
          <table:table-cell/>
          <table:table-cell table:formula="of:=IF([.D36]&lt;&gt;&quot;&quot;;1;&quot;&quot;)">
            <text:p/>
          </table:table-cell>
          <table:table-cell/>
          <table:table-cell office:value-type="string" calcext:value-type="string">
            <text:p>??? - Nehemiah 6:1–3, wall</text:p>
          </table:table-cell>
          <table:table-cell/>
        </table:table-row>
        <table:table-row table:style-name="ro2" table:visibility="filter">
          <table:table-cell table:formula="of:=[.A36]+1" office:value-type="float" office:value="36" calcext:value-type="float">
            <text:p>036</text:p>
          </table:table-cell>
          <table:table-cell office:value-type="string" calcext:value-type="string">
            <text:p>./[09] September</text:p>
          </table:table-cell>
          <table:table-cell office:value-type="string" calcext:value-type="string">
            <text:p>Celebrating Labor Day and God's Blessings</text:p>
          </table:table-cell>
          <table:table-cell office:value-type="string" calcext:value-type="string">
            <text:p>09_Sep</text:p>
          </table:table-cell>
          <table:table-cell table:formula="of:=IF([.D37]&lt;&gt;&quot;&quot;;1;&quot;&quot;)" office:value-type="float" office:value="1" calcext:value-type="float">
            <text:p>1</text:p>
          </table:table-cell>
          <table:table-cell office:value-type="date" office:date-value="2024-09-01" calcext:value-type="date">
            <text:p>09/01/24</text:p>
          </table:table-cell>
          <table:table-cell table:style-name="ce8" office:value-type="string" calcext:value-type="string">
            <text:p>Labor Day</text:p>
          </table:table-cell>
          <table:table-cell/>
        </table:table-row>
        <table:table-row table:style-name="ro2" table:visibility="filter">
          <table:table-cell table:formula="of:=[.A37]+1" office:value-type="float" office:value="37" calcext:value-type="float">
            <text:p>03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hosen by God</text:p>
          </table:table-cell>
          <table:table-cell/>
          <table:table-cell table:formula="of:=IF([.D38]&lt;&gt;&quot;&quot;;1;&quot;&quot;)">
            <text:p/>
          </table:table-cell>
          <table:table-cell/>
          <table:table-cell office:value-type="string" calcext:value-type="string">
            <text:p>??? - Ephesians 1:4, chosen, royalty</text:p>
          </table:table-cell>
          <table:table-cell office:value-type="string" calcext:value-type="string">
            <text:p>4/21 – Chosen debuts</text:p>
          </table:table-cell>
        </table:table-row>
        <table:table-row table:style-name="ro2" table:visibility="filter">
          <table:table-cell table:formula="of:=[.A38]+1" office:value-type="float" office:value="38" calcext:value-type="float">
            <text:p>038</text:p>
          </table:table-cell>
          <table:table-cell office:value-type="string" calcext:value-type="string">
            <text:p>./[12] December</text:p>
          </table:table-cell>
          <table:table-cell office:value-type="string" calcext:value-type="string">
            <text:p>Christmas is Coming</text:p>
          </table:table-cell>
          <table:table-cell office:value-type="string" calcext:value-type="string">
            <text:p>12_Dec</text:p>
          </table:table-cell>
          <table:table-cell table:formula="of:=IF([.D39]&lt;&gt;&quot;&quot;;1;&quot;&quot;)" office:value-type="float" office:value="1" calcext:value-type="float">
            <text:p>1</text:p>
          </table:table-cell>
          <table:table-cell office:value-type="date" office:date-value="2024-12-01" calcext:value-type="date">
            <text:p>12/01/24</text:p>
          </table:table-cell>
          <table:table-cell table:style-name="ce4" office:value-type="string" calcext:value-type="string">
            <text:p>First of Dec</text:p>
          </table:table-cell>
          <table:table-cell/>
        </table:table-row>
        <table:table-row table:style-name="ro2" table:visibility="filter">
          <table:table-cell table:formula="of:=[.A39]+1" office:value-type="float" office:value="39" calcext:value-type="float">
            <text:p>039</text:p>
          </table:table-cell>
          <table:table-cell office:value-type="string" calcext:value-type="string">
            <text:p>./[12] December</text:p>
          </table:table-cell>
          <table:table-cell office:value-type="string" calcext:value-type="string">
            <text:p>Christmas Reflection</text:p>
          </table:table-cell>
          <table:table-cell office:value-type="string" calcext:value-type="string">
            <text:p>12_Dec</text:p>
          </table:table-cell>
          <table:table-cell table:formula="of:=IF([.D40]&lt;&gt;&quot;&quot;;1;&quot;&quot;)" office:value-type="float" office:value="1" calcext:value-type="float">
            <text:p>1</text:p>
          </table:table-cell>
          <table:table-cell office:value-type="date" office:date-value="2024-12-28" calcext:value-type="date">
            <text:p>12/28/24</text:p>
          </table:table-cell>
          <table:table-cell office:value-type="string" calcext:value-type="string">
            <text:p>??? - </text:p>
          </table:table-cell>
          <table:table-cell/>
        </table:table-row>
        <table:table-row table:style-name="ro2" table:visibility="filter">
          <table:table-cell table:formula="of:=[.A40]+1" office:value-type="float" office:value="40" calcext:value-type="float">
            <text:p>04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LEAN UP THE RESIDUE</text:p>
          </table:table-cell>
          <table:table-cell/>
          <table:table-cell table:formula="of:=IF([.D41]&lt;&gt;&quot;&quot;;1;&quot;&quot;)">
            <text:p/>
          </table:table-cell>
          <table:table-cell/>
          <table:table-cell office:value-type="string" calcext:value-type="string">
            <text:p>??? - Hebrews 12:15, bitter root, church hurt</text:p>
          </table:table-cell>
          <table:table-cell/>
        </table:table-row>
        <table:table-row table:style-name="ro2" table:visibility="filter">
          <table:table-cell table:formula="of:=[.A41]+1" office:value-type="float" office:value="41" calcext:value-type="float">
            <text:p>04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amaged Goods</text:p>
          </table:table-cell>
          <table:table-cell/>
          <table:table-cell table:formula="of:=IF([.D42]&lt;&gt;&quot;&quot;;1;&quot;&quot;)">
            <text:p/>
          </table:table-cell>
          <table:table-cell/>
          <table:table-cell office:value-type="string" calcext:value-type="string">
            <text:p>??? - 2 Samuel 9:7-8, mephibosheth</text:p>
          </table:table-cell>
          <table:table-cell/>
        </table:table-row>
        <table:table-row table:style-name="ro2" table:visibility="filter">
          <table:table-cell table:formula="of:=[.A42]+1" office:value-type="float" office:value="42" calcext:value-type="float">
            <text:p>04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AY ONE -PRAY FOR ME </text:p>
          </table:table-cell>
          <table:table-cell/>
          <table:table-cell table:formula="of:=IF([.D43]&lt;&gt;&quot;&quot;;1;&quot;&quot;)">
            <text:p/>
          </table:table-cell>
          <table:table-cell/>
          <table:table-cell office:value-type="string" calcext:value-type="string">
            <text:p>??? - James 5:16, Ephesians 6:18</text:p>
          </table:table-cell>
          <table:table-cell/>
        </table:table-row>
        <table:table-row table:style-name="ro2" table:visibility="filter">
          <table:table-cell table:formula="of:=[.A43]+1" office:value-type="float" office:value="43" calcext:value-type="float">
            <text:p>04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EALING WITH THAT FEELING, “I DON’T MEASURE UP</text:p>
          </table:table-cell>
          <table:table-cell/>
          <table:table-cell table:formula="of:=IF([.D44]&lt;&gt;&quot;&quot;;1;&quot;&quot;)">
            <text:p/>
          </table:table-cell>
          <table:table-cell/>
          <table:table-cell office:value-type="string" calcext:value-type="string">
            <text:p>??? - Exodus 4:10-11, inadequacy</text:p>
          </table:table-cell>
          <table:table-cell/>
        </table:table-row>
        <table:table-row table:style-name="ro2" table:visibility="filter">
          <table:table-cell table:formula="of:=[.A44]+1" office:value-type="float" office:value="44" calcext:value-type="float">
            <text:p>04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o Over</text:p>
          </table:table-cell>
          <table:table-cell/>
          <table:table-cell table:formula="of:=IF([.D45]&lt;&gt;&quot;&quot;;1;&quot;&quot;)">
            <text:p/>
          </table:table-cell>
          <table:table-cell/>
          <table:table-cell office:value-type="string" calcext:value-type="string">
            <text:p>??? - Lamentations 3:22-23, Rom 8:28</text:p>
          </table:table-cell>
          <table:table-cell/>
        </table:table-row>
        <table:table-row table:style-name="ro2" table:visibility="filter">
          <table:table-cell table:formula="of:=[.A45]+1" office:value-type="float" office:value="45" calcext:value-type="float">
            <text:p>04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O YOU BEAR THE FAMILY RESEMBLANCE</text:p>
          </table:table-cell>
          <table:table-cell/>
          <table:table-cell table:formula="of:=IF([.D46]&lt;&gt;&quot;&quot;;1;&quot;&quot;)">
            <text:p/>
          </table:table-cell>
          <table:table-cell/>
          <table:table-cell office:value-type="string" calcext:value-type="string">
            <text:p>??? - Matthew 5:43-48, fam resemblance</text:p>
          </table:table-cell>
          <table:table-cell/>
        </table:table-row>
        <table:table-row table:style-name="ro2" table:visibility="filter">
          <table:table-cell table:formula="of:=[.A46]+1" office:value-type="float" office:value="46" calcext:value-type="float">
            <text:p>04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O YOU STILL LOVE ME LIKE YOU USED TO</text:p>
          </table:table-cell>
          <table:table-cell/>
          <table:table-cell table:formula="of:=IF([.D47]&lt;&gt;&quot;&quot;;1;&quot;&quot;)">
            <text:p/>
          </table:table-cell>
          <table:table-cell/>
          <table:table-cell office:value-type="string" calcext:value-type="string">
            <text:p>??? - Recommit to Jesus</text:p>
          </table:table-cell>
          <table:table-cell/>
        </table:table-row>
        <table:table-row table:style-name="ro2" table:visibility="filter">
          <table:table-cell table:formula="of:=[.A47]+1" office:value-type="float" office:value="47" calcext:value-type="float">
            <text:p>04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O YOU WANT TO BE HEALED</text:p>
          </table:table-cell>
          <table:table-cell/>
          <table:table-cell table:formula="of:=IF([.D48]&lt;&gt;&quot;&quot;;1;&quot;&quot;)">
            <text:p/>
          </table:table-cell>
          <table:table-cell/>
          <table:table-cell office:value-type="string" calcext:value-type="string">
            <text:p>??? - John 5:1-15</text:p>
          </table:table-cell>
          <table:table-cell/>
        </table:table-row>
        <table:table-row table:style-name="ro2" table:visibility="filter">
          <table:table-cell table:formula="of:=[.A48]+1" office:value-type="float" office:value="48" calcext:value-type="float">
            <text:p>04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on’t Trouble Yourself</text:p>
          </table:table-cell>
          <table:table-cell/>
          <table:table-cell table:formula="of:=IF([.D49]&lt;&gt;&quot;&quot;;1;&quot;&quot;)">
            <text:p/>
          </table:table-cell>
          <table:table-cell/>
          <table:table-cell office:value-type="string" calcext:value-type="string">
            <text:p>??? - John 14:1</text:p>
          </table:table-cell>
          <table:table-cell/>
        </table:table-row>
        <table:table-row table:style-name="ro2" table:visibility="filter">
          <table:table-cell table:formula="of:=[.A49]+1" office:value-type="float" office:value="49" calcext:value-type="float">
            <text:p>04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on’t Worry, Your Heart</text:p>
          </table:table-cell>
          <table:table-cell/>
          <table:table-cell table:formula="of:=IF([.D50]&lt;&gt;&quot;&quot;;1;&quot;&quot;)">
            <text:p/>
          </table:table-cell>
          <table:table-cell/>
          <table:table-cell office:value-type="string" calcext:value-type="string">
            <text:p>??? - John 14:1-7</text:p>
          </table:table-cell>
          <table:table-cell/>
        </table:table-row>
        <table:table-row table:style-name="ro2" table:visibility="filter">
          <table:table-cell table:formula="of:=[.A50]+1" office:value-type="float" office:value="50" calcext:value-type="float">
            <text:p>05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ue Season</text:p>
          </table:table-cell>
          <table:table-cell/>
          <table:table-cell table:formula="of:=IF([.D51]&lt;&gt;&quot;&quot;;1;&quot;&quot;)">
            <text:p/>
          </table:table-cell>
          <table:table-cell/>
          <table:table-cell office:value-type="string" calcext:value-type="string">
            <text:p>??? - Change of seasons, Ecclesiastes 3:1, spring</text:p>
          </table:table-cell>
          <table:table-cell/>
        </table:table-row>
        <table:table-row table:style-name="ro2" table:visibility="filter">
          <table:table-cell table:formula="of:=[.A51]+1" office:value-type="float" office:value="51" calcext:value-type="float">
            <text:p>05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ump Your Baggage and Lighten Your Load!</text:p>
          </table:table-cell>
          <table:table-cell/>
          <table:table-cell table:formula="of:=IF([.D52]&lt;&gt;&quot;&quot;;1;&quot;&quot;)">
            <text:p/>
          </table:table-cell>
          <table:table-cell/>
          <table:table-cell office:value-type="string" calcext:value-type="string">
            <text:p>??? - Job 42:10, unforgiveness, baggage</text:p>
          </table:table-cell>
          <table:table-cell/>
        </table:table-row>
        <table:table-row table:style-name="ro2" table:visibility="filter">
          <table:table-cell table:formula="of:=[.A52]+1" office:value-type="float" office:value="52" calcext:value-type="float">
            <text:p>05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l-Roi The God Who Sees Us</text:p>
          </table:table-cell>
          <table:table-cell/>
          <table:table-cell table:formula="of:=IF([.D53]&lt;&gt;&quot;&quot;;1;&quot;&quot;)">
            <text:p/>
          </table:table-cell>
          <table:table-cell/>
          <table:table-cell office:value-type="string" calcext:value-type="string">
            <text:p>??? - Genesis 16:13</text:p>
          </table:table-cell>
          <table:table-cell/>
        </table:table-row>
        <table:table-row table:style-name="ro2" table:visibility="filter">
          <table:table-cell table:formula="of:=[.A53]+1" office:value-type="float" office:value="53" calcext:value-type="float">
            <text:p>05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mpowered TO BEGIN</text:p>
          </table:table-cell>
          <table:table-cell/>
          <table:table-cell table:formula="of:=IF([.D54]&lt;&gt;&quot;&quot;;1;&quot;&quot;)">
            <text:p/>
          </table:table-cell>
          <table:table-cell/>
          <table:table-cell office:value-type="string" calcext:value-type="string">
            <text:p>??? - Jan first week</text:p>
          </table:table-cell>
          <table:table-cell/>
        </table:table-row>
        <table:table-row table:style-name="ro2" table:visibility="filter">
          <table:table-cell table:formula="of:=[.A54]+1" office:value-type="float" office:value="54" calcext:value-type="float">
            <text:p>05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mulating Dorcas</text:p>
          </table:table-cell>
          <table:table-cell/>
          <table:table-cell table:formula="of:=IF([.D55]&lt;&gt;&quot;&quot;;1;&quot;&quot;)">
            <text:p/>
          </table:table-cell>
          <table:table-cell/>
          <table:table-cell office:value-type="string" calcext:value-type="string">
            <text:p>??? - Acts 9:36-37, dorcas, nightengale</text:p>
          </table:table-cell>
          <table:table-cell/>
        </table:table-row>
        <table:table-row table:style-name="ro2" table:visibility="filter">
          <table:table-cell table:formula="of:=[.A55]+1" office:value-type="float" office:value="55" calcext:value-type="float">
            <text:p>05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ncourage Yourself </text:p>
          </table:table-cell>
          <table:table-cell/>
          <table:table-cell table:formula="of:=IF([.D56]&lt;&gt;&quot;&quot;;1;&quot;&quot;)">
            <text:p/>
          </table:table-cell>
          <table:table-cell/>
          <table:table-cell office:value-type="string" calcext:value-type="string">
            <text:p>??? - Mar 28, 19, Plandemic 15 days</text:p>
          </table:table-cell>
          <table:table-cell/>
        </table:table-row>
        <table:table-row table:style-name="ro2" table:visibility="filter">
          <table:table-cell table:formula="of:=[.A56]+1" office:value-type="float" office:value="56" calcext:value-type="float">
            <text:p>05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ncourage, energize, engage</text:p>
          </table:table-cell>
          <table:table-cell/>
          <table:table-cell table:formula="of:=IF([.D57]&lt;&gt;&quot;&quot;;1;&quot;&quot;)">
            <text:p/>
          </table:table-cell>
          <table:table-cell/>
          <table:table-cell office:value-type="string" calcext:value-type="string">
            <text:p>??? - Hebrews 10:24-25</text:p>
          </table:table-cell>
          <table:table-cell/>
        </table:table-row>
        <table:table-row table:style-name="ro2" table:visibility="filter">
          <table:table-cell table:formula="of:=[.A57]+1" office:value-type="float" office:value="57" calcext:value-type="float">
            <text:p>05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NOUGH GRACE</text:p>
          </table:table-cell>
          <table:table-cell/>
          <table:table-cell table:formula="of:=IF([.D58]&lt;&gt;&quot;&quot;;1;&quot;&quot;)">
            <text:p/>
          </table:table-cell>
          <table:table-cell/>
          <table:table-cell office:value-type="string" calcext:value-type="string">
            <text:p>??? - 2 Corinthians 12:9</text:p>
          </table:table-cell>
          <table:table-cell/>
        </table:table-row>
        <table:table-row table:style-name="ro2" table:visibility="filter">
          <table:table-cell table:formula="of:=[.A58]+1" office:value-type="float" office:value="58" calcext:value-type="float">
            <text:p>05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verlasting God</text:p>
          </table:table-cell>
          <table:table-cell/>
          <table:table-cell table:formula="of:=IF([.D59]&lt;&gt;&quot;&quot;;1;&quot;&quot;)">
            <text:p/>
          </table:table-cell>
          <table:table-cell/>
          <table:table-cell office:value-type="string" calcext:value-type="string">
            <text:p>??? - Shaking, earthquake</text:p>
          </table:table-cell>
          <table:table-cell/>
        </table:table-row>
        <table:table-row table:style-name="ro2" table:visibility="filter">
          <table:table-cell table:formula="of:=[.A59]+1" office:value-type="float" office:value="59" calcext:value-type="float">
            <text:p>059</text:p>
          </table:table-cell>
          <table:table-cell office:value-type="string" calcext:value-type="string">
            <text:p>./[09] September</text:p>
          </table:table-cell>
          <table:table-cell office:value-type="string" calcext:value-type="string">
            <text:p>EVERY STEP YOU TAKE</text:p>
          </table:table-cell>
          <table:table-cell office:value-type="string" calcext:value-type="string">
            <text:p>08_Aug</text:p>
          </table:table-cell>
          <table:table-cell table:formula="of:=IF([.D60]&lt;&gt;&quot;&quot;;1;&quot;&quot;)" office:value-type="float" office:value="1" calcext:value-type="float">
            <text:p>1</text:p>
          </table:table-cell>
          <table:table-cell office:value-type="date" office:date-value="2024-08-11" calcext:value-type="date">
            <text:p>08/11/24</text:p>
          </table:table-cell>
          <table:table-cell office:value-type="string" calcext:value-type="string">
            <text:p>Jr. Pastor Anniv, Brewton</text:p>
          </table:table-cell>
          <table:table-cell/>
        </table:table-row>
        <table:table-row table:style-name="ro2" table:visibility="filter">
          <table:table-cell table:formula="of:=[.A60]+1" office:value-type="float" office:value="60" calcext:value-type="float">
            <text:p>060</text:p>
          </table:table-cell>
          <table:table-cell office:value-type="string" calcext:value-type="string">
            <text:p>./[06] June</text:p>
          </table:table-cell>
          <table:table-cell office:value-type="string" calcext:value-type="string">
            <text:p>EVERYDAY IS FATHER’S DAY</text:p>
          </table:table-cell>
          <table:table-cell office:value-type="string" calcext:value-type="string">
            <text:p>06_Jun</text:p>
          </table:table-cell>
          <table:table-cell table:formula="of:=IF([.D61]&lt;&gt;&quot;&quot;;1;&quot;&quot;)" office:value-type="float" office:value="1" calcext:value-type="float">
            <text:p>1</text:p>
          </table:table-cell>
          <table:table-cell office:value-type="date" office:date-value="2024-06-15" calcext:value-type="date">
            <text:p>06/15/24</text:p>
          </table:table-cell>
          <table:table-cell office:value-type="string" calcext:value-type="string">
            <text:p>Father’s Day</text:p>
          </table:table-cell>
          <table:table-cell/>
        </table:table-row>
        <table:table-row table:style-name="ro2" table:visibility="filter">
          <table:table-cell table:formula="of:=[.A61]+1" office:value-type="float" office:value="61" calcext:value-type="float">
            <text:p>06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AILURE IS NOT AN OPTION</text:p>
          </table:table-cell>
          <table:table-cell/>
          <table:table-cell table:formula="of:=IF([.D62]&lt;&gt;&quot;&quot;;1;&quot;&quot;)">
            <text:p/>
          </table:table-cell>
          <table:table-cell/>
          <table:table-cell office:value-type="string" calcext:value-type="string">
            <text:p>??? - Philippians 4:13</text:p>
          </table:table-cell>
          <table:table-cell/>
        </table:table-row>
        <table:table-row table:style-name="ro2" table:visibility="filter">
          <table:table-cell table:formula="of:=[.A62]+1" office:value-type="float" office:value="62" calcext:value-type="float">
            <text:p>06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aith That Moves Mountains</text:p>
          </table:table-cell>
          <table:table-cell/>
          <table:table-cell table:formula="of:=IF([.D63]&lt;&gt;&quot;&quot;;1;&quot;&quot;)">
            <text:p/>
          </table:table-cell>
          <table:table-cell/>
          <table:table-cell office:value-type="string" calcext:value-type="string">
            <text:p>??? - Matthew 17:20</text:p>
          </table:table-cell>
          <table:table-cell/>
        </table:table-row>
        <table:table-row table:style-name="ro2" table:visibility="filter">
          <table:table-cell table:formula="of:=[.A63]+1" office:value-type="float" office:value="63" calcext:value-type="float">
            <text:p>06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asting for Your Breakthrough!</text:p>
          </table:table-cell>
          <table:table-cell office:value-type="string" calcext:value-type="string">
            <text:p>03_Mar</text:p>
          </table:table-cell>
          <table:table-cell table:style-name="ce6" table:formula="of:=IF([.D64]&lt;&gt;&quot;&quot;;1;&quot;&quot;)" office:value-type="float" office:value="1" calcext:value-type="float">
            <text:p>1</text:p>
          </table:table-cell>
          <table:table-cell office:value-type="date" office:date-value="2024-03-05" calcext:value-type="date">
            <text:p>03/05/24</text:p>
          </table:table-cell>
          <table:table-cell office:value-type="string" calcext:value-type="string">
            <text:p>??? - Matthew 6:16-18, FASTING, Lent 3/5</text:p>
          </table:table-cell>
          <table:table-cell/>
        </table:table-row>
        <table:table-row table:style-name="ro2" table:visibility="filter">
          <table:table-cell table:formula="of:=[.A64]+1" office:value-type="float" office:value="64" calcext:value-type="float">
            <text:p>06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ill the Right prescription</text:p>
          </table:table-cell>
          <table:table-cell office:value-type="string" calcext:value-type="string">
            <text:p>03_Mar</text:p>
          </table:table-cell>
          <table:table-cell table:style-name="ce6" table:formula="of:=IF([.D65]&lt;&gt;&quot;&quot;;1;&quot;&quot;)" office:value-type="float" office:value="1" calcext:value-type="float">
            <text:p>1</text:p>
          </table:table-cell>
          <table:table-cell office:value-type="date" office:date-value="2024-03-30" calcext:value-type="date">
            <text:p>03/30/24</text:p>
          </table:table-cell>
          <table:table-cell office:value-type="string" calcext:value-type="string">
            <text:p>Doctor’s Day</text:p>
          </table:table-cell>
          <table:table-cell/>
        </table:table-row>
        <table:table-row table:style-name="ro2" table:visibility="filter">
          <table:table-cell table:formula="of:=[.A65]+1" office:value-type="float" office:value="65" calcext:value-type="float">
            <text:p>06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ind You Another Limb to Climb On</text:p>
          </table:table-cell>
          <table:table-cell/>
          <table:table-cell table:formula="of:=IF([.D66]&lt;&gt;&quot;&quot;;1;&quot;&quot;)">
            <text:p/>
          </table:table-cell>
          <table:table-cell/>
          <table:table-cell office:value-type="string" calcext:value-type="string">
            <text:p>??? - November after election</text:p>
          </table:table-cell>
          <table:table-cell/>
        </table:table-row>
        <table:table-row table:style-name="ro2" table:visibility="filter">
          <table:table-cell table:formula="of:=[.A66]+1" office:value-type="float" office:value="66" calcext:value-type="float">
            <text:p>066</text:p>
          </table:table-cell>
          <table:table-cell office:value-type="string" calcext:value-type="string">
            <text:p>./[02] February</text:p>
          </table:table-cell>
          <table:table-cell office:value-type="string" calcext:value-type="string">
            <text:p>Finding Strength in Our Struggles</text:p>
          </table:table-cell>
          <table:table-cell office:value-type="string" calcext:value-type="string">
            <text:p>02_February</text:p>
          </table:table-cell>
          <table:table-cell table:formula="of:=IF([.D67]&lt;&gt;&quot;&quot;;1;&quot;&quot;)" office:value-type="float" office:value="1" calcext:value-type="float">
            <text:p>1</text:p>
          </table:table-cell>
          <table:table-cell office:value-type="date" office:date-value="2024-02-15" calcext:value-type="date">
            <text:p>02/15/24</text:p>
          </table:table-cell>
          <table:table-cell office:value-type="string" calcext:value-type="string">
            <text:p>Exodus 15:2</text:p>
          </table:table-cell>
          <table:table-cell table:style-name="ce15"/>
        </table:table-row>
        <table:table-row table:style-name="ro2" table:visibility="filter">
          <table:table-cell table:formula="of:=[.A67]+1" office:value-type="float" office:value="67" calcext:value-type="float">
            <text:p>06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inishing Strong</text:p>
          </table:table-cell>
          <table:table-cell office:value-type="string" calcext:value-type="string">
            <text:p>04_Apr</text:p>
          </table:table-cell>
          <table:table-cell table:formula="of:=IF([.D68]&lt;&gt;&quot;&quot;;1;&quot;&quot;)" office:value-type="float" office:value="1" calcext:value-type="float">
            <text:p>1</text:p>
          </table:table-cell>
          <table:table-cell office:value-type="date" office:date-value="2024-04-21" calcext:value-type="date">
            <text:p>04/21/24</text:p>
          </table:table-cell>
          <table:table-cell office:value-type="string" calcext:value-type="string">
            <text:p>Boston Marathon</text:p>
          </table:table-cell>
          <table:table-cell/>
        </table:table-row>
        <table:table-row table:style-name="ro2" table:visibility="filter">
          <table:table-cell table:formula="of:=[.A68]+1" office:value-type="float" office:value="68" calcext:value-type="float">
            <text:p>06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IX IT JESUS</text:p>
          </table:table-cell>
          <table:table-cell office:value-type="string" calcext:value-type="string">
            <text:p>03_Mar</text:p>
          </table:table-cell>
          <table:table-cell table:formula="of:=IF([.D69]&lt;&gt;&quot;&quot;;1;&quot;&quot;)" office:value-type="float" office:value="1" calcext:value-type="float">
            <text:p>1</text:p>
          </table:table-cell>
          <table:table-cell office:value-type="date" office:date-value="2024-03-22" calcext:value-type="date">
            <text:p>03/22/24</text:p>
          </table:table-cell>
          <table:table-cell office:value-type="string" calcext:value-type="string">
            <text:p>Jeremiah 32:27</text:p>
          </table:table-cell>
          <table:table-cell/>
        </table:table-row>
        <table:table-row table:style-name="ro2">
          <table:table-cell table:formula="of:=[.A69]+1" office:value-type="float" office:value="69" calcext:value-type="float">
            <text:p>06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or Me and My House</text:p>
          </table:table-cell>
          <table:table-cell office:value-type="string" calcext:value-type="string">
            <text:p>08_Aug</text:p>
          </table:table-cell>
          <table:table-cell table:formula="of:=IF([.D70]&lt;&gt;&quot;&quot;;1;&quot;&quot;)" office:value-type="float" office:value="1" calcext:value-type="float">
            <text:p>1</text:p>
          </table:table-cell>
          <table:table-cell office:value-type="date" office:date-value="2024-08-01" calcext:value-type="date">
            <text:p>08/01/24</text:p>
          </table:table-cell>
          <table:table-cell office:value-type="string" calcext:value-type="string">
            <text:p>First Day of School</text:p>
          </table:table-cell>
          <table:table-cell/>
        </table:table-row>
        <table:table-row table:style-name="ro2">
          <table:table-cell table:formula="of:=[.A70]+1" office:value-type="float" office:value="70" calcext:value-type="float">
            <text:p>07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ree Your Mind</text:p>
          </table:table-cell>
          <table:table-cell office:value-type="string" calcext:value-type="string">
            <text:p>06_Jun</text:p>
          </table:table-cell>
          <table:table-cell table:formula="of:=IF([.D71]&lt;&gt;&quot;&quot;;1;&quot;&quot;)" office:value-type="float" office:value="1" calcext:value-type="float">
            <text:p>1</text:p>
          </table:table-cell>
          <table:table-cell office:value-type="date" office:date-value="2024-06-19" calcext:value-type="date">
            <text:p>06/19/24</text:p>
          </table:table-cell>
          <table:table-cell office:value-type="string" calcext:value-type="string">
            <text:p>??? - Forgive, move on</text:p>
          </table:table-cell>
          <table:table-cell/>
        </table:table-row>
        <table:table-row table:style-name="ro2">
          <table:table-cell table:formula="of:=[.A71]+1" office:value-type="float" office:value="71" calcext:value-type="float">
            <text:p>07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ROM WORRY TO WORSHIP <text:s text:c="2"/></text:p>
          </table:table-cell>
          <table:table-cell office:value-type="string" calcext:value-type="string">
            <text:p>11_Nov</text:p>
          </table:table-cell>
          <table:table-cell table:formula="of:=IF([.D72]&lt;&gt;&quot;&quot;;1;&quot;&quot;)" office:value-type="float" office:value="1" calcext:value-type="float">
            <text:p>1</text:p>
          </table:table-cell>
          <table:table-cell office:value-type="date" office:date-value="2024-11-24" calcext:value-type="date">
            <text:p>11/24/24</text:p>
          </table:table-cell>
          <table:table-cell office:value-type="string" calcext:value-type="string">
            <text:p>??? - Thanksgiving</text:p>
          </table:table-cell>
          <table:table-cell/>
        </table:table-row>
        <table:table-row table:style-name="ro2">
          <table:table-cell table:formula="of:=[.A72]+1" office:value-type="float" office:value="72" calcext:value-type="float">
            <text:p>072</text:p>
          </table:table-cell>
          <table:table-cell office:value-type="string" calcext:value-type="string">
            <text:p>.</text:p>
          </table:table-cell>
          <table:table-cell table:style-name="ce7" office:value-type="string" calcext:value-type="string">
            <text:p>Fruit Bearer</text:p>
          </table:table-cell>
          <table:table-cell office:value-type="string" calcext:value-type="string">
            <text:p>07_July</text:p>
          </table:table-cell>
          <table:table-cell table:formula="of:=IF([.D73]&lt;&gt;&quot;&quot;;1;&quot;&quot;)" office:value-type="float" office:value="1" calcext:value-type="float">
            <text:p>1</text:p>
          </table:table-cell>
          <table:table-cell office:value-type="date" office:date-value="2024-07-20" calcext:value-type="date">
            <text:p>07/20/24</text:p>
          </table:table-cell>
          <table:table-cell table:style-name="ce24" office:value-type="string" calcext:value-type="string">
            <text:p>Matt 7:20, fruit</text:p>
          </table:table-cell>
          <table:table-cell/>
        </table:table-row>
        <table:table-row table:style-name="ro2">
          <table:table-cell table:formula="of:=[.A73]+1" office:value-type="float" office:value="73" calcext:value-type="float">
            <text:p>07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t Back Up!</text:p>
          </table:table-cell>
          <table:table-cell/>
          <table:table-cell table:formula="of:=IF([.D74]&lt;&gt;&quot;&quot;;1;&quot;&quot;)">
            <text:p/>
          </table:table-cell>
          <table:table-cell/>
          <table:table-cell office:value-type="string" calcext:value-type="string">
            <text:p>??? - Proverbs 24:16</text:p>
          </table:table-cell>
          <table:table-cell/>
        </table:table-row>
        <table:table-row table:style-name="ro2">
          <table:table-cell table:formula="of:=[.A74]+1" office:value-type="float" office:value="74" calcext:value-type="float">
            <text:p>07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T DRESSED</text:p>
          </table:table-cell>
          <table:table-cell office:value-type="string" calcext:value-type="string">
            <text:p>06_Jun</text:p>
          </table:table-cell>
          <table:table-cell table:formula="of:=IF([.D75]&lt;&gt;&quot;&quot;;1;&quot;&quot;)" office:value-type="float" office:value="1" calcext:value-type="float">
            <text:p>1</text:p>
          </table:table-cell>
          <table:table-cell office:value-type="date" office:date-value="2024-06-12" calcext:value-type="date">
            <text:p>06/12/24</text:p>
          </table:table-cell>
          <table:table-cell office:value-type="string" calcext:value-type="string">
            <text:p>Eph 6:12, full armor</text:p>
          </table:table-cell>
          <table:table-cell/>
        </table:table-row>
        <table:table-row table:style-name="ro2">
          <table:table-cell table:formula="of:=[.A75]+1" office:value-type="float" office:value="75" calcext:value-type="float">
            <text:p>07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T OUT THE BOAT</text:p>
          </table:table-cell>
          <table:table-cell/>
          <table:table-cell table:formula="of:=IF([.D76]&lt;&gt;&quot;&quot;;1;&quot;&quot;)">
            <text:p/>
          </table:table-cell>
          <table:table-cell/>
          <table:table-cell office:value-type="string" calcext:value-type="string">
            <text:p>??? - Matthew 4:22-</text:p>
          </table:table-cell>
          <table:table-cell/>
        </table:table-row>
        <table:table-row table:style-name="ro2" table:visibility="filter">
          <table:table-cell table:formula="of:=[.A76]+1" office:value-type="float" office:value="76" calcext:value-type="float">
            <text:p>07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t Up! A Spiritual Knockout</text:p>
          </table:table-cell>
          <table:table-cell office:value-type="string" calcext:value-type="string">
            <text:p>10_Oct</text:p>
          </table:table-cell>
          <table:table-cell table:style-name="ce6" table:formula="of:=IF([.D77]&lt;&gt;&quot;&quot;;1;&quot;&quot;)" office:value-type="float" office:value="1" calcext:value-type="float">
            <text:p>1</text:p>
          </table:table-cell>
          <table:table-cell office:value-type="date" office:date-value="2024-10-31" calcext:value-type="date">
            <text:p>10/31/24</text:p>
          </table:table-cell>
          <table:table-cell office:value-type="string" calcext:value-type="string">
            <text:p>Halloween</text:p>
          </table:table-cell>
          <table:table-cell/>
        </table:table-row>
        <table:table-row table:style-name="ro2">
          <table:table-cell table:formula="of:=[.A77]+1" office:value-type="float" office:value="77" calcext:value-type="float">
            <text:p>07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tting Past Your Pain</text:p>
          </table:table-cell>
          <table:table-cell/>
          <table:table-cell table:formula="of:=IF([.D78]&lt;&gt;&quot;&quot;;1;&quot;&quot;)">
            <text:p/>
          </table:table-cell>
          <table:table-cell/>
          <table:table-cell office:value-type="string" calcext:value-type="string">
            <text:p>??? - 2 Samuel 9:5-8, mephib</text:p>
          </table:table-cell>
          <table:table-cell/>
        </table:table-row>
        <table:table-row table:style-name="ro2">
          <table:table-cell table:formula="of:=[.A78]+1" office:value-type="float" office:value="78" calcext:value-type="float">
            <text:p>07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od Is</text:p>
          </table:table-cell>
          <table:table-cell/>
          <table:table-cell table:formula="of:=IF([.D79]&lt;&gt;&quot;&quot;;1;&quot;&quot;)">
            <text:p/>
          </table:table-cell>
          <table:table-cell/>
          <table:table-cell office:value-type="string" calcext:value-type="string">
            <text:p>??? - Psalm 23, fear, death</text:p>
          </table:table-cell>
          <table:table-cell/>
        </table:table-row>
        <table:table-row table:style-name="ro2">
          <table:table-cell table:formula="of:=[.A79]+1" office:value-type="float" office:value="79" calcext:value-type="float">
            <text:p>07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od's Grace Is Sufficient</text:p>
          </table:table-cell>
          <table:table-cell office:value-type="string" calcext:value-type="string">
            <text:p>11_Nov</text:p>
          </table:table-cell>
          <table:table-cell table:formula="of:=IF([.D80]&lt;&gt;&quot;&quot;;1;&quot;&quot;)" office:value-type="float" office:value="1" calcext:value-type="float">
            <text:p>1</text:p>
          </table:table-cell>
          <table:table-cell office:value-type="date" office:date-value="2024-11-09" calcext:value-type="date">
            <text:p>11/09/24</text:p>
          </table:table-cell>
          <table:table-cell office:value-type="string" calcext:value-type="string">
            <text:p>Natl Grace Day</text:p>
          </table:table-cell>
          <table:table-cell/>
        </table:table-row>
        <table:table-row table:style-name="ro2">
          <table:table-cell table:formula="of:=[.A80]+1" office:value-type="float" office:value="80" calcext:value-type="float">
            <text:p>08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od's Grace Is Sufficient II</text:p>
          </table:table-cell>
          <table:table-cell office:value-type="string" calcext:value-type="string">
            <text:p>11_Nov</text:p>
          </table:table-cell>
          <table:table-cell table:formula="of:=IF([.D81]&lt;&gt;&quot;&quot;;1;&quot;&quot;)" office:value-type="float" office:value="1" calcext:value-type="float">
            <text:p>1</text:p>
          </table:table-cell>
          <table:table-cell office:value-type="date" office:date-value="2024-11-10" calcext:value-type="date">
            <text:p>11/10/24</text:p>
          </table:table-cell>
          <table:table-cell office:value-type="string" calcext:value-type="string">
            <text:p>11/10 – Day after grace day?</text:p>
          </table:table-cell>
          <table:table-cell/>
        </table:table-row>
        <table:table-row table:style-name="ro2">
          <table:table-cell table:formula="of:=[.A81]+1" office:value-type="float" office:value="81" calcext:value-type="float">
            <text:p>08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OD'S PROVIDENCE</text:p>
          </table:table-cell>
          <table:table-cell/>
          <table:table-cell table:formula="of:=IF([.D82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82]+1" office:value-type="float" office:value="82" calcext:value-type="float">
            <text:p>08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OOD FOR YOU</text:p>
          </table:table-cell>
          <table:table-cell/>
          <table:table-cell table:formula="of:=IF([.D83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83]+1" office:value-type="float" office:value="83" calcext:value-type="float">
            <text:p>08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ood God Almighty</text:p>
          </table:table-cell>
          <table:table-cell/>
          <table:table-cell table:formula="of:=IF([.D84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84]+1" office:value-type="float" office:value="84" calcext:value-type="float">
            <text:p>08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ot Milk</text:p>
          </table:table-cell>
          <table:table-cell/>
          <table:table-cell table:formula="of:=IF([.D85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85]+1" office:value-type="float" office:value="85" calcext:value-type="float">
            <text:p>08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REAT IS THY FAITHFULLNESS</text:p>
          </table:table-cell>
          <table:table-cell/>
          <table:table-cell table:formula="of:=IF([.D86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86]+1" office:value-type="float" office:value="86" calcext:value-type="float">
            <text:p>08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ROWING THROUGH YOUR PAIN</text:p>
          </table:table-cell>
          <table:table-cell/>
          <table:table-cell table:formula="of:=IF([.D87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87]+1" office:value-type="float" office:value="87" calcext:value-type="float">
            <text:p>08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andling the Truth</text:p>
          </table:table-cell>
          <table:table-cell/>
          <table:table-cell table:formula="of:=IF([.D88]&lt;&gt;&quot;&quot;;1;&quot;&quot;)">
            <text:p/>
          </table:table-cell>
          <table:table-cell table:number-columns-repeated="3"/>
        </table:table-row>
        <table:table-row table:style-name="ro2" table:visibility="filter">
          <table:table-cell table:formula="of:=[.A88]+1" office:value-type="float" office:value="88" calcext:value-type="float">
            <text:p>088</text:p>
          </table:table-cell>
          <table:table-cell office:value-type="string" calcext:value-type="string">
            <text:p>./[12] December</text:p>
          </table:table-cell>
          <table:table-cell office:value-type="string" calcext:value-type="string">
            <text:p>Happy Birthday Jesus</text:p>
          </table:table-cell>
          <table:table-cell office:value-type="string" calcext:value-type="string">
            <text:p>12_Dec</text:p>
          </table:table-cell>
          <table:table-cell table:formula="of:=IF([.D89]&lt;&gt;&quot;&quot;;1;&quot;&quot;)" office:value-type="float" office:value="1" calcext:value-type="float">
            <text:p>1</text:p>
          </table:table-cell>
          <table:table-cell office:value-type="date" office:date-value="2024-12-25" calcext:value-type="date">
            <text:p>12/25/24</text:p>
          </table:table-cell>
          <table:table-cell office:value-type="string" calcext:value-type="string">
            <text:p>Christmas Day</text:p>
          </table:table-cell>
          <table:table-cell/>
        </table:table-row>
        <table:table-row table:style-name="ro2" table:visibility="filter">
          <table:table-cell table:formula="of:=[.A89]+1" office:value-type="float" office:value="89" calcext:value-type="float">
            <text:p>089</text:p>
          </table:table-cell>
          <table:table-cell office:value-type="string" calcext:value-type="string">
            <text:p>./[02] February</text:p>
          </table:table-cell>
          <table:table-cell office:value-type="string" calcext:value-type="string">
            <text:p>Happy Birthday Nancy</text:p>
          </table:table-cell>
          <table:table-cell office:value-type="string" calcext:value-type="string">
            <text:p>02_February</text:p>
          </table:table-cell>
          <table:table-cell table:formula="of:=IF([.D90]&lt;&gt;&quot;&quot;;1;&quot;&quot;)" office:value-type="float" office:value="1" calcext:value-type="float">
            <text:p>1</text:p>
          </table:table-cell>
          <table:table-cell office:value-type="date" office:date-value="2024-02-10" calcext:value-type="date">
            <text:p>02/10/24</text:p>
          </table:table-cell>
          <table:table-cell office:value-type="string" calcext:value-type="string">
            <text:p>Nancy’s Birthday</text:p>
          </table:table-cell>
          <table:table-cell table:style-name="ce15"/>
        </table:table-row>
        <table:table-row table:style-name="ro2">
          <table:table-cell table:formula="of:=[.A90]+1" office:value-type="float" office:value="90" calcext:value-type="float">
            <text:p>090</text:p>
          </table:table-cell>
          <table:table-cell office:value-type="string" calcext:value-type="string">
            <text:p>./[06] June</text:p>
          </table:table-cell>
          <table:table-cell office:value-type="string" calcext:value-type="string">
            <text:p>Happy Father’s Day</text:p>
          </table:table-cell>
          <table:table-cell/>
          <table:table-cell table:formula="of:=IF([.D91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91]+1" office:value-type="float" office:value="91" calcext:value-type="float">
            <text:p>091</text:p>
          </table:table-cell>
          <table:table-cell office:value-type="string" calcext:value-type="string">
            <text:p>./[07] July</text:p>
          </table:table-cell>
          <table:table-cell office:value-type="string" calcext:value-type="string">
            <text:p>HAPPY INDEPENDENCE DAY</text:p>
          </table:table-cell>
          <table:table-cell/>
          <table:table-cell table:formula="of:=IF([.D92]&lt;&gt;&quot;&quot;;1;&quot;&quot;)">
            <text:p/>
          </table:table-cell>
          <table:table-cell table:number-columns-repeated="3"/>
        </table:table-row>
        <table:table-row table:style-name="ro2" table:visibility="filter">
          <table:table-cell table:formula="of:=[.A92]+1" office:value-type="float" office:value="92" calcext:value-type="float">
            <text:p>092</text:p>
          </table:table-cell>
          <table:table-cell office:value-type="string" calcext:value-type="string">
            <text:p>./[05] May</text:p>
          </table:table-cell>
          <table:table-cell office:value-type="string" calcext:value-type="string">
            <text:p>HAPPY MOTHER’S DAY</text:p>
          </table:table-cell>
          <table:table-cell office:value-type="string" calcext:value-type="string">
            <text:p>05_May</text:p>
          </table:table-cell>
          <table:table-cell table:formula="of:=IF([.D93]&lt;&gt;&quot;&quot;;1;&quot;&quot;)" office:value-type="float" office:value="1" calcext:value-type="float">
            <text:p>1</text:p>
          </table:table-cell>
          <table:table-cell office:value-type="date" office:date-value="2024-05-11" calcext:value-type="date">
            <text:p>05/11/24</text:p>
          </table:table-cell>
          <table:table-cell office:value-type="string" calcext:value-type="string">
            <text:p>Mother’s Day</text:p>
          </table:table-cell>
          <table:table-cell/>
        </table:table-row>
        <table:table-row table:style-name="ro2">
          <table:table-cell table:formula="of:=[.A93]+1" office:value-type="float" office:value="93" calcext:value-type="float">
            <text:p>093</text:p>
          </table:table-cell>
          <table:table-cell office:value-type="string" calcext:value-type="string">
            <text:p>./[03] March</text:p>
          </table:table-cell>
          <table:table-cell office:value-type="string" calcext:value-type="string">
            <text:p>Happy Saint Patrick's Day</text:p>
          </table:table-cell>
          <table:table-cell/>
          <table:table-cell table:formula="of:=IF([.D94]&lt;&gt;&quot;&quot;;1;&quot;&quot;)">
            <text:p/>
          </table:table-cell>
          <table:table-cell table:number-columns-repeated="3"/>
        </table:table-row>
        <table:table-row table:style-name="ro2" table:visibility="filter">
          <table:table-cell table:formula="of:=[.A94]+1" office:value-type="float" office:value="94" calcext:value-type="float">
            <text:p>094</text:p>
          </table:table-cell>
          <table:table-cell office:value-type="string" calcext:value-type="string">
            <text:p>./[11] November</text:p>
          </table:table-cell>
          <table:table-cell office:value-type="string" calcext:value-type="string">
            <text:p>Happy Thanksgiving from my family to yours!</text:p>
          </table:table-cell>
          <table:table-cell office:value-type="string" calcext:value-type="string">
            <text:p>11_Nov</text:p>
          </table:table-cell>
          <table:table-cell table:formula="of:=IF([.D95]&lt;&gt;&quot;&quot;;1;&quot;&quot;)" office:value-type="float" office:value="1" calcext:value-type="float">
            <text:p>1</text:p>
          </table:table-cell>
          <table:table-cell office:value-type="date" office:date-value="2024-11-27" calcext:value-type="date">
            <text:p>11/27/24</text:p>
          </table:table-cell>
          <table:table-cell office:value-type="string" calcext:value-type="string">
            <text:p>Thanksgiving</text:p>
          </table:table-cell>
          <table:table-cell/>
        </table:table-row>
        <table:table-row table:style-name="ro2" table:visibility="filter">
          <table:table-cell table:formula="of:=[.A95]+1" office:value-type="float" office:value="95" calcext:value-type="float">
            <text:p>095</text:p>
          </table:table-cell>
          <table:table-cell office:value-type="string" calcext:value-type="string">
            <text:p>./[02] February</text:p>
          </table:table-cell>
          <table:table-cell office:value-type="string" calcext:value-type="string">
            <text:p>HAPPY VALENTINE DAY</text:p>
          </table:table-cell>
          <table:table-cell office:value-type="string" calcext:value-type="string">
            <text:p>02_February</text:p>
          </table:table-cell>
          <table:table-cell table:formula="of:=IF([.D96]&lt;&gt;&quot;&quot;;1;&quot;&quot;)" office:value-type="float" office:value="1" calcext:value-type="float">
            <text:p>1</text:p>
          </table:table-cell>
          <table:table-cell office:value-type="date" office:date-value="2024-02-14" calcext:value-type="date">
            <text:p>02/14/24</text:p>
          </table:table-cell>
          <table:table-cell office:value-type="string" calcext:value-type="string">
            <text:p>Valentines Day</text:p>
          </table:table-cell>
          <table:table-cell table:style-name="ce15"/>
        </table:table-row>
        <table:table-row table:style-name="ro2">
          <table:table-cell table:formula="of:=[.A96]+1" office:value-type="float" office:value="96" calcext:value-type="float">
            <text:p>096</text:p>
          </table:table-cell>
          <table:table-cell office:value-type="string" calcext:value-type="string">
            <text:p>./[04] April</text:p>
          </table:table-cell>
          <table:table-cell office:value-type="string" calcext:value-type="string">
            <text:p>HE GOT UP</text:p>
          </table:table-cell>
          <table:table-cell/>
          <table:table-cell table:formula="of:=IF([.D97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97]+1" office:value-type="float" office:value="97" calcext:value-type="float">
            <text:p>09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 HOLDS MY HAND</text:p>
          </table:table-cell>
          <table:table-cell/>
          <table:table-cell table:formula="of:=IF([.D98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98]+1" office:value-type="float" office:value="98" calcext:value-type="float">
            <text:p>09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 Knows Our Needs</text:p>
          </table:table-cell>
          <table:table-cell/>
          <table:table-cell table:formula="of:=IF([.D99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99]+1" office:value-type="float" office:value="99" calcext:value-type="float">
            <text:p>09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 MADE A WAY</text:p>
          </table:table-cell>
          <table:table-cell/>
          <table:table-cell table:formula="of:=IF([.D100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00]+1" office:value-type="float" office:value="100" calcext:value-type="float">
            <text:p>10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 MAY NOT COME WHEN YOU WANT HIM</text:p>
          </table:table-cell>
          <table:table-cell/>
          <table:table-cell table:formula="of:=IF([.D101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01]+1" office:value-type="float" office:value="101" calcext:value-type="float">
            <text:p>10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 Really Loves Me</text:p>
          </table:table-cell>
          <table:table-cell/>
          <table:table-cell table:formula="of:=IF([.D102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02]+1" office:value-type="float" office:value="102" calcext:value-type="float">
            <text:p>10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 TOUCHED ME</text:p>
          </table:table-cell>
          <table:table-cell/>
          <table:table-cell table:formula="of:=IF([.D103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03]+1" office:value-type="float" office:value="103" calcext:value-type="float">
            <text:p>10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 WAS THERE ALL THE TIME</text:p>
          </table:table-cell>
          <table:table-cell/>
          <table:table-cell table:formula="of:=IF([.D104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04]+1" office:value-type="float" office:value="104" calcext:value-type="float">
            <text:p>10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 WILL NEVER PUT MORE ON YOU, THAT YOU CAN BEAR</text:p>
          </table:table-cell>
          <table:table-cell/>
          <table:table-cell table:formula="of:=IF([.D105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05]+1" office:value-type="float" office:value="105" calcext:value-type="float">
            <text:p>105</text:p>
          </table:table-cell>
          <table:table-cell office:value-type="string" calcext:value-type="string">
            <text:p>.</text:p>
          </table:table-cell>
          <table:table-cell table:style-name="ce10" office:value-type="string" calcext:value-type="string">
            <text:p>He's Preparing Me</text:p>
          </table:table-cell>
          <table:table-cell/>
          <table:table-cell table:formula="of:=IF([.D106]&lt;&gt;&quot;&quot;;1;&quot;&quot;)">
            <text:p/>
          </table:table-cell>
          <table:table-cell/>
          <table:table-cell table:style-name="ce10" office:value-type="string" calcext:value-type="string">
            <text:p>#TARGET</text:p>
          </table:table-cell>
          <table:table-cell/>
        </table:table-row>
        <table:table-row table:style-name="ro2">
          <table:table-cell table:formula="of:=[.A106]+1" office:value-type="float" office:value="106" calcext:value-type="float">
            <text:p>10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’ll NEVER LEAVE YOU!</text:p>
          </table:table-cell>
          <table:table-cell/>
          <table:table-cell table:formula="of:=IF([.D107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07]+1" office:value-type="float" office:value="107" calcext:value-type="float">
            <text:p>10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’S AN ON-TIME GOD</text:p>
          </table:table-cell>
          <table:table-cell/>
          <table:table-cell table:formula="of:=IF([.D108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08]+1" office:value-type="float" office:value="108" calcext:value-type="float">
            <text:p>10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’S BROUGHT ME</text:p>
          </table:table-cell>
          <table:table-cell/>
          <table:table-cell table:formula="of:=IF([.D109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09]+1" office:value-type="float" office:value="109" calcext:value-type="float">
            <text:p>10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’S IN THE VALLEY</text:p>
          </table:table-cell>
          <table:table-cell/>
          <table:table-cell table:formula="of:=IF([.D110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10]+1" office:value-type="float" office:value="110" calcext:value-type="float">
            <text:p>11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’S MY FRIEND</text:p>
          </table:table-cell>
          <table:table-cell/>
          <table:table-cell table:formula="of:=IF([.D111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11]+1" office:value-type="float" office:value="111" calcext:value-type="float">
            <text:p>1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’s Sweet I Know</text:p>
          </table:table-cell>
          <table:table-cell/>
          <table:table-cell table:formula="of:=IF([.D112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12]+1" office:value-type="float" office:value="112" calcext:value-type="float">
            <text:p>11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aling From Within</text:p>
          </table:table-cell>
          <table:table-cell/>
          <table:table-cell table:formula="of:=IF([.D113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13]+1" office:value-type="float" office:value="113" calcext:value-type="float">
            <text:p>11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lp WANTED</text:p>
          </table:table-cell>
          <table:table-cell/>
          <table:table-cell table:formula="of:=IF([.D114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14]+1" office:value-type="float" office:value="114" calcext:value-type="float">
            <text:p>11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IS PERFECT TIMING</text:p>
          </table:table-cell>
          <table:table-cell/>
          <table:table-cell table:formula="of:=IF([.D115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15]+1" office:value-type="float" office:value="115" calcext:value-type="float">
            <text:p>11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is Unmerited Favor</text:p>
          </table:table-cell>
          <table:table-cell/>
          <table:table-cell table:formula="of:=IF([.D116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16]+1" office:value-type="float" office:value="116" calcext:value-type="float">
            <text:p>116</text:p>
          </table:table-cell>
          <table:table-cell office:value-type="string" calcext:value-type="string">
            <text:p>./[06] June</text:p>
          </table:table-cell>
          <table:table-cell office:value-type="string" calcext:value-type="string">
            <text:p>HONORING OUR HERITAGE</text:p>
          </table:table-cell>
          <table:table-cell office:value-type="string" calcext:value-type="string">
            <text:p>06_Jun</text:p>
          </table:table-cell>
          <table:table-cell table:formula="of:=IF([.D117]&lt;&gt;&quot;&quot;;1;&quot;&quot;)" office:value-type="float" office:value="1" calcext:value-type="float">
            <text:p>1</text:p>
          </table:table-cell>
          <table:table-cell office:value-type="date" office:date-value="2024-06-19" calcext:value-type="date">
            <text:p>06/19/24</text:p>
          </table:table-cell>
          <table:table-cell office:value-type="string" calcext:value-type="string">
            <text:p>Juneteenth</text:p>
          </table:table-cell>
          <table:table-cell/>
        </table:table-row>
        <table:table-row table:style-name="ro2">
          <table:table-cell table:formula="of:=[.A117]+1" office:value-type="float" office:value="117" calcext:value-type="float">
            <text:p>117</text:p>
          </table:table-cell>
          <table:table-cell office:value-type="string" calcext:value-type="string">
            <text:p>./[04] April</text:p>
          </table:table-cell>
          <table:table-cell office:value-type="string" calcext:value-type="string">
            <text:p>HOSANNA! HOSANNA! </text:p>
          </table:table-cell>
          <table:table-cell/>
          <table:table-cell table:formula="of:=IF([.D118]&lt;&gt;&quot;&quot;;1;&quot;&quot;)">
            <text:p/>
          </table:table-cell>
          <table:table-cell table:number-columns-repeated="3"/>
        </table:table-row>
        <table:table-row table:style-name="ro2" table:visibility="filter">
          <table:table-cell table:formula="of:=[.A118]+1" office:value-type="float" office:value="118" calcext:value-type="float">
            <text:p>11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ow Great is Your LOVE ❤️</text:p>
          </table:table-cell>
          <table:table-cell office:value-type="string" calcext:value-type="string">
            <text:p>03_Mar</text:p>
          </table:table-cell>
          <table:table-cell table:formula="of:=IF([.D119]&lt;&gt;&quot;&quot;;1;&quot;&quot;)" office:value-type="float" office:value="1" calcext:value-type="float">
            <text:p>1</text:p>
          </table:table-cell>
          <table:table-cell office:value-type="date" office:date-value="2024-03-13" calcext:value-type="date">
            <text:p>03/13/24</text:p>
          </table:table-cell>
          <table:table-cell office:value-type="string" calcext:value-type="string">
            <text:p>1 Corinthians 13</text:p>
          </table:table-cell>
          <table:table-cell/>
        </table:table-row>
        <table:table-row table:style-name="ro2">
          <table:table-cell table:formula="of:=[.A119]+1" office:value-type="float" office:value="119" calcext:value-type="float">
            <text:p>11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ow to Deal with Bitterness</text:p>
          </table:table-cell>
          <table:table-cell/>
          <table:table-cell table:formula="of:=IF([.D120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20]+1" office:value-type="float" office:value="120" calcext:value-type="float">
            <text:p>12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OW TO HANDLE WHAT’S HANDLING YOU</text:p>
          </table:table-cell>
          <table:table-cell/>
          <table:table-cell table:formula="of:=IF([.D121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21]+1" office:value-type="float" office:value="121" calcext:value-type="float">
            <text:p>12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UMBLE YOUR PRIDE</text:p>
          </table:table-cell>
          <table:table-cell/>
          <table:table-cell table:formula="of:=IF([.D122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22]+1" office:value-type="float" office:value="122" calcext:value-type="float">
            <text:p>12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AM BUILDING FOR A LIFETIME </text:p>
          </table:table-cell>
          <table:table-cell/>
          <table:table-cell table:formula="of:=IF([.D123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23]+1" office:value-type="float" office:value="123" calcext:value-type="float">
            <text:p>12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AM SO BLESSED</text:p>
          </table:table-cell>
          <table:table-cell/>
          <table:table-cell table:formula="of:=IF([.D124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24]+1" office:value-type="float" office:value="124" calcext:value-type="float">
            <text:p>12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Am So Grateful</text:p>
          </table:table-cell>
          <table:table-cell/>
          <table:table-cell table:formula="of:=IF([.D125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25]+1" office:value-type="float" office:value="125" calcext:value-type="float">
            <text:p>12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BELIEVE I’L RUN ON!</text:p>
          </table:table-cell>
          <table:table-cell/>
          <table:table-cell table:formula="of:=IF([.D126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26]+1" office:value-type="float" office:value="126" calcext:value-type="float">
            <text:p>12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CAN DO</text:p>
          </table:table-cell>
          <table:table-cell/>
          <table:table-cell table:formula="of:=IF([.D127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27]+1" office:value-type="float" office:value="127" calcext:value-type="float">
            <text:p>12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DECIDED TO MAKE JESUS MY CHOICE</text:p>
          </table:table-cell>
          <table:table-cell/>
          <table:table-cell table:formula="of:=IF([.D128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28]+1" office:value-type="float" office:value="128" calcext:value-type="float">
            <text:p>12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Don't Live There Anymore</text:p>
          </table:table-cell>
          <table:table-cell/>
          <table:table-cell table:formula="of:=IF([.D129]&lt;&gt;&quot;&quot;;1;&quot;&quot;)">
            <text:p/>
          </table:table-cell>
          <table:table-cell table:number-columns-repeated="3"/>
        </table:table-row>
        <table:table-row table:style-name="ro2" table:visibility="filter">
          <table:table-cell table:formula="of:=[.A129]+1" office:value-type="float" office:value="129" calcext:value-type="float">
            <text:p>12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DON’T LOOK LIKE WHAT I’VE BEEN THROUGH-2.rtf</text:p>
          </table:table-cell>
          <table:table-cell office:value-type="string" calcext:value-type="string">
            <text:p>04_Apr</text:p>
          </table:table-cell>
          <table:table-cell table:formula="of:=IF([.D130]&lt;&gt;&quot;&quot;;1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??? - Joseph</text:p>
          </table:table-cell>
          <table:table-cell/>
        </table:table-row>
        <table:table-row table:style-name="ro2">
          <table:table-cell table:formula="of:=[.A130]+1" office:value-type="float" office:value="130" calcext:value-type="float">
            <text:p>13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FORGIVE YOU</text:p>
          </table:table-cell>
          <table:table-cell/>
          <table:table-cell table:formula="of:=IF([.D131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31]+1" office:value-type="float" office:value="131" calcext:value-type="float">
            <text:p>13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Got Issues</text:p>
          </table:table-cell>
          <table:table-cell/>
          <table:table-cell table:formula="of:=IF([.D132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32]+1" office:value-type="float" office:value="132" calcext:value-type="float">
            <text:p>13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GOT SOME GOOD NEWS</text:p>
          </table:table-cell>
          <table:table-cell/>
          <table:table-cell table:formula="of:=IF([.D133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33]+1" office:value-type="float" office:value="133" calcext:value-type="float">
            <text:p>13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Got to Press On</text:p>
          </table:table-cell>
          <table:table-cell/>
          <table:table-cell table:formula="of:=IF([.D134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34]+1" office:value-type="float" office:value="134" calcext:value-type="float">
            <text:p>13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GOTTA PRAY</text:p>
          </table:table-cell>
          <table:table-cell/>
          <table:table-cell table:formula="of:=IF([.D135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35]+1" office:value-type="float" office:value="135" calcext:value-type="float">
            <text:p>13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HAVE SEEN THE LORD</text:p>
          </table:table-cell>
          <table:table-cell/>
          <table:table-cell table:formula="of:=IF([.D136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36]+1" office:value-type="float" office:value="136" calcext:value-type="float">
            <text:p>13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Know I've Been Changed</text:p>
          </table:table-cell>
          <table:table-cell/>
          <table:table-cell table:formula="of:=IF([.D137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37]+1" office:value-type="float" office:value="137" calcext:value-type="float">
            <text:p>13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LOVE YOU</text:p>
          </table:table-cell>
          <table:table-cell/>
          <table:table-cell table:formula="of:=IF([.D138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38]+1" office:value-type="float" office:value="138" calcext:value-type="float">
            <text:p>13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MAY Be DOWN BUT I'M NOT OUT copy</text:p>
          </table:table-cell>
          <table:table-cell/>
          <table:table-cell table:formula="of:=IF([.D139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39]+1" office:value-type="float" office:value="139" calcext:value-type="float">
            <text:p>13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NEED THEE</text:p>
          </table:table-cell>
          <table:table-cell/>
          <table:table-cell table:formula="of:=IF([.D140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40]+1" office:value-type="float" office:value="140" calcext:value-type="float">
            <text:p>14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NEED TO PRAY</text:p>
          </table:table-cell>
          <table:table-cell/>
          <table:table-cell table:formula="of:=IF([.D141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41]+1" office:value-type="float" office:value="141" calcext:value-type="float">
            <text:p>14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NEED YOU</text:p>
          </table:table-cell>
          <table:table-cell/>
          <table:table-cell table:formula="of:=IF([.D142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42]+1" office:value-type="float" office:value="142" calcext:value-type="float">
            <text:p>14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Shall Live and Not Die</text:p>
          </table:table-cell>
          <table:table-cell/>
          <table:table-cell table:formula="of:=IF([.D143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43]+1" office:value-type="float" office:value="143" calcext:value-type="float">
            <text:p>14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WANT MORE</text:p>
          </table:table-cell>
          <table:table-cell/>
          <table:table-cell table:formula="of:=IF([.D144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44]+1" office:value-type="float" office:value="144" calcext:value-type="float">
            <text:p>14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WILL PRAISE HIM </text:p>
          </table:table-cell>
          <table:table-cell/>
          <table:table-cell table:formula="of:=IF([.D145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45]+1" office:value-type="float" office:value="145" calcext:value-type="float">
            <text:p>14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Will Praise You</text:p>
          </table:table-cell>
          <table:table-cell/>
          <table:table-cell table:formula="of:=IF([.D146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46]+1" office:value-type="float" office:value="146" calcext:value-type="float">
            <text:p>14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'm Coming Out</text:p>
          </table:table-cell>
          <table:table-cell/>
          <table:table-cell table:formula="of:=IF([.D147]&lt;&gt;&quot;&quot;;1;&quot;&quot;)">
            <text:p/>
          </table:table-cell>
          <table:table-cell table:number-columns-repeated="3"/>
        </table:table-row>
        <table:table-row table:style-name="ro2" table:visibility="filter">
          <table:table-cell table:formula="of:=[.A147]+1" office:value-type="float" office:value="147" calcext:value-type="float">
            <text:p>147</text:p>
          </table:table-cell>
          <table:table-cell office:value-type="string" calcext:value-type="string">
            <text:p>./[02] February</text:p>
          </table:table-cell>
          <table:table-cell office:value-type="string" calcext:value-type="string">
            <text:p>I'M GOING TO SING THIS SONG</text:p>
          </table:table-cell>
          <table:table-cell office:value-type="string" calcext:value-type="string">
            <text:p>02_February</text:p>
          </table:table-cell>
          <table:table-cell table:formula="of:=IF([.D148]&lt;&gt;&quot;&quot;;1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??? - Black hist</text:p>
          </table:table-cell>
          <table:table-cell table:style-name="ce15"/>
        </table:table-row>
        <table:table-row table:style-name="ro2">
          <table:table-cell table:formula="of:=[.A148]+1" office:value-type="float" office:value="148" calcext:value-type="float">
            <text:p>14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'm Still Standing</text:p>
          </table:table-cell>
          <table:table-cell/>
          <table:table-cell table:formula="of:=IF([.D149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49]+1" office:value-type="float" office:value="149" calcext:value-type="float">
            <text:p>14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’M BOUND TO PRAISE YOU</text:p>
          </table:table-cell>
          <table:table-cell/>
          <table:table-cell table:formula="of:=IF([.D150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50]+1" office:value-type="float" office:value="150" calcext:value-type="float">
            <text:p>15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’m in His Hands</text:p>
          </table:table-cell>
          <table:table-cell/>
          <table:table-cell table:formula="of:=IF([.D151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51]+1" office:value-type="float" office:value="151" calcext:value-type="float">
            <text:p>15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’M TOO CLOSE TO STOP NOW</text:p>
          </table:table-cell>
          <table:table-cell/>
          <table:table-cell table:formula="of:=IF([.D152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52]+1" office:value-type="float" office:value="152" calcext:value-type="float">
            <text:p>15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f God be for us!</text:p>
          </table:table-cell>
          <table:table-cell/>
          <table:table-cell table:formula="of:=IF([.D153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53]+1" office:value-type="float" office:value="153" calcext:value-type="float">
            <text:p>15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N MY FATHER'S HOUSE</text:p>
          </table:table-cell>
          <table:table-cell/>
          <table:table-cell table:formula="of:=IF([.D154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54]+1" office:value-type="float" office:value="154" calcext:value-type="float">
            <text:p>154</text:p>
          </table:table-cell>
          <table:table-cell office:value-type="string" calcext:value-type="string">
            <text:p>./[04] April</text:p>
          </table:table-cell>
          <table:table-cell office:value-type="string" calcext:value-type="string">
            <text:p>IN MY FATHER’S HOUSE II</text:p>
          </table:table-cell>
          <table:table-cell/>
          <table:table-cell table:formula="of:=IF([.D155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55]+1" office:value-type="float" office:value="155" calcext:value-type="float">
            <text:p>15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n the Middle of It</text:p>
          </table:table-cell>
          <table:table-cell/>
          <table:table-cell table:formula="of:=IF([.D156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56]+1" office:value-type="float" office:value="156" calcext:value-type="float">
            <text:p>15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n the Midnight Hour</text:p>
          </table:table-cell>
          <table:table-cell/>
          <table:table-cell table:formula="of:=IF([.D157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57]+1" office:value-type="float" office:value="157" calcext:value-type="float">
            <text:p>15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N THE RIGHT POSITION</text:p>
          </table:table-cell>
          <table:table-cell/>
          <table:table-cell table:formula="of:=IF([.D158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58]+1" office:value-type="float" office:value="158" calcext:value-type="float">
            <text:p>15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nsanity vs Christianity</text:p>
          </table:table-cell>
          <table:table-cell/>
          <table:table-cell table:formula="of:=IF([.D159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59]+1" office:value-type="float" office:value="159" calcext:value-type="float">
            <text:p>15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NVITE HIM IN YOUR DAY</text:p>
          </table:table-cell>
          <table:table-cell/>
          <table:table-cell table:formula="of:=IF([.D160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60]+1" office:value-type="float" office:value="160" calcext:value-type="float">
            <text:p>16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 AIN'T OVER YET</text:p>
          </table:table-cell>
          <table:table-cell/>
          <table:table-cell table:formula="of:=IF([.D161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61]+1" office:value-type="float" office:value="161" calcext:value-type="float">
            <text:p>16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 SPREADS LIKE CANCER</text:p>
          </table:table-cell>
          <table:table-cell/>
          <table:table-cell table:formula="of:=IF([.D162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62]+1" office:value-type="float" office:value="162" calcext:value-type="float">
            <text:p>16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 WONT WORK</text:p>
          </table:table-cell>
          <table:table-cell/>
          <table:table-cell table:formula="of:=IF([.D163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63]+1" office:value-type="float" office:value="163" calcext:value-type="float">
            <text:p>16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'S ALL GOOD</text:p>
          </table:table-cell>
          <table:table-cell/>
          <table:table-cell table:formula="of:=IF([.D164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64]+1" office:value-type="float" office:value="164" calcext:value-type="float">
            <text:p>16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's for My Good-My Personal Testimony</text:p>
          </table:table-cell>
          <table:table-cell/>
          <table:table-cell table:formula="of:=IF([.D165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65]+1" office:value-type="float" office:value="165" calcext:value-type="float">
            <text:p>16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'S FOR MY GOOD!</text:p>
          </table:table-cell>
          <table:table-cell/>
          <table:table-cell table:formula="of:=IF([.D166]&lt;&gt;&quot;&quot;;1;&quot;&quot;)">
            <text:p/>
          </table:table-cell>
          <table:table-cell table:number-columns-repeated="3"/>
        </table:table-row>
        <table:table-row table:style-name="ro2" table:visibility="filter">
          <table:table-cell table:formula="of:=[.A166]+1" office:value-type="float" office:value="166" calcext:value-type="float">
            <text:p>16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's His Body</text:p>
          </table:table-cell>
          <table:table-cell office:value-type="string" calcext:value-type="string">
            <text:p>05_May</text:p>
          </table:table-cell>
          <table:table-cell table:formula="of:=IF([.D167]&lt;&gt;&quot;&quot;;1;&quot;&quot;)" office:value-type="float" office:value="1" calcext:value-type="float">
            <text:p>1</text:p>
          </table:table-cell>
          <table:table-cell office:value-type="date" office:date-value="2024-05-17" calcext:value-type="date">
            <text:p>05/17/24</text:p>
          </table:table-cell>
          <table:table-cell office:value-type="string" calcext:value-type="string">
            <text:p>Armed Forces Day – Drill Sgt.</text:p>
          </table:table-cell>
          <table:table-cell/>
        </table:table-row>
        <table:table-row table:style-name="ro2">
          <table:table-cell table:formula="of:=[.A167]+1" office:value-type="float" office:value="167" calcext:value-type="float">
            <text:p>16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'S IN YOUR MIND</text:p>
          </table:table-cell>
          <table:table-cell/>
          <table:table-cell table:formula="of:=IF([.D168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68]+1" office:value-type="float" office:value="168" calcext:value-type="float">
            <text:p>16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's Not Your Fight</text:p>
          </table:table-cell>
          <table:table-cell/>
          <table:table-cell table:formula="of:=IF([.D169]&lt;&gt;&quot;&quot;;1;&quot;&quot;)">
            <text:p/>
          </table:table-cell>
          <table:table-cell table:number-columns-repeated="3"/>
        </table:table-row>
        <table:table-row table:style-name="ro2" table:visibility="filter">
          <table:table-cell table:formula="of:=[.A169]+1" office:value-type="float" office:value="169" calcext:value-type="float">
            <text:p>16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's Only A Test.odt</text:p>
          </table:table-cell>
          <table:table-cell office:value-type="string" calcext:value-type="string">
            <text:p>06_Jun</text:p>
          </table:table-cell>
          <table:table-cell table:formula="of:=IF([.D170]&lt;&gt;&quot;&quot;;1;&quot;&quot;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formula="of:=[.A170]+1" office:value-type="float" office:value="170" calcext:value-type="float">
            <text:p>17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's Time to Get Out of the Boat</text:p>
          </table:table-cell>
          <table:table-cell/>
          <table:table-cell table:formula="of:=IF([.D171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71]+1" office:value-type="float" office:value="171" calcext:value-type="float">
            <text:p>17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's Your Turn</text:p>
          </table:table-cell>
          <table:table-cell/>
          <table:table-cell table:formula="of:=IF([.D172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72]+1" office:value-type="float" office:value="172" calcext:value-type="float">
            <text:p>17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’s in the valley</text:p>
          </table:table-cell>
          <table:table-cell/>
          <table:table-cell table:formula="of:=IF([.D173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73]+1" office:value-type="float" office:value="173" calcext:value-type="float">
            <text:p>17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’s Not Over Yet</text:p>
          </table:table-cell>
          <table:table-cell/>
          <table:table-cell table:formula="of:=IF([.D174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74]+1" office:value-type="float" office:value="174" calcext:value-type="float">
            <text:p>17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S ALL GOD</text:p>
          </table:table-cell>
          <table:table-cell/>
          <table:table-cell table:formula="of:=IF([.D175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75]+1" office:value-type="float" office:value="175" calcext:value-type="float">
            <text:p>17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S IN YOU</text:p>
          </table:table-cell>
          <table:table-cell/>
          <table:table-cell table:formula="of:=IF([.D176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76]+1" office:value-type="float" office:value="176" calcext:value-type="float">
            <text:p>17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S IN YOUR PRAISE</text:p>
          </table:table-cell>
          <table:table-cell/>
          <table:table-cell table:formula="of:=IF([.D177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77]+1" office:value-type="float" office:value="177" calcext:value-type="float">
            <text:p>17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S MY FAULT</text:p>
          </table:table-cell>
          <table:table-cell/>
          <table:table-cell table:formula="of:=IF([.D178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78]+1" office:value-type="float" office:value="178" calcext:value-type="float">
            <text:p>178</text:p>
          </table:table-cell>
          <table:table-cell office:value-type="string" calcext:value-type="string">
            <text:p>./[04] April</text:p>
          </table:table-cell>
          <table:table-cell office:value-type="string" calcext:value-type="string">
            <text:p>ITS SATURDAY, BUT SUNDAY IS COMING</text:p>
          </table:table-cell>
          <table:table-cell/>
          <table:table-cell table:formula="of:=IF([.D179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79]+1" office:value-type="float" office:value="179" calcext:value-type="float">
            <text:p>17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S WHO DO GOD SAY THAT I AM!</text:p>
          </table:table-cell>
          <table:table-cell/>
          <table:table-cell table:formula="of:=IF([.D180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80]+1" office:value-type="float" office:value="180" calcext:value-type="float">
            <text:p>18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S WORTH SAVING</text:p>
          </table:table-cell>
          <table:table-cell/>
          <table:table-cell table:formula="of:=IF([.D181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81]+1" office:value-type="float" office:value="181" calcext:value-type="float">
            <text:p>18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Jesus Is the Best Thing That Ever Happened to Me</text:p>
          </table:table-cell>
          <table:table-cell/>
          <table:table-cell table:formula="of:=IF([.D182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82]+1" office:value-type="float" office:value="182" calcext:value-type="float">
            <text:p>18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Jesus Saves</text:p>
          </table:table-cell>
          <table:table-cell/>
          <table:table-cell table:formula="of:=IF([.D183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83]+1" office:value-type="float" office:value="183" calcext:value-type="float">
            <text:p>18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Joy Unspeakable</text:p>
          </table:table-cell>
          <table:table-cell/>
          <table:table-cell table:formula="of:=IF([.D184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84]+1" office:value-type="float" office:value="184" calcext:value-type="float">
            <text:p>18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JUST A LITTLE BIT </text:p>
          </table:table-cell>
          <table:table-cell/>
          <table:table-cell table:formula="of:=IF([.D185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85]+1" office:value-type="float" office:value="185" calcext:value-type="float">
            <text:p>18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JUST A TOUCH</text:p>
          </table:table-cell>
          <table:table-cell/>
          <table:table-cell table:formula="of:=IF([.D186]&lt;&gt;&quot;&quot;;1;&quot;&quot;)">
            <text:p/>
          </table:table-cell>
          <table:table-cell table:number-columns-repeated="3"/>
        </table:table-row>
        <table:table-row table:style-name="ro2" table:visibility="filter">
          <table:table-cell table:formula="of:=[.A186]+1" office:value-type="float" office:value="186" calcext:value-type="float">
            <text:p>186</text:p>
          </table:table-cell>
          <table:table-cell office:value-type="string" calcext:value-type="string">
            <text:p>./[11] November</text:p>
          </table:table-cell>
          <table:table-cell office:value-type="string" calcext:value-type="string">
            <text:p>JUST BE THANKFUL </text:p>
          </table:table-cell>
          <table:table-cell office:value-type="string" calcext:value-type="string">
            <text:p>11_Nov</text:p>
          </table:table-cell>
          <table:table-cell table:formula="of:=IF([.D187]&lt;&gt;&quot;&quot;;1;&quot;&quot;)" office:value-type="float" office:value="1" calcext:value-type="float">
            <text:p>1</text:p>
          </table:table-cell>
          <table:table-cell office:value-type="date" office:date-value="2024-11-26" calcext:value-type="date">
            <text:p>11/26/24</text:p>
          </table:table-cell>
          <table:table-cell office:value-type="string" calcext:value-type="string">
            <text:p>Day before Thanksgiving</text:p>
          </table:table-cell>
          <table:table-cell/>
        </table:table-row>
        <table:table-row table:style-name="ro2">
          <table:table-cell table:formula="of:=[.A187]+1" office:value-type="float" office:value="187" calcext:value-type="float">
            <text:p>18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Just Can't Quit </text:p>
          </table:table-cell>
          <table:table-cell/>
          <table:table-cell table:formula="of:=IF([.D188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88]+1" office:value-type="float" office:value="188" calcext:value-type="float">
            <text:p>18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JUST GIVE ME JESUS</text:p>
          </table:table-cell>
          <table:table-cell/>
          <table:table-cell table:formula="of:=IF([.D189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89]+1" office:value-type="float" office:value="189" calcext:value-type="float">
            <text:p>18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Just Hold On</text:p>
          </table:table-cell>
          <table:table-cell/>
          <table:table-cell table:formula="of:=IF([.D190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90]+1" office:value-type="float" office:value="190" calcext:value-type="float">
            <text:p>19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Keep Pressing On</text:p>
          </table:table-cell>
          <table:table-cell/>
          <table:table-cell table:formula="of:=IF([.D191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91]+1" office:value-type="float" office:value="191" calcext:value-type="float">
            <text:p>19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KNOW YOUR WORTH</text:p>
          </table:table-cell>
          <table:table-cell/>
          <table:table-cell table:formula="of:=IF([.D192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92]+1" office:value-type="float" office:value="192" calcext:value-type="float">
            <text:p>19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AYING A SOLID FOUNDATION</text:p>
          </table:table-cell>
          <table:table-cell/>
          <table:table-cell table:formula="of:=IF([.D193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93]+1" office:value-type="float" office:value="193" calcext:value-type="float">
            <text:p>19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ET GOD DELIVER YOU FROM YOUR PAST</text:p>
          </table:table-cell>
          <table:table-cell/>
          <table:table-cell table:formula="of:=IF([.D194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94]+1" office:value-type="float" office:value="194" calcext:value-type="float">
            <text:p>19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ET IT GO</text:p>
          </table:table-cell>
          <table:table-cell/>
          <table:table-cell table:formula="of:=IF([.D195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95]+1" office:value-type="float" office:value="195" calcext:value-type="float">
            <text:p>19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ET IT SHINE</text:p>
          </table:table-cell>
          <table:table-cell/>
          <table:table-cell table:formula="of:=IF([.D196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96]+1" office:value-type="float" office:value="196" calcext:value-type="float">
            <text:p>19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et the Church Say Amen</text:p>
          </table:table-cell>
          <table:table-cell/>
          <table:table-cell table:formula="of:=IF([.D197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97]+1" office:value-type="float" office:value="197" calcext:value-type="float">
            <text:p>19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ET THE CHURCH STAND UP</text:p>
          </table:table-cell>
          <table:table-cell/>
          <table:table-cell table:formula="of:=IF([.D198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98]+1" office:value-type="float" office:value="198" calcext:value-type="float">
            <text:p>19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ET US GO INTO THE HOUSE OF THE LORD</text:p>
          </table:table-cell>
          <table:table-cell/>
          <table:table-cell table:formula="of:=IF([.D199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199]+1" office:value-type="float" office:value="199" calcext:value-type="float">
            <text:p>19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ET YOUR LIGHT SHINE</text:p>
          </table:table-cell>
          <table:table-cell/>
          <table:table-cell table:formula="of:=IF([.D200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00]+1" office:value-type="float" office:value="200" calcext:value-type="float">
            <text:p>20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et’s Get Together</text:p>
          </table:table-cell>
          <table:table-cell/>
          <table:table-cell table:formula="of:=IF([.D201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01]+1" office:value-type="float" office:value="201" calcext:value-type="float">
            <text:p>20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et’s Go On</text:p>
          </table:table-cell>
          <table:table-cell/>
          <table:table-cell table:formula="of:=IF([.D202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02]+1" office:value-type="float" office:value="202" calcext:value-type="float">
            <text:p>20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ET’S GO TO SUNDAY SCHOOL</text:p>
          </table:table-cell>
          <table:table-cell/>
          <table:table-cell table:formula="of:=IF([.D203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03]+1" office:value-type="float" office:value="203" calcext:value-type="float">
            <text:p>20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ETS GO BACK TO CHURCH</text:p>
          </table:table-cell>
          <table:table-cell/>
          <table:table-cell table:formula="of:=IF([.D204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04]+1" office:value-type="float" office:value="204" calcext:value-type="float">
            <text:p>20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IFTING EACH OTHER UP</text:p>
          </table:table-cell>
          <table:table-cell/>
          <table:table-cell table:formula="of:=IF([.D205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05]+1" office:value-type="float" office:value="205" calcext:value-type="float">
            <text:p>20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IVING ON PURPOSE</text:p>
          </table:table-cell>
          <table:table-cell/>
          <table:table-cell table:formula="of:=IF([.D206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06]+1" office:value-type="float" office:value="206" calcext:value-type="float">
            <text:p>20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OK UP</text:p>
          </table:table-cell>
          <table:table-cell/>
          <table:table-cell table:formula="of:=IF([.D207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07]+1" office:value-type="float" office:value="207" calcext:value-type="float">
            <text:p>20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OKING IN THE MIRROR</text:p>
          </table:table-cell>
          <table:table-cell/>
          <table:table-cell table:formula="of:=IF([.D208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08]+1" office:value-type="float" office:value="208" calcext:value-type="float">
            <text:p>20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oking in the Right Direction</text:p>
          </table:table-cell>
          <table:table-cell/>
          <table:table-cell table:formula="of:=IF([.D209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09]+1" office:value-type="float" office:value="209" calcext:value-type="float">
            <text:p>20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oking Up When Life Has Got You Down</text:p>
          </table:table-cell>
          <table:table-cell/>
          <table:table-cell table:formula="of:=IF([.D210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10]+1" office:value-type="float" office:value="210" calcext:value-type="float">
            <text:p>21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OKING UP WHEN LIFE HAVE YOU DOWN</text:p>
          </table:table-cell>
          <table:table-cell/>
          <table:table-cell table:formula="of:=IF([.D211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11]+1" office:value-type="float" office:value="211" calcext:value-type="float">
            <text:p>2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RD, I need you to breathe on me</text:p>
          </table:table-cell>
          <table:table-cell/>
          <table:table-cell table:formula="of:=IF([.D212]&lt;&gt;&quot;&quot;;1;&quot;&quot;)">
            <text:p/>
          </table:table-cell>
          <table:table-cell table:number-columns-repeated="3"/>
        </table:table-row>
        <table:table-row table:style-name="ro2" table:visibility="filter">
          <table:table-cell table:formula="of:=[.A212]+1" office:value-type="float" office:value="212" calcext:value-type="float">
            <text:p>21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VE IS ALL WE NEED</text:p>
          </table:table-cell>
          <table:table-cell office:value-type="string" calcext:value-type="string">
            <text:p>12_Dec</text:p>
          </table:table-cell>
          <table:table-cell table:formula="of:=IF([.D213]&lt;&gt;&quot;&quot;;1;&quot;&quot;)" office:value-type="float" office:value="1" calcext:value-type="float">
            <text:p>1</text:p>
          </table:table-cell>
          <table:table-cell office:value-type="date" office:date-value="2024-12-08" calcext:value-type="date">
            <text:p>12/08/24</text:p>
          </table:table-cell>
          <table:table-cell office:value-type="string" calcext:value-type="string">
            <text:p>John Lennon Killed</text:p>
          </table:table-cell>
          <table:table-cell/>
        </table:table-row>
        <table:table-row table:style-name="ro2">
          <table:table-cell table:formula="of:=[.A213]+1" office:value-type="float" office:value="213" calcext:value-type="float">
            <text:p>21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ve Lifted Me</text:p>
          </table:table-cell>
          <table:table-cell/>
          <table:table-cell table:formula="of:=IF([.D214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14]+1" office:value-type="float" office:value="214" calcext:value-type="float">
            <text:p>21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king The Best Of A Bad Situation</text:p>
          </table:table-cell>
          <table:table-cell/>
          <table:table-cell table:formula="of:=IF([.D215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15]+1" office:value-type="float" office:value="215" calcext:value-type="float">
            <text:p>21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N UP</text:p>
          </table:table-cell>
          <table:table-cell/>
          <table:table-cell table:formula="of:=IF([.D216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16]+1" office:value-type="float" office:value="216" calcext:value-type="float">
            <text:p>216</text:p>
          </table:table-cell>
          <table:table-cell office:value-type="string" calcext:value-type="string">
            <text:p>./[04] April</text:p>
          </table:table-cell>
          <table:table-cell office:value-type="string" calcext:value-type="string">
            <text:p>Maundy Thursday</text:p>
          </table:table-cell>
          <table:table-cell/>
          <table:table-cell table:formula="of:=IF([.D217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17]+1" office:value-type="float" office:value="217" calcext:value-type="float">
            <text:p>21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ind Your WORDS</text:p>
          </table:table-cell>
          <table:table-cell/>
          <table:table-cell table:formula="of:=IF([.D218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18]+1" office:value-type="float" office:value="218" calcext:value-type="float">
            <text:p>21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orning Is Coming</text:p>
          </table:table-cell>
          <table:table-cell/>
          <table:table-cell table:formula="of:=IF([.D219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19]+1" office:value-type="float" office:value="219" calcext:value-type="float">
            <text:p>21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orning with Nancy</text:p>
          </table:table-cell>
          <table:table-cell/>
          <table:table-cell table:formula="of:=IF([.D220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20]+1" office:value-type="float" office:value="220" calcext:value-type="float">
            <text:p>22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oving from Prayer to Praise</text:p>
          </table:table-cell>
          <table:table-cell/>
          <table:table-cell table:formula="of:=IF([.D221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21]+1" office:value-type="float" office:value="221" calcext:value-type="float">
            <text:p>22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y Jehovah Jireh</text:p>
          </table:table-cell>
          <table:table-cell/>
          <table:table-cell table:formula="of:=IF([.D222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22]+1" office:value-type="float" office:value="222" calcext:value-type="float">
            <text:p>22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Y Jehovah Nissi</text:p>
          </table:table-cell>
          <table:table-cell/>
          <table:table-cell table:formula="of:=IF([.D223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23]+1" office:value-type="float" office:value="223" calcext:value-type="float">
            <text:p>22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y Journey Keeper</text:p>
          </table:table-cell>
          <table:table-cell/>
          <table:table-cell table:formula="of:=IF([.D224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24]+1" office:value-type="float" office:value="224" calcext:value-type="float">
            <text:p>22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Y SECRET PLACE </text:p>
          </table:table-cell>
          <table:table-cell/>
          <table:table-cell table:formula="of:=IF([.D225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25]+1" office:value-type="float" office:value="225" calcext:value-type="float">
            <text:p>22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y SUNSHINE on a Cloudy Day</text:p>
          </table:table-cell>
          <table:table-cell/>
          <table:table-cell table:formula="of:=IF([.D226]&lt;&gt;&quot;&quot;;1;&quot;&quot;)">
            <text:p/>
          </table:table-cell>
          <table:table-cell table:number-columns-repeated="3"/>
        </table:table-row>
        <table:table-row table:style-name="ro2" table:visibility="filter">
          <table:table-cell table:formula="of:=[.A226]+1" office:value-type="float" office:value="226" calcext:value-type="float">
            <text:p>22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y Time Is Coming</text:p>
          </table:table-cell>
          <table:table-cell office:value-type="string" calcext:value-type="string">
            <text:p>12_Dec</text:p>
          </table:table-cell>
          <table:table-cell table:formula="of:=IF([.D227]&lt;&gt;&quot;&quot;;1;&quot;&quot;)" office:value-type="float" office:value="1" calcext:value-type="float">
            <text:p>1</text:p>
          </table:table-cell>
          <table:table-cell office:value-type="date" office:date-value="2024-12-31" calcext:value-type="date">
            <text:p>12/31/24</text:p>
          </table:table-cell>
          <table:table-cell office:value-type="string" calcext:value-type="string">
            <text:p>New Year’s Eve</text:p>
          </table:table-cell>
          <table:table-cell/>
        </table:table-row>
        <table:table-row table:style-name="ro2">
          <table:table-cell table:formula="of:=[.A227]+1" office:value-type="float" office:value="227" calcext:value-type="float">
            <text:p>22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EVER GIVE UP ON DOING GOOD</text:p>
          </table:table-cell>
          <table:table-cell/>
          <table:table-cell table:formula="of:=IF([.D228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28]+1" office:value-type="float" office:value="228" calcext:value-type="float">
            <text:p>22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EVER GIVE UP ON YOUR DREAM</text:p>
          </table:table-cell>
          <table:table-cell/>
          <table:table-cell table:formula="of:=IF([.D229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29]+1" office:value-type="float" office:value="229" calcext:value-type="float">
            <text:p>22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EVER SURRENDER, NEVER RETREAT</text:p>
          </table:table-cell>
          <table:table-cell/>
          <table:table-cell table:formula="of:=IF([.D230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30]+1" office:value-type="float" office:value="230" calcext:value-type="float">
            <text:p>23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o Jesus No Peace Know Jesus Know Peace</text:p>
          </table:table-cell>
          <table:table-cell/>
          <table:table-cell table:formula="of:=IF([.D231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31]+1" office:value-type="float" office:value="231" calcext:value-type="float">
            <text:p>23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O WEAPON FORMED AGAINST US WILL WORK AGAINST US</text:p>
          </table:table-cell>
          <table:table-cell/>
          <table:table-cell table:formula="of:=IF([.D232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32]+1" office:value-type="float" office:value="232" calcext:value-type="float">
            <text:p>23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OBODY GREATER THAN YOU</text:p>
          </table:table-cell>
          <table:table-cell/>
          <table:table-cell table:formula="of:=IF([.D233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33]+1" office:value-type="float" office:value="233" calcext:value-type="float">
            <text:p>23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ooo Body</text:p>
          </table:table-cell>
          <table:table-cell/>
          <table:table-cell table:formula="of:=IF([.D234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34]+1" office:value-type="float" office:value="234" calcext:value-type="float">
            <text:p>23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O Taste and See</text:p>
          </table:table-cell>
          <table:table-cell/>
          <table:table-cell table:formula="of:=IF([.D235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35]+1" office:value-type="float" office:value="235" calcext:value-type="float">
            <text:p>23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ONLY THE STRONG SURVIVE</text:p>
          </table:table-cell>
          <table:table-cell/>
          <table:table-cell table:formula="of:=IF([.D236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36]+1" office:value-type="float" office:value="236" calcext:value-type="float">
            <text:p>23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ost Dated Praise-Trusting in God's Promises</text:p>
          </table:table-cell>
          <table:table-cell/>
          <table:table-cell table:formula="of:=IF([.D237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37]+1" office:value-type="float" office:value="237" calcext:value-type="float">
            <text:p>23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raise Him</text:p>
          </table:table-cell>
          <table:table-cell/>
          <table:table-cell table:formula="of:=IF([.D238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38]+1" office:value-type="float" office:value="238" calcext:value-type="float">
            <text:p>23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raise Is What I Do</text:p>
          </table:table-cell>
          <table:table-cell/>
          <table:table-cell table:formula="of:=IF([.D239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39]+1" office:value-type="float" office:value="239" calcext:value-type="float">
            <text:p>23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raise Worthy God</text:p>
          </table:table-cell>
          <table:table-cell/>
          <table:table-cell table:formula="of:=IF([.D240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40]+1" office:value-type="float" office:value="240" calcext:value-type="float">
            <text:p>24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RAYER CHANGES THINGS</text:p>
          </table:table-cell>
          <table:table-cell/>
          <table:table-cell table:formula="of:=IF([.D241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41]+1" office:value-type="float" office:value="241" calcext:value-type="float">
            <text:p>24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RAYER TIME</text:p>
          </table:table-cell>
          <table:table-cell/>
          <table:table-cell table:formula="of:=IF([.D242]&lt;&gt;&quot;&quot;;1;&quot;&quot;)">
            <text:p/>
          </table:table-cell>
          <table:table-cell table:number-columns-repeated="3"/>
        </table:table-row>
        <table:table-row table:style-name="ro2" table:visibility="filter">
          <table:table-cell table:formula="of:=[.A242]+1" office:value-type="float" office:value="242" calcext:value-type="float">
            <text:p>242</text:p>
          </table:table-cell>
          <table:table-cell office:value-type="string" calcext:value-type="string">
            <text:p>./[05] May</text:p>
          </table:table-cell>
          <table:table-cell office:value-type="string" calcext:value-type="string">
            <text:p>Prepared for YOUR Journey</text:p>
          </table:table-cell>
          <table:table-cell office:value-type="string" calcext:value-type="string">
            <text:p>05_May</text:p>
          </table:table-cell>
          <table:table-cell table:formula="of:=IF([.D243]&lt;&gt;&quot;&quot;;1;&quot;&quot;)" office:value-type="float" office:value="1" calcext:value-type="float">
            <text:p>1</text:p>
          </table:table-cell>
          <table:table-cell office:value-type="date" office:date-value="2024-05-08" calcext:value-type="date">
            <text:p>05/08/24</text:p>
          </table:table-cell>
          <table:table-cell office:value-type="string" calcext:value-type="string">
            <text:p>Graduation Day</text:p>
          </table:table-cell>
          <table:table-cell/>
        </table:table-row>
        <table:table-row table:style-name="ro2">
          <table:table-cell table:formula="of:=[.A243]+1" office:value-type="float" office:value="243" calcext:value-type="float">
            <text:p>24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ROMISE KEEPER</text:p>
          </table:table-cell>
          <table:table-cell/>
          <table:table-cell table:formula="of:=IF([.D244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44]+1" office:value-type="float" office:value="244" calcext:value-type="float">
            <text:p>24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ROPER PREPARATION TO START THE DAY</text:p>
          </table:table-cell>
          <table:table-cell/>
          <table:table-cell table:formula="of:=IF([.D245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45]+1" office:value-type="float" office:value="245" calcext:value-type="float">
            <text:p>24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ut A Praise With Our Prayer</text:p>
          </table:table-cell>
          <table:table-cell/>
          <table:table-cell table:formula="of:=IF([.D246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46]+1" office:value-type="float" office:value="246" calcext:value-type="float">
            <text:p>24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eclaim Your Purpose</text:p>
          </table:table-cell>
          <table:table-cell/>
          <table:table-cell table:formula="of:=IF([.D247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47]+1" office:value-type="float" office:value="247" calcext:value-type="float">
            <text:p>24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efocusing for 2024</text:p>
          </table:table-cell>
          <table:table-cell/>
          <table:table-cell table:formula="of:=IF([.D248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48]+1" office:value-type="float" office:value="248" calcext:value-type="float">
            <text:p>24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ELEASE Your PAST</text:p>
          </table:table-cell>
          <table:table-cell/>
          <table:table-cell table:formula="of:=IF([.D249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49]+1" office:value-type="float" office:value="249" calcext:value-type="float">
            <text:p>24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ESTORATION OF BROKEN FOUNDATIONS</text:p>
          </table:table-cell>
          <table:table-cell/>
          <table:table-cell table:formula="of:=IF([.D250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50]+1" office:value-type="float" office:value="250" calcext:value-type="float">
            <text:p>25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ESTS ON GOD'S PROMISE</text:p>
          </table:table-cell>
          <table:table-cell/>
          <table:table-cell table:formula="of:=IF([.D251]&lt;&gt;&quot;&quot;;1;&quot;&quot;)">
            <text:p/>
          </table:table-cell>
          <table:table-cell table:number-columns-repeated="3"/>
        </table:table-row>
        <table:table-row table:style-name="ro2" table:visibility="filter">
          <table:table-cell table:formula="of:=[.A251]+1" office:value-type="float" office:value="251" calcext:value-type="float">
            <text:p>251</text:p>
          </table:table-cell>
          <table:table-cell office:value-type="string" calcext:value-type="string">
            <text:p>./[02] February</text:p>
          </table:table-cell>
          <table:table-cell office:value-type="string" calcext:value-type="string">
            <text:p>Rise and Shine</text:p>
          </table:table-cell>
          <table:table-cell office:value-type="string" calcext:value-type="string">
            <text:p>02_February</text:p>
          </table:table-cell>
          <table:table-cell table:formula="of:=IF([.D252]&lt;&gt;&quot;&quot;;1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??? - Black hist</text:p>
          </table:table-cell>
          <table:table-cell table:style-name="ce15"/>
        </table:table-row>
        <table:table-row table:style-name="ro2">
          <table:table-cell table:formula="of:=[.A252]+1" office:value-type="float" office:value="252" calcext:value-type="float">
            <text:p>25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ooted And Built Up For Maximum Impact </text:p>
          </table:table-cell>
          <table:table-cell/>
          <table:table-cell table:formula="of:=IF([.D253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53]+1" office:value-type="float" office:value="253" calcext:value-type="float">
            <text:p>25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ubbing People the Right Way</text:p>
          </table:table-cell>
          <table:table-cell/>
          <table:table-cell table:formula="of:=IF([.D254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54]+1" office:value-type="float" office:value="254" calcext:value-type="float">
            <text:p>25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ECURE YOUR INSECURITIES</text:p>
          </table:table-cell>
          <table:table-cell/>
          <table:table-cell table:formula="of:=IF([.D255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55]+1" office:value-type="float" office:value="255" calcext:value-type="float">
            <text:p>25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how Me Your Glory</text:p>
          </table:table-cell>
          <table:table-cell/>
          <table:table-cell table:formula="of:=IF([.D256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56]+1" office:value-type="float" office:value="256" calcext:value-type="float">
            <text:p>25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ince I laid my burden down</text:p>
          </table:table-cell>
          <table:table-cell/>
          <table:table-cell table:formula="of:=IF([.D257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57]+1" office:value-type="float" office:value="257" calcext:value-type="float">
            <text:p>25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ING A NEW SONG</text:p>
          </table:table-cell>
          <table:table-cell/>
          <table:table-cell table:formula="of:=IF([.D258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58]+1" office:value-type="float" office:value="258" calcext:value-type="float">
            <text:p>25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omething About That Name</text:p>
          </table:table-cell>
          <table:table-cell/>
          <table:table-cell table:formula="of:=IF([.D259]&lt;&gt;&quot;&quot;;1;&quot;&quot;)">
            <text:p/>
          </table:table-cell>
          <table:table-cell table:number-columns-repeated="3"/>
        </table:table-row>
        <table:table-row table:style-name="ro2" table:visibility="filter">
          <table:table-cell table:formula="of:=[.A259]+1" office:value-type="float" office:value="259" calcext:value-type="float">
            <text:p>25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OW, GROW, PROSPER</text:p>
          </table:table-cell>
          <table:table-cell office:value-type="string" calcext:value-type="string">
            <text:p>08_Aug</text:p>
          </table:table-cell>
          <table:table-cell table:formula="of:=IF([.D260]&lt;&gt;&quot;&quot;;1;&quot;&quot;)" office:value-type="float" office:value="1" calcext:value-type="float">
            <text:p>1</text:p>
          </table:table-cell>
          <table:table-cell office:value-type="date" office:date-value="2024-08-22" calcext:value-type="date">
            <text:p>08/22/24</text:p>
          </table:table-cell>
          <table:table-cell office:value-type="string" calcext:value-type="string">
            <text:p>Genesis 8:22</text:p>
          </table:table-cell>
          <table:table-cell/>
        </table:table-row>
        <table:table-row table:style-name="ro2">
          <table:table-cell table:formula="of:=[.A260]+1" office:value-type="float" office:value="260" calcext:value-type="float">
            <text:p>26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owing Seeds of Success in Seasons of Struggle</text:p>
          </table:table-cell>
          <table:table-cell/>
          <table:table-cell table:formula="of:=IF([.D261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61]+1" office:value-type="float" office:value="261" calcext:value-type="float">
            <text:p>26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PEAK THE TRUTH</text:p>
          </table:table-cell>
          <table:table-cell/>
          <table:table-cell table:formula="of:=IF([.D262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62]+1" office:value-type="float" office:value="262" calcext:value-type="float">
            <text:p>26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PEAK TO THE ROCK</text:p>
          </table:table-cell>
          <table:table-cell/>
          <table:table-cell table:formula="of:=IF([.D263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63]+1" office:value-type="float" office:value="263" calcext:value-type="float">
            <text:p>26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piritual Exercise - Waiting on the Lord</text:p>
          </table:table-cell>
          <table:table-cell/>
          <table:table-cell table:formula="of:=IF([.D264]&lt;&gt;&quot;&quot;;1;&quot;&quot;)">
            <text:p/>
          </table:table-cell>
          <table:table-cell table:number-columns-repeated="3"/>
        </table:table-row>
        <table:table-row table:style-name="ro2" table:visibility="filter">
          <table:table-cell table:formula="of:=[.A264]+1" office:value-type="float" office:value="264" calcext:value-type="float">
            <text:p>26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tanding Strong</text:p>
          </table:table-cell>
          <table:table-cell office:value-type="string" calcext:value-type="string">
            <text:p>08_Aug</text:p>
          </table:table-cell>
          <table:table-cell table:formula="of:=IF([.D265]&lt;&gt;&quot;&quot;;1;&quot;&quot;)" office:value-type="float" office:value="1" calcext:value-type="float">
            <text:p>1</text:p>
          </table:table-cell>
          <table:table-cell office:value-type="date" office:date-value="2024-08-31" calcext:value-type="date">
            <text:p>08/31/24</text:p>
          </table:table-cell>
          <table:table-cell office:value-type="string" calcext:value-type="string">
            <text:p>Romans 8:31 (??? Flag day?)</text:p>
          </table:table-cell>
          <table:table-cell/>
        </table:table-row>
        <table:table-row table:style-name="ro2">
          <table:table-cell table:formula="of:=[.A265]+1" office:value-type="float" office:value="265" calcext:value-type="float">
            <text:p>26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tart it with a Praise</text:p>
          </table:table-cell>
          <table:table-cell/>
          <table:table-cell table:formula="of:=IF([.D266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66]+1" office:value-type="float" office:value="266" calcext:value-type="float">
            <text:p>26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TAY CONNECTED TO THE SOURCE <text:s/></text:p>
          </table:table-cell>
          <table:table-cell/>
          <table:table-cell table:formula="of:=IF([.D267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67]+1" office:value-type="float" office:value="267" calcext:value-type="float">
            <text:p>26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taying in Good Character</text:p>
          </table:table-cell>
          <table:table-cell/>
          <table:table-cell table:formula="of:=IF([.D268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68]+1" office:value-type="float" office:value="268" calcext:value-type="float">
            <text:p>26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top and Smell the Roses</text:p>
          </table:table-cell>
          <table:table-cell/>
          <table:table-cell table:formula="of:=IF([.D269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69]+1" office:value-type="float" office:value="269" calcext:value-type="float">
            <text:p>26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weep Around Your Own Front Door</text:p>
          </table:table-cell>
          <table:table-cell/>
          <table:table-cell table:formula="of:=IF([.D270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70]+1" office:value-type="float" office:value="270" calcext:value-type="float">
            <text:p>27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ake a Stand</text:p>
          </table:table-cell>
          <table:table-cell/>
          <table:table-cell table:formula="of:=IF([.D271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71]+1" office:value-type="float" office:value="271" calcext:value-type="float">
            <text:p>27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ell the Truth</text:p>
          </table:table-cell>
          <table:table-cell/>
          <table:table-cell table:formula="of:=IF([.D272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72]+1" office:value-type="float" office:value="272" calcext:value-type="float">
            <text:p>27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ANK GOD I AM SAVED</text:p>
          </table:table-cell>
          <table:table-cell/>
          <table:table-cell table:formula="of:=IF([.D273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73]+1" office:value-type="float" office:value="273" calcext:value-type="float">
            <text:p>27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ANK YOU</text:p>
          </table:table-cell>
          <table:table-cell/>
          <table:table-cell table:formula="of:=IF([.D274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74]+1" office:value-type="float" office:value="274" calcext:value-type="float">
            <text:p>27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AT'S LOVE</text:p>
          </table:table-cell>
          <table:table-cell/>
          <table:table-cell table:formula="of:=IF([.D275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75]+1" office:value-type="float" office:value="275" calcext:value-type="float">
            <text:p>27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Best Is Yet to Come</text:p>
          </table:table-cell>
          <table:table-cell/>
          <table:table-cell table:formula="of:=IF([.D276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76]+1" office:value-type="float" office:value="276" calcext:value-type="float">
            <text:p>27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BLOOD OF THE LAMB</text:p>
          </table:table-cell>
          <table:table-cell/>
          <table:table-cell table:formula="of:=IF([.D277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77]+1" office:value-type="float" office:value="277" calcext:value-type="float">
            <text:p>27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BREAD OF LIFE</text:p>
          </table:table-cell>
          <table:table-cell/>
          <table:table-cell table:formula="of:=IF([.D278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78]+1" office:value-type="float" office:value="278" calcext:value-type="float">
            <text:p>27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Change Maker</text:p>
          </table:table-cell>
          <table:table-cell/>
          <table:table-cell table:formula="of:=IF([.D279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79]+1" office:value-type="float" office:value="279" calcext:value-type="float">
            <text:p>27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CHOICE IS YOURS</text:p>
          </table:table-cell>
          <table:table-cell/>
          <table:table-cell table:formula="of:=IF([.D280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80]+1" office:value-type="float" office:value="280" calcext:value-type="float">
            <text:p>28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Closer I Get to You</text:p>
          </table:table-cell>
          <table:table-cell/>
          <table:table-cell table:formula="of:=IF([.D281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81]+1" office:value-type="float" office:value="281" calcext:value-type="float">
            <text:p>28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COST OF DOING WHAT'S RIGHT</text:p>
          </table:table-cell>
          <table:table-cell/>
          <table:table-cell table:formula="of:=IF([.D282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82]+1" office:value-type="float" office:value="282" calcext:value-type="float">
            <text:p>28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Door is open</text:p>
          </table:table-cell>
          <table:table-cell/>
          <table:table-cell table:formula="of:=IF([.D283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83]+1" office:value-type="float" office:value="283" calcext:value-type="float">
            <text:p>28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Enemy Within</text:p>
          </table:table-cell>
          <table:table-cell/>
          <table:table-cell table:formula="of:=IF([.D284]&lt;&gt;&quot;&quot;;1;&quot;&quot;)">
            <text:p/>
          </table:table-cell>
          <table:table-cell table:number-columns-repeated="3"/>
        </table:table-row>
        <table:table-row table:style-name="ro2" table:visibility="filter">
          <table:table-cell table:formula="of:=[.A284]+1" office:value-type="float" office:value="284" calcext:value-type="float">
            <text:p>284</text:p>
          </table:table-cell>
          <table:table-cell office:value-type="string" calcext:value-type="string">
            <text:p>./[05] May</text:p>
          </table:table-cell>
          <table:table-cell office:value-type="string" calcext:value-type="string">
            <text:p>The Fiery Results of Pentecost</text:p>
          </table:table-cell>
          <table:table-cell office:value-type="string" calcext:value-type="string">
            <text:p>06_Jun</text:p>
          </table:table-cell>
          <table:table-cell table:formula="of:=IF([.D285]&lt;&gt;&quot;&quot;;1;&quot;&quot;)" office:value-type="float" office:value="1" calcext:value-type="float">
            <text:p>1</text:p>
          </table:table-cell>
          <table:table-cell office:value-type="date" office:date-value="2024-06-08" calcext:value-type="date">
            <text:p>06/08/24</text:p>
          </table:table-cell>
          <table:table-cell office:value-type="string" calcext:value-type="string">
            <text:p>Pentecost</text:p>
          </table:table-cell>
          <table:table-cell/>
        </table:table-row>
        <table:table-row table:style-name="ro2">
          <table:table-cell table:formula="of:=[.A285]+1" office:value-type="float" office:value="285" calcext:value-type="float">
            <text:p>28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fruit no one wants to eat</text:p>
          </table:table-cell>
          <table:table-cell/>
          <table:table-cell table:formula="of:=IF([.D286]&lt;&gt;&quot;&quot;;1;&quot;&quot;)">
            <text:p/>
          </table:table-cell>
          <table:table-cell table:number-columns-repeated="3"/>
        </table:table-row>
        <table:table-row table:style-name="ro2" table:visibility="filter">
          <table:table-cell table:formula="of:=[.A286]+1" office:value-type="float" office:value="286" calcext:value-type="float">
            <text:p>286</text:p>
          </table:table-cell>
          <table:table-cell office:value-type="string" calcext:value-type="string">
            <text:p>./[12] December</text:p>
          </table:table-cell>
          <table:table-cell office:value-type="string" calcext:value-type="string">
            <text:p>THE GIFT FROM GOD</text:p>
          </table:table-cell>
          <table:table-cell office:value-type="string" calcext:value-type="string">
            <text:p>12_Dec</text:p>
          </table:table-cell>
          <table:table-cell table:formula="of:=IF([.D287]&lt;&gt;&quot;&quot;;1;&quot;&quot;)" office:value-type="float" office:value="1" calcext:value-type="float">
            <text:p>1</text:p>
          </table:table-cell>
          <table:table-cell office:value-type="date" office:date-value="2024-12-14" calcext:value-type="date">
            <text:p>12/14/24</text:p>
          </table:table-cell>
          <table:table-cell office:value-type="string" calcext:value-type="string">
            <text:p>??? - </text:p>
          </table:table-cell>
          <table:table-cell/>
        </table:table-row>
        <table:table-row table:style-name="ro2" table:visibility="filter">
          <table:table-cell table:formula="of:=[.A287]+1" office:value-type="float" office:value="287" calcext:value-type="float">
            <text:p>287</text:p>
          </table:table-cell>
          <table:table-cell office:value-type="string" calcext:value-type="string">
            <text:p>./[12] December</text:p>
          </table:table-cell>
          <table:table-cell office:value-type="string" calcext:value-type="string">
            <text:p>The Hope of Christmas</text:p>
          </table:table-cell>
          <table:table-cell office:value-type="string" calcext:value-type="string">
            <text:p>12_Dec</text:p>
          </table:table-cell>
          <table:table-cell table:formula="of:=IF([.D288]&lt;&gt;&quot;&quot;;1;&quot;&quot;)" office:value-type="float" office:value="1" calcext:value-type="float">
            <text:p>1</text:p>
          </table:table-cell>
          <table:table-cell office:value-type="date" office:date-value="2024-12-04" calcext:value-type="date">
            <text:p>12/04/24</text:p>
          </table:table-cell>
          <table:table-cell office:value-type="string" calcext:value-type="string">
            <text:p>Philippians 4</text:p>
          </table:table-cell>
          <table:table-cell/>
        </table:table-row>
        <table:table-row table:style-name="ro2">
          <table:table-cell table:formula="of:=[.A288]+1" office:value-type="float" office:value="288" calcext:value-type="float">
            <text:p>28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Legacy Lives On</text:p>
          </table:table-cell>
          <table:table-cell/>
          <table:table-cell table:formula="of:=IF([.D289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89]+1" office:value-type="float" office:value="289" calcext:value-type="float">
            <text:p>28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LIVING LEGACY</text:p>
          </table:table-cell>
          <table:table-cell/>
          <table:table-cell table:formula="of:=IF([.D290]&lt;&gt;&quot;&quot;;1;&quot;&quot;)">
            <text:p/>
          </table:table-cell>
          <table:table-cell table:number-columns-repeated="3"/>
        </table:table-row>
        <table:table-row table:style-name="ro2" table:visibility="filter">
          <table:table-cell table:formula="of:=[.A290]+1" office:value-type="float" office:value="290" calcext:value-type="float">
            <text:p>290</text:p>
          </table:table-cell>
          <table:table-cell office:value-type="string" calcext:value-type="string">
            <text:p>./[02] February</text:p>
          </table:table-cell>
          <table:table-cell office:value-type="string" calcext:value-type="string">
            <text:p>The Lord Has Done Great Things For Me</text:p>
          </table:table-cell>
          <table:table-cell office:value-type="string" calcext:value-type="string">
            <text:p>02_February</text:p>
          </table:table-cell>
          <table:table-cell table:formula="of:=IF([.D291]&lt;&gt;&quot;&quot;;1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??? - Black hist</text:p>
          </table:table-cell>
          <table:table-cell table:style-name="ce15"/>
        </table:table-row>
        <table:table-row table:style-name="ro2">
          <table:table-cell table:formula="of:=[.A291]+1" office:value-type="float" office:value="291" calcext:value-type="float">
            <text:p>29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LORD IS ON MY SIDE</text:p>
          </table:table-cell>
          <table:table-cell/>
          <table:table-cell table:formula="of:=IF([.D292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92]+1" office:value-type="float" office:value="292" calcext:value-type="float">
            <text:p>29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Peace of God</text:p>
          </table:table-cell>
          <table:table-cell/>
          <table:table-cell table:formula="of:=IF([.D293]&lt;&gt;&quot;&quot;;1;&quot;&quot;)">
            <text:p/>
          </table:table-cell>
          <table:table-cell table:number-columns-repeated="3"/>
        </table:table-row>
        <table:table-row table:style-name="ro2" table:visibility="filter">
          <table:table-cell table:formula="of:=[.A293]+1" office:value-type="float" office:value="293" calcext:value-type="float">
            <text:p>29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Power of Forgiveness</text:p>
          </table:table-cell>
          <table:table-cell office:value-type="string" calcext:value-type="string">
            <text:p>01_January</text:p>
          </table:table-cell>
          <table:table-cell table:formula="of:=IF([.D294]&lt;&gt;&quot;&quot;;1;&quot;&quot;)" office:value-type="float" office:value="1" calcext:value-type="float">
            <text:p>1</text:p>
          </table:table-cell>
          <table:table-cell office:value-type="date" office:date-value="2024-01-21" calcext:value-type="date">
            <text:p>01/21/24</text:p>
          </table:table-cell>
          <table:table-cell office:value-type="string" calcext:value-type="string">
            <text:p>Matthew 18:21</text:p>
          </table:table-cell>
          <table:table-cell/>
        </table:table-row>
        <table:table-row table:style-name="ro2">
          <table:table-cell table:formula="of:=[.A294]+1" office:value-type="float" office:value="294" calcext:value-type="float">
            <text:p>29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POWER OF YOUR THOUGHTS</text:p>
          </table:table-cell>
          <table:table-cell/>
          <table:table-cell table:formula="of:=IF([.D295]&lt;&gt;&quot;&quot;;1;&quot;&quot;)">
            <text:p/>
          </table:table-cell>
          <table:table-cell table:number-columns-repeated="3"/>
        </table:table-row>
        <table:table-row table:style-name="ro2" table:visibility="filter">
          <table:table-cell table:formula="of:=[.A295]+1" office:value-type="float" office:value="295" calcext:value-type="float">
            <text:p>295</text:p>
          </table:table-cell>
          <table:table-cell office:value-type="string" calcext:value-type="string">
            <text:p>./[01] January</text:p>
          </table:table-cell>
          <table:table-cell office:value-type="string" calcext:value-type="string">
            <text:p>The Reality of the Dream</text:p>
          </table:table-cell>
          <table:table-cell office:value-type="string" calcext:value-type="string">
            <text:p>08_Aug</text:p>
          </table:table-cell>
          <table:table-cell table:formula="of:=IF([.D296]&lt;&gt;&quot;&quot;;1;&quot;&quot;)" office:value-type="float" office:value="1" calcext:value-type="float">
            <text:p>1</text:p>
          </table:table-cell>
          <table:table-cell office:value-type="date" office:date-value="2024-08-28" calcext:value-type="date">
            <text:p>08/28/24</text:p>
          </table:table-cell>
          <table:table-cell office:value-type="string" calcext:value-type="string">
            <text:p>MLK Dream Speech</text:p>
          </table:table-cell>
          <table:table-cell table:style-name="ce15"/>
        </table:table-row>
        <table:table-row table:style-name="ro2">
          <table:table-cell table:formula="of:=[.A296]+1" office:value-type="float" office:value="296" calcext:value-type="float">
            <text:p>29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Right Attitude</text:p>
          </table:table-cell>
          <table:table-cell/>
          <table:table-cell table:formula="of:=IF([.D297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97]+1" office:value-type="float" office:value="297" calcext:value-type="float">
            <text:p>29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Same God</text:p>
          </table:table-cell>
          <table:table-cell/>
          <table:table-cell table:formula="of:=IF([.D298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98]+1" office:value-type="float" office:value="298" calcext:value-type="float">
            <text:p>29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SAME GOD II</text:p>
          </table:table-cell>
          <table:table-cell/>
          <table:table-cell table:formula="of:=IF([.D299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299]+1" office:value-type="float" office:value="299" calcext:value-type="float">
            <text:p>29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Spirit of Desperation</text:p>
          </table:table-cell>
          <table:table-cell/>
          <table:table-cell table:formula="of:=IF([.D300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00]+1" office:value-type="float" office:value="300" calcext:value-type="float">
            <text:p>30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Storm is Passing Over</text:p>
          </table:table-cell>
          <table:table-cell/>
          <table:table-cell table:formula="of:=IF([.D301]&lt;&gt;&quot;&quot;;1;&quot;&quot;)">
            <text:p/>
          </table:table-cell>
          <table:table-cell table:number-columns-repeated="3"/>
        </table:table-row>
        <table:table-row table:style-name="ro2" table:visibility="filter">
          <table:table-cell table:formula="of:=[.A301]+1" office:value-type="float" office:value="301" calcext:value-type="float">
            <text:p>301</text:p>
          </table:table-cell>
          <table:table-cell office:value-type="string" calcext:value-type="string">
            <text:p>./[05] May</text:p>
          </table:table-cell>
          <table:table-cell office:value-type="string" calcext:value-type="string">
            <text:p>THE ULTIMATE SACRIFICE</text:p>
          </table:table-cell>
          <table:table-cell office:value-type="string" calcext:value-type="string">
            <text:p>05_May</text:p>
          </table:table-cell>
          <table:table-cell table:formula="of:=IF([.D302]&lt;&gt;&quot;&quot;;1;&quot;&quot;)" office:value-type="float" office:value="1" calcext:value-type="float">
            <text:p>1</text:p>
          </table:table-cell>
          <table:table-cell office:value-type="date" office:date-value="2024-05-26" calcext:value-type="date">
            <text:p>05/26/24</text:p>
          </table:table-cell>
          <table:table-cell office:value-type="string" calcext:value-type="string">
            <text:p>Memorial Day</text:p>
          </table:table-cell>
          <table:table-cell/>
        </table:table-row>
        <table:table-row table:style-name="ro2" table:visibility="filter">
          <table:table-cell table:formula="of:=[.A302]+1" office:value-type="float" office:value="302" calcext:value-type="float">
            <text:p>302</text:p>
          </table:table-cell>
          <table:table-cell office:value-type="string" calcext:value-type="string">
            <text:p>./[12] December</text:p>
          </table:table-cell>
          <table:table-cell office:value-type="string" calcext:value-type="string">
            <text:p>The Wait Is Over (CHRISTMAS SEASON)</text:p>
          </table:table-cell>
          <table:table-cell office:value-type="string" calcext:value-type="string">
            <text:p>12_Dec</text:p>
          </table:table-cell>
          <table:table-cell table:formula="of:=IF([.D303]&lt;&gt;&quot;&quot;;1;&quot;&quot;)" office:value-type="float" office:value="1" calcext:value-type="float">
            <text:p>1</text:p>
          </table:table-cell>
          <table:table-cell office:value-type="date" office:date-value="2024-12-26" calcext:value-type="date">
            <text:p>12/26/24</text:p>
          </table:table-cell>
          <table:table-cell office:value-type="string" calcext:value-type="string">
            <text:p>Day after Xmas</text:p>
          </table:table-cell>
          <table:table-cell/>
        </table:table-row>
        <table:table-row table:style-name="ro2">
          <table:table-cell table:formula="of:=[.A303]+1" office:value-type="float" office:value="303" calcext:value-type="float">
            <text:p>30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re is Hope</text:p>
          </table:table-cell>
          <table:table-cell/>
          <table:table-cell table:formula="of:=IF([.D304]&lt;&gt;&quot;&quot;;1;&quot;&quot;)">
            <text:p/>
          </table:table-cell>
          <table:table-cell table:number-columns-repeated="3"/>
        </table:table-row>
        <table:table-row table:style-name="ro2" table:visibility="filter">
          <table:table-cell table:formula="of:=[.A304]+1" office:value-type="float" office:value="304" calcext:value-type="float">
            <text:p>30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re’s a King in You</text:p>
          </table:table-cell>
          <table:table-cell office:value-type="string" calcext:value-type="string">
            <text:p>02_February</text:p>
          </table:table-cell>
          <table:table-cell table:formula="of:=IF([.D305]&lt;&gt;&quot;&quot;;1;&quot;&quot;)" office:value-type="float" office:value="1" calcext:value-type="float">
            <text:p>1</text:p>
          </table:table-cell>
          <table:table-cell office:value-type="date" office:date-value="2024-02-17" calcext:value-type="date">
            <text:p>02/17/24</text:p>
          </table:table-cell>
          <table:table-cell office:value-type="string" calcext:value-type="string">
            <text:p>Presidents Day</text:p>
          </table:table-cell>
          <table:table-cell/>
        </table:table-row>
        <table:table-row table:style-name="ro2">
          <table:table-cell table:formula="of:=[.A305]+1" office:value-type="float" office:value="305" calcext:value-type="float">
            <text:p>30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y That Wait</text:p>
          </table:table-cell>
          <table:table-cell/>
          <table:table-cell table:formula="of:=IF([.D306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06]+1" office:value-type="float" office:value="306" calcext:value-type="float">
            <text:p>30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ink on These Things</text:p>
          </table:table-cell>
          <table:table-cell/>
          <table:table-cell table:formula="of:=IF([.D307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07]+1" office:value-type="float" office:value="307" calcext:value-type="float">
            <text:p>30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is Cup is Poison</text:p>
          </table:table-cell>
          <table:table-cell/>
          <table:table-cell table:formula="of:=IF([.D308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08]+1" office:value-type="float" office:value="308" calcext:value-type="float">
            <text:p>30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IS IS ONE THING I KNOW</text:p>
          </table:table-cell>
          <table:table-cell/>
          <table:table-cell table:formula="of:=IF([.D309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09]+1" office:value-type="float" office:value="309" calcext:value-type="float">
            <text:p>30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is is the day that the Lord has made! </text:p>
          </table:table-cell>
          <table:table-cell/>
          <table:table-cell table:formula="of:=IF([.D310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10]+1" office:value-type="float" office:value="310" calcext:value-type="float">
            <text:p>31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IS LITTLE LIGHT OF MINE</text:p>
          </table:table-cell>
          <table:table-cell/>
          <table:table-cell table:formula="of:=IF([.D311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11]+1" office:value-type="float" office:value="311" calcext:value-type="float">
            <text:p>3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IS TIME NEXT YEAR</text:p>
          </table:table-cell>
          <table:table-cell/>
          <table:table-cell table:formula="of:=IF([.D312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12]+1" office:value-type="float" office:value="312" calcext:value-type="float">
            <text:p>31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Y WILL BE DONE</text:p>
          </table:table-cell>
          <table:table-cell/>
          <table:table-cell table:formula="of:=IF([.D313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13]+1" office:value-type="float" office:value="313" calcext:value-type="float">
            <text:p>31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RUST THE PROCESS</text:p>
          </table:table-cell>
          <table:table-cell/>
          <table:table-cell table:formula="of:=IF([.D314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14]+1" office:value-type="float" office:value="314" calcext:value-type="float">
            <text:p>31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UNBRIDLE TONGUE</text:p>
          </table:table-cell>
          <table:table-cell/>
          <table:table-cell table:formula="of:=IF([.D315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15]+1" office:value-type="float" office:value="315" calcext:value-type="float">
            <text:p>31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UNCONDITIONAL PRAISE</text:p>
          </table:table-cell>
          <table:table-cell/>
          <table:table-cell table:formula="of:=IF([.D316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16]+1" office:value-type="float" office:value="316" calcext:value-type="float">
            <text:p>31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UNITED IN THE STRENGTH OF LOVE</text:p>
          </table:table-cell>
          <table:table-cell/>
          <table:table-cell table:formula="of:=IF([.D317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17]+1" office:value-type="float" office:value="317" calcext:value-type="float">
            <text:p>31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UNITED WE WILL STAND</text:p>
          </table:table-cell>
          <table:table-cell/>
          <table:table-cell table:formula="of:=IF([.D318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18]+1" office:value-type="float" office:value="318" calcext:value-type="float">
            <text:p>31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Use Your Keys</text:p>
          </table:table-cell>
          <table:table-cell/>
          <table:table-cell table:formula="of:=IF([.D319]&lt;&gt;&quot;&quot;;1;&quot;&quot;)">
            <text:p/>
          </table:table-cell>
          <table:table-cell table:number-columns-repeated="3"/>
        </table:table-row>
        <table:table-row table:style-name="ro2" table:visibility="filter">
          <table:table-cell table:formula="of:=[.A319]+1" office:value-type="float" office:value="319" calcext:value-type="float">
            <text:p>31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VENGEANCE IS MINE</text:p>
          </table:table-cell>
          <table:table-cell office:value-type="string" calcext:value-type="string">
            <text:p>01_January</text:p>
          </table:table-cell>
          <table:table-cell table:formula="of:=IF([.D320]&lt;&gt;&quot;&quot;;1;&quot;&quot;)" office:value-type="float" office:value="1" calcext:value-type="float">
            <text:p>1</text:p>
          </table:table-cell>
          <table:table-cell office:value-type="date" office:date-value="2024-01-20" calcext:value-type="date">
            <text:p>01/20/24</text:p>
          </table:table-cell>
          <table:table-cell office:value-type="string" calcext:value-type="string">
            <text:p>MLK Day</text:p>
          </table:table-cell>
          <table:table-cell/>
        </table:table-row>
        <table:table-row table:style-name="ro2">
          <table:table-cell table:formula="of:=[.A320]+1" office:value-type="float" office:value="320" calcext:value-type="float">
            <text:p>32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alking in Wisdom</text:p>
          </table:table-cell>
          <table:table-cell/>
          <table:table-cell table:formula="of:=IF([.D321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21]+1" office:value-type="float" office:value="321" calcext:value-type="float">
            <text:p>32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atch Your Mouth</text:p>
          </table:table-cell>
          <table:table-cell/>
          <table:table-cell table:formula="of:=IF([.D322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22]+1" office:value-type="float" office:value="322" calcext:value-type="float">
            <text:p>32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e Are All Going To Need Some Help</text:p>
          </table:table-cell>
          <table:table-cell/>
          <table:table-cell table:formula="of:=IF([.D323]&lt;&gt;&quot;&quot;;1;&quot;&quot;)">
            <text:p/>
          </table:table-cell>
          <table:table-cell table:number-columns-repeated="3"/>
        </table:table-row>
        <table:table-row table:style-name="ro2" table:visibility="filter">
          <table:table-cell table:formula="of:=[.A323]+1" office:value-type="float" office:value="323" calcext:value-type="float">
            <text:p>323</text:p>
          </table:table-cell>
          <table:table-cell office:value-type="string" calcext:value-type="string">
            <text:p>./[09] September</text:p>
          </table:table-cell>
          <table:table-cell office:value-type="string" calcext:value-type="string">
            <text:p>WE SHALL NOT FORGET</text:p>
          </table:table-cell>
          <table:table-cell office:value-type="string" calcext:value-type="string">
            <text:p>09_Sep</text:p>
          </table:table-cell>
          <table:table-cell table:formula="of:=IF([.D324]&lt;&gt;&quot;&quot;;1;&quot;&quot;)" office:value-type="float" office:value="1" calcext:value-type="float">
            <text:p>1</text:p>
          </table:table-cell>
          <table:table-cell office:value-type="date" office:date-value="2024-09-11" calcext:value-type="date">
            <text:p>09/11/24</text:p>
          </table:table-cell>
          <table:table-cell office:value-type="string" calcext:value-type="string">
            <text:p>Patriot Day (9/11)</text:p>
          </table:table-cell>
          <table:table-cell/>
        </table:table-row>
        <table:table-row table:style-name="ro2" table:visibility="filter">
          <table:table-cell table:formula="of:=[.A324]+1" office:value-type="float" office:value="324" calcext:value-type="float">
            <text:p>324</text:p>
          </table:table-cell>
          <table:table-cell office:value-type="string" calcext:value-type="string">
            <text:p>./[09] September</text:p>
          </table:table-cell>
          <table:table-cell office:value-type="string" calcext:value-type="string">
            <text:p>WE SHALL NOT FORGET II</text:p>
          </table:table-cell>
          <table:table-cell office:value-type="string" calcext:value-type="string">
            <text:p>09_Sep</text:p>
          </table:table-cell>
          <table:table-cell table:formula="of:=IF([.D325]&lt;&gt;&quot;&quot;;1;&quot;&quot;)" office:value-type="float" office:value="1" calcext:value-type="float">
            <text:p>1</text:p>
          </table:table-cell>
          <table:table-cell office:value-type="date" office:date-value="2024-09-12" calcext:value-type="date">
            <text:p>09/12/24</text:p>
          </table:table-cell>
          <table:table-cell office:value-type="string" calcext:value-type="string">
            <text:p>Day after 9/11</text:p>
          </table:table-cell>
          <table:table-cell/>
        </table:table-row>
        <table:table-row table:style-name="ro2">
          <table:table-cell table:formula="of:=[.A325]+1" office:value-type="float" office:value="325" calcext:value-type="float">
            <text:p>32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AT DO YOU DO WHEN YOU HAVE DONE ALL YOU CAN</text:p>
          </table:table-cell>
          <table:table-cell/>
          <table:table-cell table:formula="of:=IF([.D326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26]+1" office:value-type="float" office:value="326" calcext:value-type="float">
            <text:p>32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AT HAPPENS WHEN YOU PRAY FOR OTHERS</text:p>
          </table:table-cell>
          <table:table-cell/>
          <table:table-cell table:formula="of:=IF([.D327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27]+1" office:value-type="float" office:value="327" calcext:value-type="float">
            <text:p>32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AT IS YOUR EXCUSE</text:p>
          </table:table-cell>
          <table:table-cell/>
          <table:table-cell table:formula="of:=IF([.D328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28]+1" office:value-type="float" office:value="328" calcext:value-type="float">
            <text:p>32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at Is Your Motive</text:p>
          </table:table-cell>
          <table:table-cell/>
          <table:table-cell table:formula="of:=IF([.D329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29]+1" office:value-type="float" office:value="329" calcext:value-type="float">
            <text:p>32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AT WILL YOU LEAVE BEHIND</text:p>
          </table:table-cell>
          <table:table-cell/>
          <table:table-cell table:formula="of:=IF([.D330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30]+1" office:value-type="float" office:value="330" calcext:value-type="float">
            <text:p>33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at's Your Motivation</text:p>
          </table:table-cell>
          <table:table-cell/>
          <table:table-cell table:formula="of:=IF([.D331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31]+1" office:value-type="float" office:value="331" calcext:value-type="float">
            <text:p>331</text:p>
          </table:table-cell>
          <table:table-cell office:value-type="string" calcext:value-type="string">
            <text:p>./[04] April</text:p>
          </table:table-cell>
          <table:table-cell office:value-type="string" calcext:value-type="string">
            <text:p>WHAT’S SO GOOD ABOUT IT</text:p>
          </table:table-cell>
          <table:table-cell/>
          <table:table-cell table:formula="of:=IF([.D332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32]+1" office:value-type="float" office:value="332" calcext:value-type="float">
            <text:p>33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N ALL GOD’S CHILDREN GET TOGETHER</text:p>
          </table:table-cell>
          <table:table-cell/>
          <table:table-cell table:formula="of:=IF([.D333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33]+1" office:value-type="float" office:value="333" calcext:value-type="float">
            <text:p>33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n It Seems Like All Hope Is Gone</text:p>
          </table:table-cell>
          <table:table-cell/>
          <table:table-cell table:formula="of:=IF([.D334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34]+1" office:value-type="float" office:value="334" calcext:value-type="float">
            <text:p>33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N JESUS IS IN THE HOUSE</text:p>
          </table:table-cell>
          <table:table-cell/>
          <table:table-cell table:formula="of:=IF([.D335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35]+1" office:value-type="float" office:value="335" calcext:value-type="float">
            <text:p>33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n the Church Prays</text:p>
          </table:table-cell>
          <table:table-cell/>
          <table:table-cell table:formula="of:=IF([.D336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36]+1" office:value-type="float" office:value="336" calcext:value-type="float">
            <text:p>33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n Your Enemies Make You Stronger</text:p>
          </table:table-cell>
          <table:table-cell/>
          <table:table-cell table:formula="of:=IF([.D337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37]+1" office:value-type="float" office:value="337" calcext:value-type="float">
            <text:p>33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NEVER YOU CALL ME</text:p>
          </table:table-cell>
          <table:table-cell/>
          <table:table-cell table:formula="of:=IF([.D338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38]+1" office:value-type="float" office:value="338" calcext:value-type="float">
            <text:p>33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re Are You Going</text:p>
          </table:table-cell>
          <table:table-cell/>
          <table:table-cell table:formula="of:=IF([.D339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39]+1" office:value-type="float" office:value="339" calcext:value-type="float">
            <text:p>33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RE I AM WEAK, HE IS STRONG</text:p>
          </table:table-cell>
          <table:table-cell/>
          <table:table-cell table:formula="of:=IF([.D340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40]+1" office:value-type="float" office:value="340" calcext:value-type="float">
            <text:p>34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RE IS THE LOVE</text:p>
          </table:table-cell>
          <table:table-cell/>
          <table:table-cell table:formula="of:=IF([.D341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41]+1" office:value-type="float" office:value="341" calcext:value-type="float">
            <text:p>34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re is Your Faith</text:p>
          </table:table-cell>
          <table:table-cell/>
          <table:table-cell table:formula="of:=IF([.D342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42]+1" office:value-type="float" office:value="342" calcext:value-type="float">
            <text:p>34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RE WILL I GO</text:p>
          </table:table-cell>
          <table:table-cell/>
          <table:table-cell table:formula="of:=IF([.D343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43]+1" office:value-type="float" office:value="343" calcext:value-type="float">
            <text:p>34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RE WOULD I BE WITHOUT GRACE</text:p>
          </table:table-cell>
          <table:table-cell/>
          <table:table-cell table:formula="of:=IF([.D344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44]+1" office:value-type="float" office:value="344" calcext:value-type="float">
            <text:p>34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O AM I</text:p>
          </table:table-cell>
          <table:table-cell/>
          <table:table-cell table:formula="of:=IF([.D345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45]+1" office:value-type="float" office:value="345" calcext:value-type="float">
            <text:p>34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O DIED AND MADE YOU JUDGE</text:p>
          </table:table-cell>
          <table:table-cell/>
          <table:table-cell table:formula="of:=IF([.D346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46]+1" office:value-type="float" office:value="346" calcext:value-type="float">
            <text:p>346</text:p>
          </table:table-cell>
          <table:table-cell office:value-type="string" calcext:value-type="string">
            <text:p>./[04] April</text:p>
          </table:table-cell>
          <table:table-cell office:value-type="string" calcext:value-type="string">
            <text:p>WHO DO YOU BELIEVE </text:p>
          </table:table-cell>
          <table:table-cell/>
          <table:table-cell table:formula="of:=IF([.D347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47]+1" office:value-type="float" office:value="347" calcext:value-type="float">
            <text:p>34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o Is He To You</text:p>
          </table:table-cell>
          <table:table-cell/>
          <table:table-cell table:formula="of:=IF([.D348]&lt;&gt;&quot;&quot;;1;&quot;&quot;)">
            <text:p/>
          </table:table-cell>
          <table:table-cell table:number-columns-repeated="3"/>
        </table:table-row>
        <table:table-row table:style-name="ro2" table:visibility="filter">
          <table:table-cell table:formula="of:=[.A348]+1" office:value-type="float" office:value="348" calcext:value-type="float">
            <text:p>348</text:p>
          </table:table-cell>
          <table:table-cell office:value-type="string" calcext:value-type="string">
            <text:p>./[05] May</text:p>
          </table:table-cell>
          <table:table-cell office:value-type="string" calcext:value-type="string">
            <text:p>Who's Your Mama</text:p>
          </table:table-cell>
          <table:table-cell office:value-type="string" calcext:value-type="string">
            <text:p>04_Apr</text:p>
          </table:table-cell>
          <table:table-cell table:formula="of:=IF([.D349]&lt;&gt;&quot;&quot;;1;&quot;&quot;)" office:value-type="float" office:value="1" calcext:value-type="float">
            <text:p>1</text:p>
          </table:table-cell>
          <table:table-cell office:value-type="date" office:date-value="2024-04-23" calcext:value-type="date">
            <text:p>04/23/24</text:p>
          </table:table-cell>
          <table:table-cell office:value-type="string" calcext:value-type="string">
            <text:p>Galatians 4:23, sarah hagar</text:p>
          </table:table-cell>
          <table:table-cell/>
        </table:table-row>
        <table:table-row table:style-name="ro2">
          <table:table-cell table:formula="of:=[.A349]+1" office:value-type="float" office:value="349" calcext:value-type="float">
            <text:p>34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O’S SIDE ARE YOU ON</text:p>
          </table:table-cell>
          <table:table-cell/>
          <table:table-cell table:formula="of:=IF([.D350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50]+1" office:value-type="float" office:value="350" calcext:value-type="float">
            <text:p>35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OSE SIDE ARE YOU ON</text:p>
          </table:table-cell>
          <table:table-cell/>
          <table:table-cell table:formula="of:=IF([.D351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51]+1" office:value-type="float" office:value="351" calcext:value-type="float">
            <text:p>35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ose Your Daddy</text:p>
          </table:table-cell>
          <table:table-cell/>
          <table:table-cell table:formula="of:=IF([.D352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52]+1" office:value-type="float" office:value="352" calcext:value-type="float">
            <text:p>35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ISE MEN AND WOMAN SEEK HIM</text:p>
          </table:table-cell>
          <table:table-cell/>
          <table:table-cell table:formula="of:=IF([.D353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53]+1" office:value-type="float" office:value="353" calcext:value-type="float">
            <text:p>35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ITH LOVE AND KINDNESS</text:p>
          </table:table-cell>
          <table:table-cell/>
          <table:table-cell table:formula="of:=IF([.D354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54]+1" office:value-type="float" office:value="354" calcext:value-type="float">
            <text:p>35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ON’T HE DO IT</text:p>
          </table:table-cell>
          <table:table-cell/>
          <table:table-cell table:formula="of:=IF([.D355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55]+1" office:value-type="float" office:value="355" calcext:value-type="float">
            <text:p>35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ork In Progress</text:p>
          </table:table-cell>
          <table:table-cell/>
          <table:table-cell table:formula="of:=IF([.D356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56]+1" office:value-type="float" office:value="356" calcext:value-type="float">
            <text:p>35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ES, JESUS LOVES ME</text:p>
          </table:table-cell>
          <table:table-cell/>
          <table:table-cell table:formula="of:=IF([.D357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57]+1" office:value-type="float" office:value="357" calcext:value-type="float">
            <text:p>35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ou Already Have What You Need</text:p>
          </table:table-cell>
          <table:table-cell/>
          <table:table-cell table:formula="of:=IF([.D358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58]+1" office:value-type="float" office:value="358" calcext:value-type="float">
            <text:p>35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OU ARE HEALED(BREAST CANCER AWARENESS)</text:p>
          </table:table-cell>
          <table:table-cell/>
          <table:table-cell table:formula="of:=IF([.D359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59]+1" office:value-type="float" office:value="359" calcext:value-type="float">
            <text:p>35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OU CAN COUNT ME</text:p>
          </table:table-cell>
          <table:table-cell/>
          <table:table-cell table:formula="of:=IF([.D360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60]+1" office:value-type="float" office:value="360" calcext:value-type="float">
            <text:p>36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ou Can Do It</text:p>
          </table:table-cell>
          <table:table-cell/>
          <table:table-cell table:formula="of:=IF([.D361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61]+1" office:value-type="float" office:value="361" calcext:value-type="float">
            <text:p>36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OU DON’T KNOW ME</text:p>
          </table:table-cell>
          <table:table-cell/>
          <table:table-cell table:formula="of:=IF([.D362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62]+1" office:value-type="float" office:value="362" calcext:value-type="float">
            <text:p>36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OU MATTER TO GOD</text:p>
          </table:table-cell>
          <table:table-cell/>
          <table:table-cell table:formula="of:=IF([.D363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63]+1" office:value-type="float" office:value="363" calcext:value-type="float">
            <text:p>36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OUR BEST IS YET TO COME</text:p>
          </table:table-cell>
          <table:table-cell/>
          <table:table-cell table:formula="of:=IF([.D364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64]+1" office:value-type="float" office:value="364" calcext:value-type="float">
            <text:p>36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OUR GIFT WILL MAKE ROOM FOR YOU</text:p>
          </table:table-cell>
          <table:table-cell/>
          <table:table-cell table:formula="of:=IF([.D365]&lt;&gt;&quot;&quot;;1;&quot;&quot;)">
            <text:p/>
          </table:table-cell>
          <table:table-cell table:number-columns-repeated="3"/>
        </table:table-row>
        <calcext:conditional-formats>
          <calcext:conditional-format calcext:target-range-address="MAIN.B2:MAIN.G365">
            <calcext:condition calcext:apply-style-name="Good" calcext:value="formula-is(DAY([.$F2])=1)" calcext:base-cell-address="MAIN.B2"/>
            <calcext:condition calcext:apply-style-name="Accent 3" calcext:value="formula-is(ISEVEN(MONTH([.$F3])))" calcext:base-cell-address="MAIN.B2"/>
          </calcext:conditional-format>
        </calcext:conditional-formats>
      </table:table>
      <table:table table:name="DASHBOARD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row table:style-name="ro3">
          <table:table-cell/>
          <table:table-cell table:style-name="ce17" office:value-type="string" calcext:value-type="string">
            <text:p>DASHBOARD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4">
          <table:table-cell/>
          <table:table-cell table:style-name="ce18" office:value-type="string" calcext:value-type="string">
            <text:p>Month</text:p>
          </table:table-cell>
          <table:table-cell table:style-name="ce20" office:value-type="string" calcext:value-type="string">
            <text:p>Posts for Month</text:p>
          </table:table-cell>
          <table:table-cell table:style-name="ce21" office:value-type="string" calcext:value-type="string">
            <text:p>Days In Month</text:p>
          </table:table-cell>
          <table:table-cell table:style-name="ce21" office:value-type="string" calcext:value-type="string">
            <text:p>Enough posts for month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matrix-columns-spanned="1" table:number-matrix-rows-spanned="12" table:formula="of:=[$VARIABLES.B24:$VARIABLES.B35]" office:value-type="string" office:string-value="01_January" calcext:value-type="string">
            <text:p>01_January</text:p>
          </table:table-cell>
          <table:table-cell table:number-matrix-columns-spanned="1" table:number-matrix-rows-spanned="12" table:formula="of:=[$VARIABLES.C24:$VARIABLES.C35]" office:value-type="float" office:value="3" calcext:value-type="float">
            <text:p>3</text:p>
          </table:table-cell>
          <table:table-cell table:formula="of:=VLOOKUP([VARIABLES.B24];[$VARIABLES.$B$5:$VARIABLES.$C$16];2;0)" office:value-type="float" office:value="31" calcext:value-type="float">
            <text:p>31</text:p>
          </table:table-cell>
          <table:table-cell table:style-name="ce23" table:formula="of:=IF([.D5]=[.C5];&quot;YES&quot;;&quot;NO&quot;)" office:value-type="string" office:string-value="NO" calcext:value-type="string">
            <text:p>NO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office:string-value="02_February" calcext:value-type="string">
            <text:p>02_February</text:p>
          </table:table-cell>
          <table:table-cell office:value-type="float" office:value="9" calcext:value-type="float">
            <text:p>9</text:p>
          </table:table-cell>
          <table:table-cell table:formula="of:=VLOOKUP([VARIABLES.B25];[$VARIABLES.$B$5:$VARIABLES.$C$16];2;0)" office:value-type="float" office:value="28" calcext:value-type="float">
            <text:p>28</text:p>
          </table:table-cell>
          <table:table-cell table:style-name="ce23" table:formula="of:=IF([.D6]=[.C6];&quot;YES&quot;;&quot;NO&quot;)" office:value-type="string" office:string-value="NO" calcext:value-type="string">
            <text:p>NO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office:string-value="03_Mar" calcext:value-type="string">
            <text:p>03_Mar</text:p>
          </table:table-cell>
          <table:table-cell office:value-type="float" office:value="4" calcext:value-type="float">
            <text:p>4</text:p>
          </table:table-cell>
          <table:table-cell table:formula="of:=VLOOKUP([VARIABLES.B26];[$VARIABLES.$B$5:$VARIABLES.$C$16];2;0)" office:value-type="string" office:string-value="" calcext:value-type="error">
            <text:p>#N/A</text:p>
          </table:table-cell>
          <table:table-cell table:style-name="ce23" table:formula="of:=IF([.D7]=[.C7];&quot;YES&quot;;&quot;NO&quot;)" office:value-type="string" office:string-value="" calcext:value-type="error">
            <text:p>#N/A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office:string-value="04_Apr" calcext:value-type="string">
            <text:p>04_Apr</text:p>
          </table:table-cell>
          <table:table-cell office:value-type="float" office:value="6" calcext:value-type="float">
            <text:p>6</text:p>
          </table:table-cell>
          <table:table-cell table:formula="of:=VLOOKUP([VARIABLES.B27];[$VARIABLES.$B$5:$VARIABLES.$C$16];2;0)" office:value-type="string" office:string-value="" calcext:value-type="error">
            <text:p>#N/A</text:p>
          </table:table-cell>
          <table:table-cell table:style-name="ce23" table:formula="of:=IF([.D8]=[.C8];&quot;YES&quot;;&quot;NO&quot;)" office:value-type="string" office:string-value="" calcext:value-type="error">
            <text:p>#N/A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office:string-value="05_May" calcext:value-type="string">
            <text:p>05_May</text:p>
          </table:table-cell>
          <table:table-cell office:value-type="float" office:value="6" calcext:value-type="float">
            <text:p>6</text:p>
          </table:table-cell>
          <table:table-cell table:formula="of:=VLOOKUP([VARIABLES.B28];[$VARIABLES.$B$5:$VARIABLES.$C$16];2;0)" office:value-type="float" office:value="31" calcext:value-type="float">
            <text:p>31</text:p>
          </table:table-cell>
          <table:table-cell table:style-name="ce23" table:formula="of:=IF([.D9]=[.C9];&quot;YES&quot;;&quot;NO&quot;)" office:value-type="string" office:string-value="NO" calcext:value-type="string">
            <text:p>NO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office:string-value="06_Jun" calcext:value-type="string">
            <text:p>06_Jun</text:p>
          </table:table-cell>
          <table:table-cell office:value-type="float" office:value="3" calcext:value-type="float">
            <text:p>3</text:p>
          </table:table-cell>
          <table:table-cell table:formula="of:=VLOOKUP([VARIABLES.B29];[$VARIABLES.$B$5:$VARIABLES.$C$16];2;0)" office:value-type="string" office:string-value="" calcext:value-type="error">
            <text:p>#N/A</text:p>
          </table:table-cell>
          <table:table-cell table:style-name="ce23" table:formula="of:=IF([.D10]=[.C10];&quot;YES&quot;;&quot;NO&quot;)" office:value-type="string" office:string-value="" calcext:value-type="error">
            <text:p>#N/A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office:string-value="07_July" calcext:value-type="string">
            <text:p>07_July</text:p>
          </table:table-cell>
          <table:table-cell office:value-type="float" office:value="1" calcext:value-type="float">
            <text:p>1</text:p>
          </table:table-cell>
          <table:table-cell table:formula="of:=VLOOKUP([VARIABLES.B30];[$VARIABLES.$B$5:$VARIABLES.$C$16];2;0)" office:value-type="float" office:value="31" calcext:value-type="float">
            <text:p>31</text:p>
          </table:table-cell>
          <table:table-cell table:style-name="ce23" table:formula="of:=IF([.D11]=[.C11];&quot;YES&quot;;&quot;NO&quot;)" office:value-type="string" office:string-value="NO" calcext:value-type="string">
            <text:p>NO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office:string-value="08_Aug" calcext:value-type="string">
            <text:p>08_Aug</text:p>
          </table:table-cell>
          <table:table-cell office:value-type="float" office:value="5" calcext:value-type="float">
            <text:p>5</text:p>
          </table:table-cell>
          <table:table-cell table:formula="of:=VLOOKUP([VARIABLES.B31];[$VARIABLES.$B$5:$VARIABLES.$C$16];2;0)" office:value-type="string" office:string-value="" calcext:value-type="error">
            <text:p>#N/A</text:p>
          </table:table-cell>
          <table:table-cell table:style-name="ce23" table:formula="of:=IF([.D12]=[.C12];&quot;YES&quot;;&quot;NO&quot;)" office:value-type="string" office:string-value="" calcext:value-type="error">
            <text:p>#N/A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office:string-value="09_Sep" calcext:value-type="string">
            <text:p>09_Sep</text:p>
          </table:table-cell>
          <table:table-cell office:value-type="float" office:value="3" calcext:value-type="float">
            <text:p>3</text:p>
          </table:table-cell>
          <table:table-cell table:formula="of:=VLOOKUP([VARIABLES.B32];[$VARIABLES.$B$5:$VARIABLES.$C$16];2;0)" office:value-type="string" office:string-value="" calcext:value-type="error">
            <text:p>#N/A</text:p>
          </table:table-cell>
          <table:table-cell table:style-name="ce23" table:formula="of:=IF([.D13]=[.C13];&quot;YES&quot;;&quot;NO&quot;)" office:value-type="string" office:string-value="" calcext:value-type="error">
            <text:p>#N/A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office:string-value="10_Oct" calcext:value-type="string">
            <text:p>10_Oct</text:p>
          </table:table-cell>
          <table:table-cell office:value-type="float" office:value="4" calcext:value-type="float">
            <text:p>4</text:p>
          </table:table-cell>
          <table:table-cell table:formula="of:=VLOOKUP([VARIABLES.B33];[$VARIABLES.$B$5:$VARIABLES.$C$16];2;0)" office:value-type="string" office:string-value="" calcext:value-type="error">
            <text:p>#N/A</text:p>
          </table:table-cell>
          <table:table-cell table:style-name="ce23" table:formula="of:=IF([.D14]=[.C14];&quot;YES&quot;;&quot;NO&quot;)" office:value-type="string" office:string-value="" calcext:value-type="error">
            <text:p>#N/A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office:string-value="11_Nov" calcext:value-type="string">
            <text:p>11_Nov</text:p>
          </table:table-cell>
          <table:table-cell office:value-type="float" office:value="3" calcext:value-type="float">
            <text:p>3</text:p>
          </table:table-cell>
          <table:table-cell table:formula="of:=VLOOKUP([VARIABLES.B34];[$VARIABLES.$B$5:$VARIABLES.$C$16];2;0)" office:value-type="string" office:string-value="" calcext:value-type="error">
            <text:p>#N/A</text:p>
          </table:table-cell>
          <table:table-cell table:style-name="ce23" table:formula="of:=IF([.D15]=[.C15];&quot;YES&quot;;&quot;NO&quot;)" office:value-type="string" office:string-value="" calcext:value-type="error">
            <text:p>#N/A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office:string-value="12_Dec" calcext:value-type="string">
            <text:p>12_Dec</text:p>
          </table:table-cell>
          <table:table-cell office:value-type="float" office:value="9" calcext:value-type="float">
            <text:p>9</text:p>
          </table:table-cell>
          <table:table-cell table:formula="of:=VLOOKUP([VARIABLES.B35];[$VARIABLES.$B$5:$VARIABLES.$C$16];2;0)" office:value-type="string" office:string-value="" calcext:value-type="error">
            <text:p>#N/A</text:p>
          </table:table-cell>
          <table:table-cell table:style-name="ce23" table:formula="of:=IF([.D16]=[.C16];&quot;YES&quot;;&quot;NO&quot;)" office:value-type="string" office:string-value="" calcext:value-type="error">
            <text:p>#N/A</text:p>
          </table:table-cell>
        </table:table-row>
        <table:table-row table:style-name="ro2" table:number-rows-repeated="7"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Filena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Reality of the Drea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 BRAND NEW D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 LOOK AT THE BEGINNING-THE BOOK OF GENESI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 Man Who Desires After Go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 Mighty Fortress Is Our Go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 Postdated Prais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 Special Kind of Lov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 Tribute to the Shepherds of Knowledge Honoring Our Educators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CTION SPEAKS LOUDER THAN WORD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djust Your Vis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gainst All Odd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in't God Goo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LL I WANT IS YOU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ll of My Good Days Outweigh My Bad Day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ll to the Glory of Go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lways Pr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N UNFINISHED MASTERPIEC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nointed to Prosp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RE YOU STRESSED BY LIF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e Strong and Courageou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e the Churc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etween the Promise and the Bless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lessed Hands of Service- A Tribute to Our Nurs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LESSINGS FROM GO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reak Fre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reaking the Chains of Unforgiven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reaking the Curs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rick by Brick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roke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uilt To Las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n I Get a Witness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Finding Strength in Our Struggl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appy Birthday Nanc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APPY VALENTINE D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'M GOING TO SING THIS SO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ise and Shin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Lord Has Done Great Things For 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N YOU HANDLE THE TRUT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n't Stop Won't Stop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hosen by Go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LEAN UP THE RESIDU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amaged Good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AY ONE -PRAY FOR ME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EALING WITH THAT FEELING, “I DON’T MEASURE UP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o Ov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O YOU BEAR THE FAMILY RESEMBLANC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O YOU STILL LOVE ME LIKE YOU USED T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O YOU WANT TO BE HEALE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on’t Trouble Yourself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ue Seas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ump Your Baggage and Lighten Your Load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l-Roi The God Who Sees U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AILURE IS NOT AN OP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aith That Moves Mountai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asting for Your Breakthrough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ill the Right prescrip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ind You Another Limb to Climb 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ree Your Min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appy Saint Patrick's D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on’t Worry, Your Hear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mpowered TO BEGI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mulating Dorca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ncourage Yourself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ncourage, energize, engag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NOUGH GRAC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verlasting Go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ot Milk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ROM WORRY TO WORSHIP <text:s text:c="2"/>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ruit Bear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et Back Up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ET DRESSE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ET OUT THE BOA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et Up! A Spiritual Knockou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etting Past Your Pai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od I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od's Grace Is Sufficient I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od's Grace Is Sufficien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OD'S PROVIDENC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OOD FOR YOU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ood God Almight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REAT IS THY FAITHFULLN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ROWING THROUGH YOUR PAI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andling the Trut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E’ll NEVER LEAVE YOU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E’S AN ON-TIME GO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E’S IN THE VALLE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E’S MY FRIEN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 Will Praise You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'm Coming Ou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ETRAYAL WEDNESD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E GOT UP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OSANNA! HOSANNA!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 MY FATHER’S HOUSE I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TS SATURDAY, BUT SUNDAY IS COM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aundy Thursd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AT’S SO GOOD ABOUT I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O DO YOU BELIEVE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N THESE BONES LIV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E’S BROUGHT 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e’s Sweet I Know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IS PERFECT TIM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is Unmerited Favo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ow Great is Your LOVE ❤️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ow to Deal with Bittern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OW TO HANDLE WHAT’S HANDLING YOU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UMBLE YOUR PR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 AM BUILDING FOR A LIFETIME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 AM SO BLESSE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 Am So Grateful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 BELIEVE I’L RUN ON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 CAN D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 DECIDED TO MAKE JESUS MY CHOIC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 Don't Live There Anymor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 DON’T LOOK LIKE WHAT I’VE BEEN THROUGH-2.rtf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 FORGIVE YOU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 Got Issu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 GOT SOME GOOD NEW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 Got to Press 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APPY MOTHER’S D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epared for YOUR Journe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Fiery Results of Pentecos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ULTIMATE SACRIFIC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o's Your Mam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E HOLDS MY HAN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e Knows Our Need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E MADE A W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E MAY NOT COME WHEN YOU WANT HI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e Really Loves 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E TOUCHED 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E WAS THERE ALL THE TI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E WILL NEVER PUT MORE ON YOU, THAT YOU CAN BEA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e's Preparing 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ealing From Withi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elp WANTE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 GOTTA PR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 HAVE SEEN THE LOR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 Know I've Been Change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 LOVE YOU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 MAY Be DOWN BUT I'M NOT OUT cop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 NEED THE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 NEED TO PR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 NEED YOU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 Shall Live and Not Di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 WANT MOR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 WILL PRAISE HIM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'm Still Stan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f God be for us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 MY FATHER'S HOUS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 the Middle of I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VERYDAY IS FATHER’S D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appy Father’s D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ONORING OUR HERITAG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APPY INDEPENDENCE D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IX IT JESU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or Me and My Hous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elebrating Labor Day and God's Blessing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VERY STEP YOU TAK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E SHALL NOT FORGET I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E SHALL NOT FORGE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 the Midnight Hou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appy Thanksgiving from my family to yours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JUST BE THANKFUL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re You Read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hristmas is Com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hristmas Reflec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appy Birthday Jesu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GIFT FROM GO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Hope of Christma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Wait Is Over (CHRISTMAS SEASON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inishing Stro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 THE RIGHT POSI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sanity vs Christianit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VITE HIM IN YOUR D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T AIN'T OVER YE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T SPREADS LIKE CANC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T WONT WORK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T'S ALL GOO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T'S FOR MY GOOD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t's for My Good-My Personal Testimon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t's His Bod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T'S IN YOUR MIN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t's Not Your Figh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t's Only A Test.od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t's Time to Get Out of the Boa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t's Your Tur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TS ALL GO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TS IN YOU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TS IN YOUR PRAIS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TS MY FAUL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TS WHO DO GOD SAY THAT I AM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TS WORTH SAV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T’s in the valle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t’s Not Over Ye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’M BOUND TO PRAISE YOU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’m in His Hand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’M TOO CLOSE TO STOP NOW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Jesus Is the Best Thing That Ever Happened to 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Jesus Sav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Joy Unspeakabl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JUST A LITTLE BIT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JUST A TOUC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Just Can't Quit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JUST GIVE ME JESU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Just Hold 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Keep Pressing 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KNOW YOUR WORT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AYING A SOLID FOUND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ET GOD DELIVER YOU FROM YOUR PAS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ET IT G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ET IT SHIN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et the Church Say Ame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ET THE CHURCH STAND UP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ET US GO INTO THE HOUSE OF THE LOR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ET YOUR LIGHT SHIN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ETS GO BACK TO CHURC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et’s Get Togeth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et’s Go 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ET’S GO TO SUNDAY SCHOOL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IFTING EACH OTHER UP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IVING ON PURPOS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OK UP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OKING IN THE MIRRO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oking in the Right Direc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oking Up When Life Has Got You Dow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OKING UP WHEN LIFE HAVE YOU DOW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RD, I need you to breathe on 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VE IS ALL WE NEE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ve Lifted 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aking The Best Of A Bad Situ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AN UP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ind Your WORD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orning Is Com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orning with Nanc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oving from Prayer to Prais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y Jehovah Jire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Y Jehovah Niss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y Journey Keep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Y SECRET PLACE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y SUNSHINE on a Cloudy D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y Time Is Com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EVER GIVE UP ON DOING GOO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EVER GIVE UP ON YOUR DREA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EVER SURRENDER, NEVER RETREA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o Jesus No Peace Know Jesus Know Peac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O WEAPON FORMED AGAINST US WILL WORK AGAINST U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OBODY GREATER THAN YOU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ooo Bod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O Taste and Se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ONLY THE STRONG SURVIV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ost Dated Praise-Trusting in God's Promis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aise Hi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aise Is What I D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aise Worthy Go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AYER CHANGES THING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AYER TI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ologu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OMISE KEEP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OPER PREPARATION TO START THE D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ut A Praise With Our Pray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eclaim Your Purpos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efocusing for 202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ELEASE Your PAS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ESTORATION OF BROKEN FOUND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ESTS ON GOD'S PROMIS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ooted And Built Up For Maximum Impact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ubbing People the Right W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ECURE YOUR INSECURITI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how Me Your Glor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ince I laid my burden dow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ING A NEW SO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omething About That Na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OW, GROW, PROSP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owing Seeds of Success in Seasons of Struggl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PEAK THE TRUT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PEAK TO THE ROCK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piritual Exercise - Waiting on the Lor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tanding Stro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tart it with a Prais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TAY CONNECTED TO THE SOURCE <text:s/>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taying in Good Charact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top and Smell the Ros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weep Around Your Own Front Doo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ake a Stan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ell the Trut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ANK GOD I AM SAVE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ANK YOU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AT'S LOV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Best Is Yet to Co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BLOOD OF THE LAMB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BREAD OF LIF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Change Mak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CHOICE IS YOU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Closer I Get to You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COST OF DOING WHAT'S RIGH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Door is ope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Enemy Withi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fruit no one wants to ea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Legacy Lives 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LIVING LEGAC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LORD IS ON MY S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Peace of Go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Power of Forgiven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POWER OF YOUR THOUGHT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Right Attitu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SAME GOD I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Same Go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Spirit of Desper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Storm is Passing Ov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re is Hop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re’s a King in You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y That Wai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ink on These Thing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is Cup is Pois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IS IS ONE THING I KNOW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is is the day that the Lord has made!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IS LITTLE LIGHT OF MIN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IS TIME NEXT YEA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Y WILL BE DON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RUST THE PROC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NBRIDLE TONGU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NCONDITIONAL PRAIS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NITED IN THE STRENGTH OF LOV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NITED WE WILL STAN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se Your Key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VENGEANCE IS MIN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alking in Wisdo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atch Your Mout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e Are All Going To Need Some Help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AT DO YOU DO WHEN YOU HAVE DONE ALL YOU CA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AT HAPPENS WHEN YOU PRAY FOR OTHE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AT IS YOUR EXCUS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at Is Your Motiv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AT WILL YOU LEAVE BEHIN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at's Your Motiv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EN ALL GOD’S CHILDREN GET TOGETH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en It Seems Like All Hope Is Gon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EN JESUS IS IN THE HOUS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en the Church Pray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en Your Enemies Make You Strong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ENEVER YOU CALL 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ere Are You Go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ERE I AM WEAK, HE IS STRO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ERE IS THE LOV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ere is Your Fait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ERE WILL I G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ERE WOULD I BE WITHOUT GRAC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O AM 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O DIED AND MADE YOU JUDG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o Is He To You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OSE SIDE ARE YOU 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ose Your Dadd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HO’S SIDE ARE YOU 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ISE MEN AND WOMAN SEEK HI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ITH LOVE AND KINDN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ON’T HE DO I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ork In Progr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YES, JESUS LOVES 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You Already Have What You Nee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YOU ARE HEALED(BREAST CANCER AWARENESS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YOU CAN COUNT 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You Can Do I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YOU DON’T KNOW 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YOU MATTER TO GO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YOUR BEST IS YET TO CO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YOUR GIFT WILL MAKE ROOM FOR YOU</text:p>
          </table:table-cell>
          <table:table-cell table:number-columns-repeated="3"/>
        </table:table-row>
        <calcext:conditional-formats>
          <calcext:conditional-format calcext:target-range-address="DASHBOARD.E5:DASHBOARD.E16">
            <calcext:condition calcext:apply-style-name="Good" calcext:value="=&quot;YES&quot;" calcext:base-cell-address="DASHBOARD.E5"/>
          </calcext:conditional-format>
        </calcext:conditional-formats>
      </table:table>
      <table:table table:name="VARIABLES" table:style-name="ta1">
        <office:forms form:automatic-focus="false" form:apply-design-mode="false"/>
        <table:table-column table:style-name="co9" table:number-columns-repeated="2" table:default-cell-style-name="Default"/>
        <table:table-column table:style-name="co14" table:default-cell-style-name="Default"/>
        <table:table-column table:style-name="co12" table:default-cell-style-name="Default"/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49" office:value-type="string" calcext:value-type="string">
            <text:p>Expected Total Days in Mont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01_January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2_February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3_March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4_April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5_May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6_Ju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7_July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8_August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9_September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0_October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1_November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2_December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2" table:number-rows-repeated="6">
          <table:table-cell table:number-columns-repeated="4"/>
        </table:table-row>
        <table:table-row table:style-name="ro2">
          <table:table-cell/>
          <table:table-cell table:style-name="ce37" office:value-type="string" calcext:value-type="string">
            <text:p>Month</text:p>
          </table:table-cell>
          <table:table-cell table:style-name="ce52" office:value-type="string" calcext:value-type="string">
            <text:p>Sum - Count</text:p>
          </table:table-cell>
          <table:table-cell/>
        </table:table-row>
        <table:table-row table:style-name="ro2">
          <table:table-cell/>
          <table:table-cell table:style-name="ce38" office:value-type="string" calcext:value-type="string">
            <text:p>01_January</text:p>
          </table:table-cell>
          <table:table-cell table:style-name="ce53"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table:style-name="ce50" office:value-type="string" calcext:value-type="string">
            <text:p>02_February</text:p>
          </table:table-cell>
          <table:table-cell table:style-name="ce55" office:value-type="float" office:value="9" calcext:value-type="float">
            <text:p>9</text:p>
          </table:table-cell>
          <table:table-cell/>
        </table:table-row>
        <table:table-row table:style-name="ro2">
          <table:table-cell/>
          <table:table-cell table:style-name="ce50" office:value-type="string" calcext:value-type="string">
            <text:p>03_Mar</text:p>
          </table:table-cell>
          <table:table-cell table:style-name="ce55" office:value-type="float" office:value="4" calcext:value-type="float">
            <text:p>4</text:p>
          </table:table-cell>
          <table:table-cell/>
        </table:table-row>
        <table:table-row table:style-name="ro2">
          <table:table-cell/>
          <table:table-cell table:style-name="ce50" office:value-type="string" calcext:value-type="string">
            <text:p>04_Apr</text:p>
          </table:table-cell>
          <table:table-cell table:style-name="ce55" office:value-type="float" office:value="6" calcext:value-type="float">
            <text:p>6</text:p>
          </table:table-cell>
          <table:table-cell/>
        </table:table-row>
        <table:table-row table:style-name="ro2">
          <table:table-cell/>
          <table:table-cell table:style-name="ce50" office:value-type="string" calcext:value-type="string">
            <text:p>05_May</text:p>
          </table:table-cell>
          <table:table-cell table:style-name="ce55" office:value-type="float" office:value="6" calcext:value-type="float">
            <text:p>6</text:p>
          </table:table-cell>
          <table:table-cell/>
        </table:table-row>
        <table:table-row table:style-name="ro2">
          <table:table-cell/>
          <table:table-cell table:style-name="ce50" office:value-type="string" calcext:value-type="string">
            <text:p>06_Jun</text:p>
          </table:table-cell>
          <table:table-cell table:style-name="ce55"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table:style-name="ce50" office:value-type="string" calcext:value-type="string">
            <text:p>07_July</text:p>
          </table:table-cell>
          <table:table-cell table:style-name="ce55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ce50" office:value-type="string" calcext:value-type="string">
            <text:p>08_Aug</text:p>
          </table:table-cell>
          <table:table-cell table:style-name="ce55"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table:style-name="ce50" office:value-type="string" calcext:value-type="string">
            <text:p>09_Sep</text:p>
          </table:table-cell>
          <table:table-cell table:style-name="ce55"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table:style-name="ce50" office:value-type="string" calcext:value-type="string">
            <text:p>10_Oct</text:p>
          </table:table-cell>
          <table:table-cell table:style-name="ce55" office:value-type="float" office:value="4" calcext:value-type="float">
            <text:p>4</text:p>
          </table:table-cell>
          <table:table-cell/>
        </table:table-row>
        <table:table-row table:style-name="ro2">
          <table:table-cell/>
          <table:table-cell table:style-name="ce50" office:value-type="string" calcext:value-type="string">
            <text:p>11_Nov</text:p>
          </table:table-cell>
          <table:table-cell table:style-name="ce55"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table:style-name="ce50" office:value-type="string" calcext:value-type="string">
            <text:p>12_Dec</text:p>
          </table:table-cell>
          <table:table-cell table:style-name="ce57" office:value-type="float" office:value="9" calcext:value-type="float">
            <text:p>9</text:p>
          </table:table-cell>
          <table:table-cell/>
        </table:table-row>
        <table:table-row table:style-name="ro2">
          <table:table-cell/>
          <table:table-cell table:style-name="ce51" office:value-type="string" calcext:value-type="string">
            <text:p>Total Result</text:p>
          </table:table-cell>
          <table:table-cell table:style-name="ce59" office:value-type="float" office:value="56" calcext:value-type="float">
            <text:p>56</text:p>
          </table:table-cell>
          <table:table-cell/>
        </table:table-row>
      </table:table>
      <table:table table:name="HOLIDAYS" table:style-name="ta1">
        <office:forms form:automatic-focus="false" form:apply-design-mode="false"/>
        <table:table-column table:style-name="co15" table:default-cell-style-name="ce47"/>
        <table:table-column table:style-name="co15" table:default-cell-style-name="ce48"/>
        <table:table-column table:style-name="co16" table:default-cell-style-name="ce48"/>
        <table:table-column table:style-name="co17" table:default-cell-style-name="ce48"/>
        <table:table-column table:style-name="co15" table:default-cell-style-name="ce48"/>
        <table:table-row table:style-name="ro5">
          <table:table-cell table:style-name="ce45" office:value-type="string" calcext:value-type="string" table:number-columns-spanned="5" table:number-rows-spanned="1">
            <text:p>Holidays and Observances in the United States in 2025</text:p>
          </table:table-cell>
          <table:covered-table-cell table:number-columns-repeated="4" table:style-name="Default"/>
        </table:table-row>
        <table:table-row table:style-name="ro2">
          <table:table-cell table:style-name="ce61" office:value-type="string" calcext:value-type="string">
            <text:p>Date</text:p>
          </table:table-cell>
          <table:table-cell table:style-name="ce61" office:value-type="string" calcext:value-type="string">
            <text:p>DOW</text:p>
          </table:table-cell>
          <table:table-cell table:style-name="ce61" office:value-type="string" calcext:value-type="string">
            <text:p>Name</text:p>
          </table:table-cell>
          <table:table-cell table:style-name="ce61" office:value-type="string" calcext:value-type="string">
            <text:p>Type</text:p>
          </table:table-cell>
          <table:table-cell table:style-name="ce61" office:value-type="string" calcext:value-type="string">
            <text:p>Details</text:p>
          </table:table-cell>
        </table:table-row>
        <table:table-row table:style-name="ro6">
          <table:table-cell office:value-type="date" office:date-value="2024-01-01" calcext:value-type="date">
            <text:p>01/01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new-year-day" xlink:type="simple">New Year's Day</text:a></text:p>
          </table:table-cell>
          <table:table-cell office:value-type="string" calcext:value-type="string">
            <text:p>Federal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1-02" calcext:value-type="date">
            <text:p>01/02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last-day-chanukah" xlink:type="simple">Last Day of Chanukah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1-06" calcext:value-type="date">
            <text:p>01/06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epiphany" xlink:type="simple">Epiphany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1-07" calcext:value-type="date">
            <text:p>01/07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orthodox-christmas-day" xlink:type="simple">Orthodox Christmas Day</text:a>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1-07" calcext:value-type="date">
            <text:p>01/07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world/international-programmers-day" xlink:type="simple">International Programmers'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1-10" calcext:value-type="date">
            <text:p>01/10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asarah-b-tevet" xlink:type="simple">Asarah B'Tevet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1-13" calcext:value-type="date">
            <text:p>01/13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stephen-foster-memorial-day" xlink:type="simple">Stephen Foster Memorial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1-14" calcext:value-type="date">
            <text:p>01/14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orthodox-new-year" xlink:type="simple">Orthodox New Year</text:a>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1-19" calcext:value-type="date">
            <text:p>01/19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world/world-religion-day" xlink:type="simple">World Religion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1-20" calcext:value-type="date">
            <text:p>01/20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martin-luther-king-day" xlink:type="simple">Martin Luther King Jr. Day</text:a></text:p>
          </table:table-cell>
          <table:table-cell office:value-type="string" calcext:value-type="string">
            <text:p>Federal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1-20" calcext:value-type="date">
            <text:p>01/20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inauguration-day" xlink:type="simple">Inauguration Day</text:a></text:p>
          </table:table-cell>
          <table:table-cell office:value-type="string" calcext:value-type="string">
            <text:p>Federal Holiday</text:p>
          </table:table-cell>
          <table:table-cell office:value-type="string" calcext:value-type="string">
            <text:p>DC, MD*, VA*</text:p>
          </table:table-cell>
        </table:table-row>
        <table:table-row table:style-name="ro6">
          <table:table-cell office:value-type="date" office:date-value="2024-01-26" calcext:value-type="date">
            <text:p>01/26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world/international-customs-day" xlink:type="simple">International Customs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1-26" calcext:value-type="date">
            <text:p>01/26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world/world-leprosy-day" xlink:type="simple">World Leprosy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1-29" calcext:value-type="date">
            <text:p>01/29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lunar-new-year" xlink:type="simple">Lunar New Year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2-01" calcext:value-type="date">
            <text:p>02/01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national-freedom-day" xlink:type="simple">National Freedom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2-01" calcext:value-type="date">
            <text:p>02/01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first-day-of-black-history-month" xlink:type="simple">First Day of Black History Month</text:a></text:p>
          </table:table-cell>
          <table:table-cell office:value-type="string" calcext:value-type="string">
            <text:p>Annual Monthly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2-02" calcext:value-type="date">
            <text:p>02/02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world/world-wetlands-day" xlink:type="simple">World Wetlands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2-02" calcext:value-type="date">
            <text:p>02/02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groundhog-day" xlink:type="simple">Groundhog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2-04" calcext:value-type="date">
            <text:p>02/04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n/world-cancer-day" xlink:type="simple">World Cancer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2-05" calcext:value-type="date">
            <text:p>02/05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national-girls-and-women-in-sports-day" xlink:type="simple">National Girls and Women in Sport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2-07" calcext:value-type="date">
            <text:p>02/07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national-wear-red-day" xlink:type="simple">National Wear Red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2-11" calcext:value-type="date">
            <text:p>02/11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world/world-day-of-the-sick" xlink:type="simple">World Day of the Sick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2-13" calcext:value-type="date">
            <text:p>02/13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tu-bshevat" xlink:type="simple">Tu Bishvat/Tu B'Shevat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2-14" calcext:value-type="date">
            <text:p>02/14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valentine-day" xlink:type="simple">Valentine'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2-17" calcext:value-type="date">
            <text:p>02/17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washington-birthday" xlink:type="simple">Presidents' Day</text:a></text:p>
          </table:table-cell>
          <table:table-cell office:value-type="string" calcext:value-type="string">
            <text:p>Federal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3-01" calcext:value-type="date">
            <text:p>03/01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world/self-injury-awareness-day" xlink:type="simple">Self-Injury Awareness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3-01" calcext:value-type="date">
            <text:p>03/01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st-david-day" xlink:type="simple">St. David's Day</text:a></text:p>
          </table:table-cell>
          <table:table-cell office:value-type="string" calcext:value-type="string">
            <text:p>Observance, Christia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3-01" calcext:value-type="date">
            <text:p>03/01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first-day-of-womens-history-month" xlink:type="simple">First Day of Women's History Month</text:a></text:p>
          </table:table-cell>
          <table:table-cell office:value-type="string" calcext:value-type="string">
            <text:p>Annual Monthly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3-01" calcext:value-type="date">
            <text:p>03/01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first-day-of-irish-american-heritage-month" xlink:type="simple">First Day of Irish American Heritage Month</text:a></text:p>
          </table:table-cell>
          <table:table-cell office:value-type="string" calcext:value-type="string">
            <text:p>Annual Monthly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3-03" calcext:value-type="date">
            <text:p>03/03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read-across-america-day" xlink:type="simple">Read Across America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3-04" calcext:value-type="date">
            <text:p>03/04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shrove-tuesday" xlink:type="simple">Shrove Tuesday/Mardi Gras</text:a></text:p>
          </table:table-cell>
          <table:table-cell office:value-type="string" calcext:value-type="string">
            <text:p>Observance, Christia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3-05" calcext:value-type="date">
            <text:p>03/05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ash-wednesday" xlink:type="simple">Ash Wednesday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3-07" calcext:value-type="date">
            <text:p>03/07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employee-appreciation-day" xlink:type="simple">Employee Appreciation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3-09" calcext:value-type="date">
            <text:p>03/09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time/change/usa/new-york?year=2025" xlink:type="simple">Daylight Saving Time starts</text:a></text:p>
          </table:table-cell>
          <table:table-cell office:value-type="string" calcext:value-type="string">
            <text:p>Clock change/Daylight Saving Tim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3-13" calcext:value-type="date">
            <text:p>03/13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world/world-kidney-day" xlink:type="simple">World Kidney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3-14" calcext:value-type="date">
            <text:p>03/14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purim" xlink:type="simple">Purim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3-15" calcext:value-type="date">
            <text:p>03/15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world/long-covid-awareness-day" xlink:type="simple">Long Covid Awareness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3-17" calcext:value-type="date">
            <text:p>03/17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st-patrick-day" xlink:type="simple">St. Patrick's Day</text:a></text:p>
          </table:table-cell>
          <table:table-cell office:value-type="string" calcext:value-type="string">
            <text:p>Observance, Christia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3-20" calcext:value-type="date">
            <text:p>03/20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calendar/march-equinox.html" xlink:type="simple">March Equinox</text:a>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3-29" calcext:value-type="date">
            <text:p>03/29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world/earth-hour" xlink:type="simple">Earth Hour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3-29" calcext:value-type="date">
            <text:p>03/29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national-vietnam-war-veterans-day" xlink:type="simple">National Vietnam War Veteran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3-30" calcext:value-type="date">
            <text:p>03/30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doctors-day" xlink:type="simple">Doctors'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3-31" calcext:value-type="date">
            <text:p>03/31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world/international-transgender-day-of-visibility" xlink:type="simple">International Transgender Day of Visibilit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4-01" calcext:value-type="date">
            <text:p>04/01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world/april-fools-day" xlink:type="simple">April Fool's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4-06" calcext:value-type="date">
            <text:p>04/06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national-tartan-day" xlink:type="simple">National Tartan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4-08" calcext:value-type="date">
            <text:p>04/08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national-library-workers-day" xlink:type="simple">National Library Workers'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4-12" calcext:value-type="date">
            <text:p>04/12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passover-eve" xlink:type="simple">Passover Eve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4-13" calcext:value-type="date">
            <text:p>04/13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palm-sunday" xlink:type="simple">Palm Sunday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4-13" calcext:value-type="date">
            <text:p>04/13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first-day-of-passover" xlink:type="simple">Passover (first day)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4-13" calcext:value-type="date">
            <text:p>04/13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thomas-jefferson-birthday" xlink:type="simple">Thomas Jefferson's Birth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4-15" calcext:value-type="date">
            <text:p>04/15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world/world-art-day" xlink:type="simple">World Art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4-15" calcext:value-type="date">
            <text:p>04/15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tax-day" xlink:type="simple">Tax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4-17" calcext:value-type="date">
            <text:p>04/17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maundy-thursday" xlink:type="simple">Maundy Thursday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4-18" calcext:value-type="date">
            <text:p>04/18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orthodox-good-friday" xlink:type="simple">Orthodox Good Friday</text:a>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4-18" calcext:value-type="date">
            <text:p>04/18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world/international-day-for-monuments-and-sites" xlink:type="simple">International Day for Monuments and Sites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4-18" calcext:value-type="date">
            <text:p>04/18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good-friday" xlink:type="simple">Good Friday</text:a></text:p>
          </table:table-cell>
          <table:table-cell office:value-type="string" calcext:value-type="string">
            <text:p>State Holiday</text:p>
          </table:table-cell>
          <table:table-cell office:value-type="string" calcext:value-type="string">
            <text:p>CT, DE, HI, IN, KY, LA, NC, ND, NJ, TN, TX***</text:p>
          </table:table-cell>
        </table:table-row>
        <table:table-row table:style-name="ro6">
          <table:table-cell office:value-type="date" office:date-value="2024-04-19" calcext:value-type="date">
            <text:p>04/19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holy-saturday" xlink:type="simple">Holy Saturday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4-19" calcext:value-type="date">
            <text:p>04/19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orthodox-holy-saturday" xlink:type="simple">Orthodox Holy Saturday</text:a>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4-20" calcext:value-type="date">
            <text:p>04/20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last-day-of-passover" xlink:type="simple">Last Day of Passover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4-20" calcext:value-type="date">
            <text:p>04/20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orthodox-easter-day" xlink:type="simple">Orthodox Easter</text:a>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4-20" calcext:value-type="date">
            <text:p>04/20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easter-sunday" xlink:type="simple">Easter Sunday</text:a></text:p>
          </table:table-cell>
          <table:table-cell office:value-type="string" calcext:value-type="string">
            <text:p>Observance, Christia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4-21" calcext:value-type="date">
            <text:p>04/21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orthodox-easter-monday" xlink:type="simple">Orthodox Easter Monday</text:a>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4-21" calcext:value-type="date">
            <text:p>04/21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easter-monday" xlink:type="simple">Easter Monday</text:a></text:p>
          </table:table-cell>
          <table:table-cell office:value-type="string" calcext:value-type="string">
            <text:p>Observance, Christia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4-23" calcext:value-type="date">
            <text:p>04/23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yom-hashoah" xlink:type="simple">Yom HaShoah</text:a></text:p>
          </table:table-cell>
          <table:table-cell office:value-type="string" calcext:value-type="string">
            <text:p>Jewish commemoratio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4-23" calcext:value-type="date">
            <text:p>04/23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administrative-professionals-day" xlink:type="simple">Administrative Professional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4-24" calcext:value-type="date">
            <text:p>04/24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take-our-daughters-and-sons-to-work-day" xlink:type="simple">Take our Daughters and Sons to Work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yom-haatzmaut" xlink:type="simple">Yom Ha'atzmaut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law-day" xlink:type="simple">Law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loyalty-day" xlink:type="simple">Loyalty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national-day-prayer" xlink:type="simple">National Day of Prayer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first-day-of-military-appreciation-month" xlink:type="simple">First Day of Military Appreciation Month</text:a></text:p>
          </table:table-cell>
          <table:table-cell office:value-type="string" calcext:value-type="string">
            <text:p>Annual Monthly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first-day-of-asian-pacific-american-heritage-month" xlink:type="simple">First Day of Asian Pacific American Heritage Month</text:a></text:p>
          </table:table-cell>
          <table:table-cell office:value-type="string" calcext:value-type="string">
            <text:p>Annual Monthly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first-day-of-jewish-american-heritage-month" xlink:type="simple">First Day of Jewish American Heritage Month</text:a></text:p>
          </table:table-cell>
          <table:table-cell office:value-type="string" calcext:value-type="string">
            <text:p>Annual Monthly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03" calcext:value-type="date">
            <text:p>05/03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national-explosive-ordnance-disposal-day" xlink:type="simple">National Explosive Ordnance Disposal (EOD)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04" calcext:value-type="date">
            <text:p>05/04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world/international-family-red-equality-day" xlink:type="simple">International Family Equality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05" calcext:value-type="date">
            <text:p>05/05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cinco-de-mayo" xlink:type="simple">Cinco de Mayo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06" calcext:value-type="date">
            <text:p>05/06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national-nurses-day" xlink:type="simple">National Nurse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06" calcext:value-type="date">
            <text:p>05/06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national-teacher-appreciation-day" xlink:type="simple">National Teacher Appreciation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08" calcext:value-type="date">
            <text:p>05/08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world/world-ovarian-cancer-day" xlink:type="simple">World Ovarian Cancer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08" calcext:value-type="date">
            <text:p>05/08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world/world-red-cross-red-crescent-day" xlink:type="simple">World Red Cross and Red Crescent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08" calcext:value-type="date">
            <text:p>05/08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victory-in-europe-day" xlink:type="simple">Victory in Europe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09" calcext:value-type="date">
            <text:p>05/09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military-spouse-appreciation-day" xlink:type="simple">Military Spouse Appreciation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11" calcext:value-type="date">
            <text:p>05/11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mothers-day" xlink:type="simple">Mother'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12" calcext:value-type="date">
            <text:p>05/12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world/nurses-day" xlink:type="simple">International Nurses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15" calcext:value-type="date">
            <text:p>05/15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peace-officers-memorial-day" xlink:type="simple">Peace Officers Memorial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16" calcext:value-type="date">
            <text:p>05/16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lag-b-omer" xlink:type="simple">Lag BaOmer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16" calcext:value-type="date">
            <text:p>05/16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national-defense-transportation-day" xlink:type="simple">National Defense Transportation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17" calcext:value-type="date">
            <text:p>05/17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armed-forces-day" xlink:type="simple">Armed Force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20" calcext:value-type="date">
            <text:p>05/20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world/autoimmune-arthritis-day" xlink:type="simple">World Autoimmune / Autoinflammatory Arthritis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21" calcext:value-type="date">
            <text:p>05/21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medical-service-children-day" xlink:type="simple">Emergency Medical Services for Children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22" calcext:value-type="date">
            <text:p>05/22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national-maritime-day" xlink:type="simple">National Maritime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25" calcext:value-type="date">
            <text:p>05/25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world/african-liberation-day" xlink:type="simple">African Liberation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25" calcext:value-type="date">
            <text:p>05/25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national-missing-children-day" xlink:type="simple">National Missing Children'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26" calcext:value-type="date">
            <text:p>05/26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memorial-day" xlink:type="simple">Memorial Day</text:a></text:p>
          </table:table-cell>
          <table:table-cell office:value-type="string" calcext:value-type="string">
            <text:p>Federal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29" calcext:value-type="date">
            <text:p>05/29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ascension-day" xlink:type="simple">Ascension Day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6-01" calcext:value-type="date">
            <text:p>06/01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first-day-of-pride-month" xlink:type="simple">First Day of Pride Month</text:a></text:p>
          </table:table-cell>
          <table:table-cell office:value-type="string" calcext:value-type="string">
            <text:p>Annual Monthly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6-01" calcext:value-type="date">
            <text:p>06/01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first-day-of-caribbean-american-heritage-month" xlink:type="simple">First Day of Caribbean-American Heritage Month</text:a></text:p>
          </table:table-cell>
          <table:table-cell office:value-type="string" calcext:value-type="string">
            <text:p>Annual Monthly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6-02" calcext:value-type="date">
            <text:p>06/02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shavuot" xlink:type="simple">Shavuot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6-06" calcext:value-type="date">
            <text:p>06/06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d-day" xlink:type="simple">D-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6-08" calcext:value-type="date">
            <text:p>06/08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pentecost" xlink:type="simple">Pentecost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6-09" calcext:value-type="date">
            <text:p>06/09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whit-monday" xlink:type="simple">Whit Monday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6-12" calcext:value-type="date">
            <text:p>06/12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loving-day" xlink:type="simple">Loving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6-13" calcext:value-type="date">
            <text:p>06/13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world/friday-13" xlink:type="simple">Friday the 13th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army-birthday" xlink:type="simple">Army Birth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flag-day" xlink:type="simple">Flag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6-15" calcext:value-type="date">
            <text:p>06/15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trinity-sunday" xlink:type="simple">Trinity Sunday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6-15" calcext:value-type="date">
            <text:p>06/15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fathers-day" xlink:type="simple">Father'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6-19" calcext:value-type="date">
            <text:p>06/19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corpus-christi" xlink:type="simple">Corpus Christi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6-19" calcext:value-type="date">
            <text:p>06/19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juneteenth" xlink:type="simple">Juneteenth</text:a></text:p>
          </table:table-cell>
          <table:table-cell office:value-type="string" calcext:value-type="string">
            <text:p>Federal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6-20" calcext:value-type="date">
            <text:p>06/20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american-eagle-day" xlink:type="simple">American Eagle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6-20" calcext:value-type="date">
            <text:p>06/20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calendar/june-solstice.html" xlink:type="simple">June Solstice</text:a>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7-04" calcext:value-type="date">
            <text:p>07/04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independence-day" xlink:type="simple">Independence Day</text:a></text:p>
          </table:table-cell>
          <table:table-cell office:value-type="string" calcext:value-type="string">
            <text:p>Federal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7-14" calcext:value-type="date">
            <text:p>07/14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bastille-day" xlink:type="simple">Bastille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7-16" calcext:value-type="date">
            <text:p>07/16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rural-transit-day" xlink:type="simple">Rural Transit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7-27" calcext:value-type="date">
            <text:p>07/27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parents-day" xlink:type="simple">Parents'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7-27" calcext:value-type="date">
            <text:p>07/27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national-korean-war-veterans-armistice-day" xlink:type="simple">National Korean War Veterans Armistice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8-03" calcext:value-type="date">
            <text:p>08/03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tisha-b-av" xlink:type="simple">Tisha B'Av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8-04" calcext:value-type="date">
            <text:p>08/04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coast-guard-birthday" xlink:type="simple">Coast Guard Birth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8-04" calcext:value-type="date">
            <text:p>08/04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barack-obama-day" xlink:type="simple">Barack Obama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Illinois</text:p>
          </table:table-cell>
        </table:table-row>
        <table:table-row table:style-name="ro6">
          <table:table-cell office:value-type="date" office:date-value="2024-08-07" calcext:value-type="date">
            <text:p>08/07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purple-heart-day" xlink:type="simple">Purple Heart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8-15" calcext:value-type="date">
            <text:p>08/15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assumption-of-mary" xlink:type="simple">Assumption of Mary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8-17" calcext:value-type="date">
            <text:p>08/17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senior-citizens-day" xlink:type="simple">National Senior Citizen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8-19" calcext:value-type="date">
            <text:p>08/19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national-aviation-day" xlink:type="simple">National Aviation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8-26" calcext:value-type="date">
            <text:p>08/26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women-equality-day" xlink:type="simple">Women's Equality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8-31" calcext:value-type="date">
            <text:p>08/31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world/international-overdose-awareness-day" xlink:type="simple">International Overdose Awareness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9-01" calcext:value-type="date">
            <text:p>09/01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labor-day" xlink:type="simple">Labor Day</text:a></text:p>
          </table:table-cell>
          <table:table-cell office:value-type="string" calcext:value-type="string">
            <text:p>Federal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9-04" calcext:value-type="date">
            <text:p>09/04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world/world-sexual-health-day" xlink:type="simple">World Sexual Health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9-06" calcext:value-type="date">
            <text:p>09/06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carl-garner-cleanup-day" xlink:type="simple">Carl Garner Federal Lands Cleanup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9-07" calcext:value-type="date">
            <text:p>09/07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world/stills-disease-day" xlink:type="simple">Still's Disease Awareness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9-07" calcext:value-type="date">
            <text:p>09/07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national-grandparents-day" xlink:type="simple">National Grandparent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9-10" calcext:value-type="date">
            <text:p>09/10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n/world-suicide-prevention-day" xlink:type="simple">World Suicide Prevention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9-11" calcext:value-type="date">
            <text:p>09/11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patriot-day" xlink:type="simple">Patriot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9-13" calcext:value-type="date">
            <text:p>09/13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world/international-programmers-day" xlink:type="simple">International Programmers'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9-15" calcext:value-type="date">
            <text:p>09/15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first-day-of-national-hispanic-heritage-month" xlink:type="simple">First Day of National Hispanic Heritage Month</text:a></text:p>
          </table:table-cell>
          <table:table-cell office:value-type="string" calcext:value-type="string">
            <text:p>Annual Monthly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9-17" calcext:value-type="date">
            <text:p>09/17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constitution-citizenship-day" xlink:type="simple">Constitution Day and Citizenship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9-18" calcext:value-type="date">
            <text:p>09/18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air-force-birthday" xlink:type="simple">Air Force Birth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9-19" calcext:value-type="date">
            <text:p>09/19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pow-mia-recognition-day" xlink:type="simple">National POW/MIA Recognition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9-22" calcext:value-type="date">
            <text:p>09/22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calendar/september-equinox.html" xlink:type="simple">September Equinox</text:a>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9-23" calcext:value-type="date">
            <text:p>09/23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rosh-hashana" xlink:type="simple">Rosh Hashana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9-23" calcext:value-type="date">
            <text:p>09/23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world/celebrate-bisexuality-day" xlink:type="simple">International Celebrate Bisexuality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9-27" calcext:value-type="date">
            <text:p>09/27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national-public-lands-day" xlink:type="simple">National Public Land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9-28" calcext:value-type="date">
            <text:p>09/28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n/world-rabies-day" xlink:type="simple">World Rabies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9-28" calcext:value-type="date">
            <text:p>09/28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gold-star-mothers-day" xlink:type="simple">Gold Star Mother'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9-29" calcext:value-type="date">
            <text:p>09/29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world/world-heart-day" xlink:type="simple">World Heart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0-01" calcext:value-type="date">
            <text:p>10/01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world/world-vegetarian-day" xlink:type="simple">World Vegetarian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0-02" calcext:value-type="date">
            <text:p>10/02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yom-kippur" xlink:type="simple">Yom Kippur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0-04" calcext:value-type="date">
            <text:p>10/04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st-francis-assisi-feast" xlink:type="simple">Feast of St Francis of Assisi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0-06" calcext:value-type="date">
            <text:p>10/06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world/world-cerebral-palsy-day" xlink:type="simple">World Cerebral Palsy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0-06" calcext:value-type="date">
            <text:p>10/06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german-american-day" xlink:type="simple">German American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0-06" calcext:value-type="date">
            <text:p>10/06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child-health-day" xlink:type="simple">Child Health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0-07" calcext:value-type="date">
            <text:p>10/07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sukkot" xlink:type="simple">First Day of Sukkot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0-09" calcext:value-type="date">
            <text:p>10/09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world/world-sight-day" xlink:type="simple">World Sight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0-09" calcext:value-type="date">
            <text:p>10/09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leif-erikson-day" xlink:type="simple">Leif Erikson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0-13" calcext:value-type="date">
            <text:p>10/13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last-day-of-sukkot" xlink:type="simple">Last Day of Sukkot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0-13" calcext:value-type="date">
            <text:p>10/13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navy-birthday" xlink:type="simple">Navy Birth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0-13" calcext:value-type="date">
            <text:p>10/13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columbus-day" xlink:type="simple">Columbus Day</text:a></text:p>
          </table:table-cell>
          <table:table-cell office:value-type="string" calcext:value-type="string">
            <text:p>Federal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0-14" calcext:value-type="date">
            <text:p>10/14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shmini-atzeret" xlink:type="simple">Shmini Atzeret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0-15" calcext:value-type="date">
            <text:p>10/15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simchat-torah" xlink:type="simple">Simchat Torah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0-15" calcext:value-type="date">
            <text:p>10/15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white-cane-safety-day" xlink:type="simple">White Cane Safety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0-16" calcext:value-type="date">
            <text:p>10/16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boss-day" xlink:type="simple">Boss'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0-18" calcext:value-type="date">
            <text:p>10/18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sweetest-day" xlink:type="simple">Sweetest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13 states</text:p>
          </table:table-cell>
        </table:table-row>
        <table:table-row table:style-name="ro6">
          <table:table-cell office:value-type="date" office:date-value="2024-10-29" calcext:value-type="date">
            <text:p>10/29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world/world-stroke-day" xlink:type="simple">World Stroke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0-31" calcext:value-type="date">
            <text:p>10/31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halloween" xlink:type="simple">Halloween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1-01" calcext:value-type="date">
            <text:p>11/01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all-saints-day" xlink:type="simple">All Saints' Day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1-01" calcext:value-type="date">
            <text:p>11/01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world/world-vegan-day" xlink:type="simple">World Vegan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1-01" calcext:value-type="date">
            <text:p>11/01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first-day-of-native-american-heritage-month" xlink:type="simple">First Day of Native American Heritage Month</text:a></text:p>
          </table:table-cell>
          <table:table-cell office:value-type="string" calcext:value-type="string">
            <text:p>Annual Monthly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1-02" calcext:value-type="date">
            <text:p>11/02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all-souls-day" xlink:type="simple">All Souls' Day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1-02" calcext:value-type="date">
            <text:p>11/02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time/change/usa/new-york?year=2025" xlink:type="simple">Daylight Saving Time ends</text:a></text:p>
          </table:table-cell>
          <table:table-cell office:value-type="string" calcext:value-type="string">
            <text:p>Clock change/Daylight Saving Tim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1-04" calcext:value-type="date">
            <text:p>11/04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election-day" xlink:type="simple">Election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1-10" calcext:value-type="date">
            <text:p>11/10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marine-corps-birthday" xlink:type="simple">Marine Corps Birth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1-11" calcext:value-type="date">
            <text:p>11/11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veterans-day" xlink:type="simple">Veterans Day</text:a></text:p>
          </table:table-cell>
          <table:table-cell office:value-type="string" calcext:value-type="string">
            <text:p>Federal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world/pneumonia-day" xlink:type="simple">World Pneumonia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1-17" calcext:value-type="date">
            <text:p>11/17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world/prematurityday" xlink:type="simple">World Prematurity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1-19" calcext:value-type="date">
            <text:p>11/19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world/international-mens-day" xlink:type="simple">International Men's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1-20" calcext:value-type="date">
            <text:p>11/20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world/transgender-day-of-remembrance" xlink:type="simple">Transgender Day of Remembrance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1-27" calcext:value-type="date">
            <text:p>11/27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thanksgiving-day" xlink:type="simple">Thanksgiving Day</text:a></text:p>
          </table:table-cell>
          <table:table-cell office:value-type="string" calcext:value-type="string">
            <text:p>Federal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1-28" calcext:value-type="date">
            <text:p>11/28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black-friday" xlink:type="simple">Black Fri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1-28" calcext:value-type="date">
            <text:p>11/28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native-american-heritage-day" xlink:type="simple">Native American Heritage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1-30" calcext:value-type="date">
            <text:p>11/30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first-sunday-advent" xlink:type="simple">First Sunday of Advent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2-01" calcext:value-type="date">
            <text:p>12/01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cyber-monday" xlink:type="simple">Cyber Mon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2-02" calcext:value-type="date">
            <text:p>12/02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giving-tuesday" xlink:type="simple">Giving Tues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2-06" calcext:value-type="date">
            <text:p>12/06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st-nicholas-day" xlink:type="simple">St Nichola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2-07" calcext:value-type="date">
            <text:p>12/07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pearl-harbor-remembrance-day" xlink:type="simple">Pearl Harbor Remembrance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2-08" calcext:value-type="date">
            <text:p>12/08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immaculate-conception" xlink:type="simple">Feast of the Immaculate Conception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2-12" calcext:value-type="date">
            <text:p>12/12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lady-guadalupe-day" xlink:type="simple">Feast of Our Lady of Guadalupe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2-13" calcext:value-type="date">
            <text:p>12/13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national-guard-birthday" xlink:type="simple">National Guard Birth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2-15" calcext:value-type="date">
            <text:p>12/15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chanukah" xlink:type="simple">Chanukah/Hanukkah (first day)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2-15" calcext:value-type="date">
            <text:p>12/15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bill-of-rights-day" xlink:type="simple">Bill of Right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2-17" calcext:value-type="date">
            <text:p>12/17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pan-american-aviation-day" xlink:type="simple">Pan American Aviation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2-17" calcext:value-type="date">
            <text:p>12/17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wright-brothers-day" xlink:type="simple">Wright Brother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2-21" calcext:value-type="date">
            <text:p>12/21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calendar/december-solstice.html" xlink:type="simple">December Solstice</text:a>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2-22" calcext:value-type="date">
            <text:p>12/22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last-day-chanukah" xlink:type="simple">Last Day of Chanukah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2-24" calcext:value-type="date">
            <text:p>12/24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christmas-eve" xlink:type="simple">Christmas Eve</text:a></text:p>
          </table:table-cell>
          <table:table-cell office:value-type="string" calcext:value-type="string">
            <text:p>Observance, Christia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2-25" calcext:value-type="date">
            <text:p>12/25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christmas-day" xlink:type="simple">Christmas Day</text:a></text:p>
          </table:table-cell>
          <table:table-cell office:value-type="string" calcext:value-type="string">
            <text:p>State Holiday</text:p>
          </table:table-cell>
          <table:table-cell office:value-type="string" calcext:value-type="string">
            <text:p>All</text:p>
          </table:table-cell>
        </table:table-row>
        <table:table-row table:style-name="ro6">
          <table:table-cell office:value-type="date" office:date-value="2024-12-25" calcext:value-type="date">
            <text:p>12/25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christmas-day" xlink:type="simple">Christmas Day</text:a></text:p>
          </table:table-cell>
          <table:table-cell office:value-type="string" calcext:value-type="string">
            <text:p>Federal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2-26" calcext:value-type="date">
            <text:p>12/26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kwanzaa" xlink:type="simple">Kwanzaa (first day)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2-30" calcext:value-type="date">
            <text:p>12/30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asarah-b-tevet" xlink:type="simple">Asarah B'Tevet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2-31" calcext:value-type="date">
            <text:p>12/31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new-year-eve" xlink:type="simple">New Year's Eve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table:style-name="Default" table:number-columns-repeated="5"/>
        </table:table-row>
        <table:table-row table:style-name="ro2">
          <table:table-cell table:style-name="Default" office:value-type="string" calcext:value-type="string">
            <text:p>SOURCE: <text:a xlink:href="https://www.timeanddate.com/holidays/us/2025?hol=8451953" xlink:type="simple">https://www.timeanddate.com/holidays/us/2025?hol=8451953</text:a></text:p>
          </table:table-cell>
          <table:table-cell table:style-name="Default" table:number-columns-repeated="4"/>
        </table:table-row>
      </table:table>
      <table:table table:name="RANDOMIZED REST" table:style-name="ta1">
        <office:forms form:automatic-focus="false" form:apply-design-mode="false"/>
        <table:table-column table:style-name="co15" table:default-cell-style-name="Default"/>
        <table:table-column table:style-name="co9" table:default-cell-style-name="ce65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row table:style-name="ro5">
          <table:table-cell table:style-name="ce45" office:value-type="string" calcext:value-type="string" table:number-columns-spanned="5" table:number-rows-spanned="1">
            <text:p>Remain Articles Randomized</text:p>
          </table:table-cell>
          <table:covered-table-cell table:number-columns-repeated="4"/>
        </table:table-row>
        <table:table-row table:style-name="ro2">
          <table:table-cell table:style-name="ce61"/>
          <table:table-cell table:style-name="ce66"/>
          <table:table-cell table:style-name="ce61" table:number-columns-repeated="3"/>
        </table:table-row>
        <table:table-row table:style-name="ro6">
          <table:table-cell table:style-name="ce64" office:value-type="float" office:value="1" calcext:value-type="float">
            <text:p>1</text:p>
          </table:table-cell>
          <table:table-cell table:style-name="ce67" office:value-type="string" calcext:value-type="string">
            <text:p>HOSANNA! HOSANNA! 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2" calcext:value-type="float">
            <text:p>2</text:p>
          </table:table-cell>
          <table:table-cell table:style-name="ce67" office:value-type="string" calcext:value-type="string">
            <text:p>THIS LITTLE LIGHT OF MINE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3" calcext:value-type="float">
            <text:p>3</text:p>
          </table:table-cell>
          <table:table-cell table:style-name="ce67" office:value-type="string" calcext:value-type="string">
            <text:p>The Enemy Within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4" calcext:value-type="float">
            <text:p>4</text:p>
          </table:table-cell>
          <table:table-cell table:style-name="ce67" office:value-type="string" calcext:value-type="string">
            <text:p>There is Hope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5" calcext:value-type="float">
            <text:p>5</text:p>
          </table:table-cell>
          <table:table-cell table:style-name="ce67" office:value-type="string" calcext:value-type="string">
            <text:p>ONLY THE STRONG SURVIVE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6" calcext:value-type="float">
            <text:p>6</text:p>
          </table:table-cell>
          <table:table-cell table:style-name="ce67" office:value-type="string" calcext:value-type="string">
            <text:p>Joy Unspeakable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7" calcext:value-type="float">
            <text:p>7</text:p>
          </table:table-cell>
          <table:table-cell table:style-name="ce67" office:value-type="string" calcext:value-type="string">
            <text:p>HE GOT UP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8" calcext:value-type="float">
            <text:p>8</text:p>
          </table:table-cell>
          <table:table-cell table:style-name="ce67" office:value-type="string" calcext:value-type="string">
            <text:p>LIFTING EACH OTHER UP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9" calcext:value-type="float">
            <text:p>9</text:p>
          </table:table-cell>
          <table:table-cell table:style-name="ce67" office:value-type="string" calcext:value-type="string">
            <text:p>It's for My Good-My Personal Testimony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0" calcext:value-type="float">
            <text:p>10</text:p>
          </table:table-cell>
          <table:table-cell table:style-name="ce67" office:value-type="string" calcext:value-type="string">
            <text:p>MY Jehovah Nissi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1" calcext:value-type="float">
            <text:p>11</text:p>
          </table:table-cell>
          <table:table-cell table:style-name="ce67" office:value-type="string" calcext:value-type="string">
            <text:p>HE’S BROUGHT ME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2" calcext:value-type="float">
            <text:p>12</text:p>
          </table:table-cell>
          <table:table-cell table:style-name="ce67" office:value-type="string" calcext:value-type="string">
            <text:p>Jesus Is the Best Thing That Ever Happened to Me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3" calcext:value-type="float">
            <text:p>13</text:p>
          </table:table-cell>
          <table:table-cell table:style-name="ce67" office:value-type="string" calcext:value-type="string">
            <text:p>ITS MY FAULT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4" calcext:value-type="float">
            <text:p>14</text:p>
          </table:table-cell>
          <table:table-cell table:style-name="ce67" office:value-type="string" calcext:value-type="string">
            <text:p>Stop and Smell the Roses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5" calcext:value-type="float">
            <text:p>15</text:p>
          </table:table-cell>
          <table:table-cell table:style-name="ce67" office:value-type="string" calcext:value-type="string">
            <text:p>WHERE WOULD I BE WITHOUT GRACE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6" calcext:value-type="float">
            <text:p>16</text:p>
          </table:table-cell>
          <table:table-cell table:style-name="ce67" office:value-type="string" calcext:value-type="string">
            <text:p>It's Time to Get Out of the Boat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7" calcext:value-type="float">
            <text:p>17</text:p>
          </table:table-cell>
          <table:table-cell table:style-name="ce67" office:value-type="string" calcext:value-type="string">
            <text:p>Keep Pressing On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8" calcext:value-type="float">
            <text:p>18</text:p>
          </table:table-cell>
          <table:table-cell table:style-name="ce67" office:value-type="string" calcext:value-type="string">
            <text:p>Morning Is Coming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9" calcext:value-type="float">
            <text:p>19</text:p>
          </table:table-cell>
          <table:table-cell table:style-name="ce67" office:value-type="string" calcext:value-type="string">
            <text:p>His Unmerited Favor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20" calcext:value-type="float">
            <text:p>20</text:p>
          </table:table-cell>
          <table:table-cell table:style-name="ce67" office:value-type="string" calcext:value-type="string">
            <text:p>SING A NEW SONG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21" calcext:value-type="float">
            <text:p>21</text:p>
          </table:table-cell>
          <table:table-cell table:style-name="ce67" office:value-type="string" calcext:value-type="string">
            <text:p>Insanity vs Christianity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22" calcext:value-type="float">
            <text:p>22</text:p>
          </table:table-cell>
          <table:table-cell table:style-name="ce67" office:value-type="string" calcext:value-type="string">
            <text:p>I LOVE YOU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23" calcext:value-type="float">
            <text:p>23</text:p>
          </table:table-cell>
          <table:table-cell table:style-name="ce67" office:value-type="string" calcext:value-type="string">
            <text:p>WHO’S SIDE ARE YOU ON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24" calcext:value-type="float">
            <text:p>24</text:p>
          </table:table-cell>
          <table:table-cell table:style-name="ce67" office:value-type="string" calcext:value-type="string">
            <text:p>Making The Best Of A Bad Situation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25" calcext:value-type="float">
            <text:p>25</text:p>
          </table:table-cell>
          <table:table-cell table:style-name="ce67" office:value-type="string" calcext:value-type="string">
            <text:p>HE’ll NEVER LEAVE YOU!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26" calcext:value-type="float">
            <text:p>26</text:p>
          </table:table-cell>
          <table:table-cell table:style-name="ce67" office:value-type="string" calcext:value-type="string">
            <text:p>They That Wait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27" calcext:value-type="float">
            <text:p>27</text:p>
          </table:table-cell>
          <table:table-cell table:style-name="ce67" office:value-type="string" calcext:value-type="string">
            <text:p>Start it with a Praise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28" calcext:value-type="float">
            <text:p>28</text:p>
          </table:table-cell>
          <table:table-cell table:style-name="ce67" office:value-type="string" calcext:value-type="string">
            <text:p>HE WAS THERE ALL THE TIME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29" calcext:value-type="float">
            <text:p>29</text:p>
          </table:table-cell>
          <table:table-cell table:style-name="ce67" office:value-type="string" calcext:value-type="string">
            <text:p>LET YOUR LIGHT SHINE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30" calcext:value-type="float">
            <text:p>30</text:p>
          </table:table-cell>
          <table:table-cell table:style-name="ce67" office:value-type="string" calcext:value-type="string">
            <text:p>WHAT WILL YOU LEAVE BEHIND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31" calcext:value-type="float">
            <text:p>31</text:p>
          </table:table-cell>
          <table:table-cell table:style-name="ce67" office:value-type="string" calcext:value-type="string">
            <text:p>WHO DIED AND MADE YOU JUDGE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32" calcext:value-type="float">
            <text:p>32</text:p>
          </table:table-cell>
          <table:table-cell table:style-name="ce67" office:value-type="string" calcext:value-type="string">
            <text:p>Nooo Body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33" calcext:value-type="float">
            <text:p>33</text:p>
          </table:table-cell>
          <table:table-cell table:style-name="ce67" office:value-type="string" calcext:value-type="string">
            <text:p>ITS WORTH SAVING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34" calcext:value-type="float">
            <text:p>34</text:p>
          </table:table-cell>
          <table:table-cell table:style-name="ce67" office:value-type="string" calcext:value-type="string">
            <text:p>Morning with Nancy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35" calcext:value-type="float">
            <text:p>35</text:p>
          </table:table-cell>
          <table:table-cell table:style-name="ce67" office:value-type="string" calcext:value-type="string">
            <text:p>Use Your Keys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36" calcext:value-type="float">
            <text:p>36</text:p>
          </table:table-cell>
          <table:table-cell table:style-name="ce67" office:value-type="string" calcext:value-type="string">
            <text:p>It's Your Turn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37" calcext:value-type="float">
            <text:p>37</text:p>
          </table:table-cell>
          <table:table-cell table:style-name="ce67" office:value-type="string" calcext:value-type="string">
            <text:p>YOU DON’T KNOW ME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38" calcext:value-type="float">
            <text:p>38</text:p>
          </table:table-cell>
          <table:table-cell table:style-name="ce67" office:value-type="string" calcext:value-type="string">
            <text:p>Sweep Around Your Own Front Door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39" calcext:value-type="float">
            <text:p>39</text:p>
          </table:table-cell>
          <table:table-cell table:style-name="ce67" office:value-type="string" calcext:value-type="string">
            <text:p>You Already Have What You Need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40" calcext:value-type="float">
            <text:p>40</text:p>
          </table:table-cell>
          <table:table-cell table:style-name="ce67" office:value-type="string" calcext:value-type="string">
            <text:p>GOD'S PROVIDENCE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41" calcext:value-type="float">
            <text:p>41</text:p>
          </table:table-cell>
          <table:table-cell table:style-name="ce67" office:value-type="string" calcext:value-type="string">
            <text:p>IT'S FOR MY GOOD!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42" calcext:value-type="float">
            <text:p>42</text:p>
          </table:table-cell>
          <table:table-cell table:style-name="ce67" office:value-type="string" calcext:value-type="string">
            <text:p>The Peace of God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43" calcext:value-type="float">
            <text:p>43</text:p>
          </table:table-cell>
          <table:table-cell table:style-name="ce67" office:value-type="string" calcext:value-type="string">
            <text:p>ITS WHO DO GOD SAY THAT I AM!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44" calcext:value-type="float">
            <text:p>44</text:p>
          </table:table-cell>
          <table:table-cell table:style-name="ce67" office:value-type="string" calcext:value-type="string">
            <text:p>Healing From Within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45" calcext:value-type="float">
            <text:p>45</text:p>
          </table:table-cell>
          <table:table-cell table:style-name="ce67" office:value-type="string" calcext:value-type="string">
            <text:p>The Legacy Lives On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46" calcext:value-type="float">
            <text:p>46</text:p>
          </table:table-cell>
          <table:table-cell table:style-name="ce67" office:value-type="string" calcext:value-type="string">
            <text:p>SECURE YOUR INSECURITIES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47" calcext:value-type="float">
            <text:p>47</text:p>
          </table:table-cell>
          <table:table-cell table:style-name="ce67" office:value-type="string" calcext:value-type="string">
            <text:p>LORD, I need you to breathe on me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48" calcext:value-type="float">
            <text:p>48</text:p>
          </table:table-cell>
          <table:table-cell table:style-name="ce67" office:value-type="string" calcext:value-type="string">
            <text:p>Just Can't Quit 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49" calcext:value-type="float">
            <text:p>49</text:p>
          </table:table-cell>
          <table:table-cell table:style-name="ce67" office:value-type="string" calcext:value-type="string">
            <text:p>I NEED THEE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50" calcext:value-type="float">
            <text:p>50</text:p>
          </table:table-cell>
          <table:table-cell table:style-name="ce67" office:value-type="string" calcext:value-type="string">
            <text:p>HE MADE A WAY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51" calcext:value-type="float">
            <text:p>51</text:p>
          </table:table-cell>
          <table:table-cell table:style-name="ce67" office:value-type="string" calcext:value-type="string">
            <text:p>He’s Sweet I Know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52" calcext:value-type="float">
            <text:p>52</text:p>
          </table:table-cell>
          <table:table-cell table:style-name="ce67" office:value-type="string" calcext:value-type="string">
            <text:p>Let the Church Say Amen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53" calcext:value-type="float">
            <text:p>53</text:p>
          </table:table-cell>
          <table:table-cell table:style-name="ce67" office:value-type="string" calcext:value-type="string">
            <text:p>THE LIVING LEGACY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54" calcext:value-type="float">
            <text:p>54</text:p>
          </table:table-cell>
          <table:table-cell table:style-name="ce67" office:value-type="string" calcext:value-type="string">
            <text:p>LOOKING UP WHEN LIFE HAVE YOU DOWN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55" calcext:value-type="float">
            <text:p>55</text:p>
          </table:table-cell>
          <table:table-cell table:style-name="ce67" office:value-type="string" calcext:value-type="string">
            <text:p>LET US GO INTO THE HOUSE OF THE LORD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56" calcext:value-type="float">
            <text:p>56</text:p>
          </table:table-cell>
          <table:table-cell table:style-name="ce67" office:value-type="string" calcext:value-type="string">
            <text:p>NOBODY GREATER THAN YOU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57" calcext:value-type="float">
            <text:p>57</text:p>
          </table:table-cell>
          <table:table-cell table:style-name="ce67" office:value-type="string" calcext:value-type="string">
            <text:p>Where is Your Faith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58" calcext:value-type="float">
            <text:p>58</text:p>
          </table:table-cell>
          <table:table-cell table:style-name="ce67" office:value-type="string" calcext:value-type="string">
            <text:p>HIS PERFECT TIMING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59" calcext:value-type="float">
            <text:p>59</text:p>
          </table:table-cell>
          <table:table-cell table:style-name="ce67" office:value-type="string" calcext:value-type="string">
            <text:p>The Change Maker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60" calcext:value-type="float">
            <text:p>60</text:p>
          </table:table-cell>
          <table:table-cell table:style-name="ce67" office:value-type="string" calcext:value-type="string">
            <text:p>WHEN JESUS IS IN THE HOUSE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61" calcext:value-type="float">
            <text:p>61</text:p>
          </table:table-cell>
          <table:table-cell table:style-name="ce67" office:value-type="string" calcext:value-type="string">
            <text:p>WITH LOVE AND KINDNESS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62" calcext:value-type="float">
            <text:p>62</text:p>
          </table:table-cell>
          <table:table-cell table:style-name="ce67" office:value-type="string" calcext:value-type="string">
            <text:p>The Storm is Passing Over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63" calcext:value-type="float">
            <text:p>63</text:p>
          </table:table-cell>
          <table:table-cell table:style-name="ce67" office:value-type="string" calcext:value-type="string">
            <text:p>LIVING ON PURPOSE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64" calcext:value-type="float">
            <text:p>64</text:p>
          </table:table-cell>
          <table:table-cell table:style-name="ce67" office:value-type="string" calcext:value-type="string">
            <text:p>NEVER GIVE UP ON DOING GOOD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65" calcext:value-type="float">
            <text:p>65</text:p>
          </table:table-cell>
          <table:table-cell table:style-name="ce67" office:value-type="string" calcext:value-type="string">
            <text:p>JUST A TOUCH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66" calcext:value-type="float">
            <text:p>66</text:p>
          </table:table-cell>
          <table:table-cell table:style-name="ce67" office:value-type="string" calcext:value-type="string">
            <text:p>THIS TIME NEXT YEAR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67" calcext:value-type="float">
            <text:p>67</text:p>
          </table:table-cell>
          <table:table-cell table:style-name="ce67" office:value-type="string" calcext:value-type="string">
            <text:p>NO WEAPON FORMED AGAINST US WILL WORK AGAINST US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68" calcext:value-type="float">
            <text:p>68</text:p>
          </table:table-cell>
          <table:table-cell table:style-name="ce67" office:value-type="string" calcext:value-type="string">
            <text:p>I Shall Live and Not Die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69" calcext:value-type="float">
            <text:p>69</text:p>
          </table:table-cell>
          <table:table-cell table:style-name="ce67" office:value-type="string" calcext:value-type="string">
            <text:p>WHAT HAPPENS WHEN YOU PRAY FOR OTHERS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70" calcext:value-type="float">
            <text:p>70</text:p>
          </table:table-cell>
          <table:table-cell table:style-name="ce67" office:value-type="string" calcext:value-type="string">
            <text:p>YOU ARE HEALED(BREAST CANCER AWARENESS)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71" calcext:value-type="float">
            <text:p>71</text:p>
          </table:table-cell>
          <table:table-cell table:style-name="ce67" office:value-type="string" calcext:value-type="string">
            <text:p>ITS SATURDAY, BUT SUNDAY IS COMING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72" calcext:value-type="float">
            <text:p>72</text:p>
          </table:table-cell>
          <table:table-cell table:style-name="ce67" office:value-type="string" calcext:value-type="string">
            <text:p>WHO AM I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73" calcext:value-type="float">
            <text:p>73</text:p>
          </table:table-cell>
          <table:table-cell table:style-name="ce67" office:value-type="string" calcext:value-type="string">
            <text:p>STAY CONNECTED TO THE SOURCE 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74" calcext:value-type="float">
            <text:p>74</text:p>
          </table:table-cell>
          <table:table-cell table:style-name="ce67" office:value-type="string" calcext:value-type="string">
            <text:p>We Are All Going To Need Some Help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75" calcext:value-type="float">
            <text:p>75</text:p>
          </table:table-cell>
          <table:table-cell table:style-name="ce67" office:value-type="string" calcext:value-type="string">
            <text:p>Sowing Seeds of Success in Seasons of Struggle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76" calcext:value-type="float">
            <text:p>76</text:p>
          </table:table-cell>
          <table:table-cell table:style-name="ce67" office:value-type="string" calcext:value-type="string">
            <text:p>ITS ALL GOD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77" calcext:value-type="float">
            <text:p>77</text:p>
          </table:table-cell>
          <table:table-cell table:style-name="ce67" office:value-type="string" calcext:value-type="string">
            <text:p>The Spirit of Desperation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78" calcext:value-type="float">
            <text:p>78</text:p>
          </table:table-cell>
          <table:table-cell table:style-name="ce67" office:value-type="string" calcext:value-type="string">
            <text:p>WHEN ALL GOD’S CHILDREN GET TOGETHER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79" calcext:value-type="float">
            <text:p>79</text:p>
          </table:table-cell>
          <table:table-cell table:style-name="ce67" office:value-type="string" calcext:value-type="string">
            <text:p>I’m in His Hands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80" calcext:value-type="float">
            <text:p>80</text:p>
          </table:table-cell>
          <table:table-cell table:style-name="ce67" office:value-type="string" calcext:value-type="string">
            <text:p>Who Is He To You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81" calcext:value-type="float">
            <text:p>81</text:p>
          </table:table-cell>
          <table:table-cell table:style-name="ce67" office:value-type="string" calcext:value-type="string">
            <text:p>LET GOD DELIVER YOU FROM YOUR PAST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82" calcext:value-type="float">
            <text:p>82</text:p>
          </table:table-cell>
          <table:table-cell table:style-name="ce67" office:value-type="string" calcext:value-type="string">
            <text:p>I DECIDED TO MAKE JESUS MY CHOICE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83" calcext:value-type="float">
            <text:p>83</text:p>
          </table:table-cell>
          <table:table-cell table:style-name="ce67" office:value-type="string" calcext:value-type="string">
            <text:p>The Same God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84" calcext:value-type="float">
            <text:p>84</text:p>
          </table:table-cell>
          <table:table-cell table:style-name="ce67" office:value-type="string" calcext:value-type="string">
            <text:p>My Jehovah Jireh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85" calcext:value-type="float">
            <text:p>85</text:p>
          </table:table-cell>
          <table:table-cell table:style-name="ce67" office:value-type="string" calcext:value-type="string">
            <text:p>O Taste and See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86" calcext:value-type="float">
            <text:p>86</text:p>
          </table:table-cell>
          <table:table-cell table:style-name="ce67" office:value-type="string" calcext:value-type="string">
            <text:p>TRUST THE PROCESS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87" calcext:value-type="float">
            <text:p>87</text:p>
          </table:table-cell>
          <table:table-cell table:style-name="ce67" office:value-type="string" calcext:value-type="string">
            <text:p>UNITED IN THE STRENGTH OF LOVE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88" calcext:value-type="float">
            <text:p>88</text:p>
          </table:table-cell>
          <table:table-cell table:style-name="ce67" office:value-type="string" calcext:value-type="string">
            <text:p>He's Preparing Me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89" calcext:value-type="float">
            <text:p>89</text:p>
          </table:table-cell>
          <table:table-cell table:style-name="ce67" office:value-type="string" calcext:value-type="string">
            <text:p>Praise Worthy God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90" calcext:value-type="float">
            <text:p>90</text:p>
          </table:table-cell>
          <table:table-cell table:style-name="ce67" office:value-type="string" calcext:value-type="string">
            <text:p>I’M BOUND TO PRAISE YOU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91" calcext:value-type="float">
            <text:p>91</text:p>
          </table:table-cell>
          <table:table-cell table:style-name="ce67" office:value-type="string" calcext:value-type="string">
            <text:p>I NEED YOU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92" calcext:value-type="float">
            <text:p>92</text:p>
          </table:table-cell>
          <table:table-cell table:style-name="ce67" office:value-type="string" calcext:value-type="string">
            <text:p>GOOD FOR YOU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93" calcext:value-type="float">
            <text:p>93</text:p>
          </table:table-cell>
          <table:table-cell table:style-name="ce67" office:value-type="string" calcext:value-type="string">
            <text:p>Just Hold On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94" calcext:value-type="float">
            <text:p>94</text:p>
          </table:table-cell>
          <table:table-cell table:style-name="ce67" office:value-type="string" calcext:value-type="string">
            <text:p>The Door is open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95" calcext:value-type="float">
            <text:p>95</text:p>
          </table:table-cell>
          <table:table-cell table:style-name="ce67" office:value-type="string" calcext:value-type="string">
            <text:p>JUST GIVE ME JESUS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96" calcext:value-type="float">
            <text:p>96</text:p>
          </table:table-cell>
          <table:table-cell table:style-name="ce67" office:value-type="string" calcext:value-type="string">
            <text:p>WHERE I AM WEAK, HE IS STRONG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97" calcext:value-type="float">
            <text:p>97</text:p>
          </table:table-cell>
          <table:table-cell table:style-name="ce67" office:value-type="string" calcext:value-type="string">
            <text:p>Something About That Name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98" calcext:value-type="float">
            <text:p>98</text:p>
          </table:table-cell>
          <table:table-cell table:style-name="ce67" office:value-type="string" calcext:value-type="string">
            <text:p>I Will Praise You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99" calcext:value-type="float">
            <text:p>99</text:p>
          </table:table-cell>
          <table:table-cell table:style-name="ce67" office:value-type="string" calcext:value-type="string">
            <text:p>Rooted And Built Up For Maximum Impact 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00" calcext:value-type="float">
            <text:p>100</text:p>
          </table:table-cell>
          <table:table-cell table:style-name="ce67" office:value-type="string" calcext:value-type="string">
            <text:p>Staying in Good Character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01" calcext:value-type="float">
            <text:p>101</text:p>
          </table:table-cell>
          <table:table-cell table:style-name="ce67" office:value-type="string" calcext:value-type="string">
            <text:p>SPEAK THE TRUTH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02" calcext:value-type="float">
            <text:p>102</text:p>
          </table:table-cell>
          <table:table-cell table:style-name="ce67" office:value-type="string" calcext:value-type="string">
            <text:p>WHAT IS YOUR EXCUSE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03" calcext:value-type="float">
            <text:p>103</text:p>
          </table:table-cell>
          <table:table-cell table:style-name="ce67" office:value-type="string" calcext:value-type="string">
            <text:p>Praise Him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04" calcext:value-type="float">
            <text:p>104</text:p>
          </table:table-cell>
          <table:table-cell table:style-name="ce67" office:value-type="string" calcext:value-type="string">
            <text:p>It's Not Your Fight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05" calcext:value-type="float">
            <text:p>105</text:p>
          </table:table-cell>
          <table:table-cell table:style-name="ce67" office:value-type="string" calcext:value-type="string">
            <text:p>PRAYER CHANGES THINGS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06" calcext:value-type="float">
            <text:p>106</text:p>
          </table:table-cell>
          <table:table-cell table:style-name="ce67" office:value-type="string" calcext:value-type="string">
            <text:p>IT'S IN YOUR MIND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07" calcext:value-type="float">
            <text:p>107</text:p>
          </table:table-cell>
          <table:table-cell table:style-name="ce67" office:value-type="string" calcext:value-type="string">
            <text:p>I HAVE SEEN THE LORD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08" calcext:value-type="float">
            <text:p>108</text:p>
          </table:table-cell>
          <table:table-cell table:style-name="ce67" office:value-type="string" calcext:value-type="string">
            <text:p>WISE MEN AND WOMAN SEEK HIM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09" calcext:value-type="float">
            <text:p>109</text:p>
          </table:table-cell>
          <table:table-cell table:style-name="ce67" office:value-type="string" calcext:value-type="string">
            <text:p>HONORING OUR HERITAGE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10" calcext:value-type="float">
            <text:p>110</text:p>
          </table:table-cell>
          <table:table-cell table:style-name="ce67" office:value-type="string" calcext:value-type="string">
            <text:p>I GOTTA PRAY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11" calcext:value-type="float">
            <text:p>111</text:p>
          </table:table-cell>
          <table:table-cell table:style-name="ce67" office:value-type="string" calcext:value-type="string">
            <text:p>THANK GOD I AM SAVED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12" calcext:value-type="float">
            <text:p>112</text:p>
          </table:table-cell>
          <table:table-cell table:style-name="ce67" office:value-type="string" calcext:value-type="string">
            <text:p>I Got to Press On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13" calcext:value-type="float">
            <text:p>113</text:p>
          </table:table-cell>
          <table:table-cell table:style-name="ce67" office:value-type="string" calcext:value-type="string">
            <text:p>IT SPREADS LIKE CANCER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14" calcext:value-type="float">
            <text:p>114</text:p>
          </table:table-cell>
          <table:table-cell table:style-name="ce67" office:value-type="string" calcext:value-type="string">
            <text:p>PRAYER TIME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15" calcext:value-type="float">
            <text:p>115</text:p>
          </table:table-cell>
          <table:table-cell table:style-name="ce67" office:value-type="string" calcext:value-type="string">
            <text:p>THIS IS ONE THING I KNOW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16" calcext:value-type="float">
            <text:p>116</text:p>
          </table:table-cell>
          <table:table-cell table:style-name="ce67" office:value-type="string" calcext:value-type="string">
            <text:p>Handling the Truth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17" calcext:value-type="float">
            <text:p>117</text:p>
          </table:table-cell>
          <table:table-cell table:style-name="ce67" office:value-type="string" calcext:value-type="string">
            <text:p>If God be for us!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18" calcext:value-type="float">
            <text:p>118</text:p>
          </table:table-cell>
          <table:table-cell table:style-name="ce67" office:value-type="string" calcext:value-type="string">
            <text:p>LET’S GO TO SUNDAY SCHOOL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19" calcext:value-type="float">
            <text:p>119</text:p>
          </table:table-cell>
          <table:table-cell table:style-name="ce67" office:value-type="string" calcext:value-type="string">
            <text:p>HE HOLDS MY HAND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20" calcext:value-type="float">
            <text:p>120</text:p>
          </table:table-cell>
          <table:table-cell table:style-name="ce67" office:value-type="string" calcext:value-type="string">
            <text:p>I'm Coming Out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21" calcext:value-type="float">
            <text:p>121</text:p>
          </table:table-cell>
          <table:table-cell table:style-name="ce67" office:value-type="string" calcext:value-type="string">
            <text:p>I’M TOO CLOSE TO STOP NOW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22" calcext:value-type="float">
            <text:p>122</text:p>
          </table:table-cell>
          <table:table-cell table:style-name="ce67" office:value-type="string" calcext:value-type="string">
            <text:p>I AM BUILDING FOR A LIFETIME 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23" calcext:value-type="float">
            <text:p>123</text:p>
          </table:table-cell>
          <table:table-cell table:style-name="ce67" office:value-type="string" calcext:value-type="string">
            <text:p>I BELIEVE I’L RUN ON!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24" calcext:value-type="float">
            <text:p>124</text:p>
          </table:table-cell>
          <table:table-cell table:style-name="ce67" office:value-type="string" calcext:value-type="string">
            <text:p>WHERE WILL I GO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25" calcext:value-type="float">
            <text:p>125</text:p>
          </table:table-cell>
          <table:table-cell table:style-name="ce67" office:value-type="string" calcext:value-type="string">
            <text:p>In the Middle of It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26" calcext:value-type="float">
            <text:p>126</text:p>
          </table:table-cell>
          <table:table-cell table:style-name="ce67" office:value-type="string" calcext:value-type="string">
            <text:p>I AM SO BLESSED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27" calcext:value-type="float">
            <text:p>127</text:p>
          </table:table-cell>
          <table:table-cell table:style-name="ce67" office:value-type="string" calcext:value-type="string">
            <text:p>HUMBLE YOUR PRIDE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28" calcext:value-type="float">
            <text:p>128</text:p>
          </table:table-cell>
          <table:table-cell table:style-name="ce67" office:value-type="string" calcext:value-type="string">
            <text:p>HAPPY INDEPENDENCE DAY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29" calcext:value-type="float">
            <text:p>129</text:p>
          </table:table-cell>
          <table:table-cell table:style-name="ce67" office:value-type="string" calcext:value-type="string">
            <text:p>He Really Loves Me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30" calcext:value-type="float">
            <text:p>130</text:p>
          </table:table-cell>
          <table:table-cell table:style-name="ce67" office:value-type="string" calcext:value-type="string">
            <text:p>Got Milk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31" calcext:value-type="float">
            <text:p>131</text:p>
          </table:table-cell>
          <table:table-cell table:style-name="ce67" office:value-type="string" calcext:value-type="string">
            <text:p>NEVER GIVE UP ON YOUR DREAM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32" calcext:value-type="float">
            <text:p>132</text:p>
          </table:table-cell>
          <table:table-cell table:style-name="ce67" office:value-type="string" calcext:value-type="string">
            <text:p>THE LORD IS ON MY SIDE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33" calcext:value-type="float">
            <text:p>133</text:p>
          </table:table-cell>
          <table:table-cell table:style-name="ce67" office:value-type="string" calcext:value-type="string">
            <text:p>LET IT GO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34" calcext:value-type="float">
            <text:p>134</text:p>
          </table:table-cell>
          <table:table-cell table:style-name="ce67" office:value-type="string" calcext:value-type="string">
            <text:p>Post Dated Praise-Trusting in God's Promises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35" calcext:value-type="float">
            <text:p>135</text:p>
          </table:table-cell>
          <table:table-cell table:style-name="ce67" office:value-type="string" calcext:value-type="string">
            <text:p>list.txt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36" calcext:value-type="float">
            <text:p>136</text:p>
          </table:table-cell>
          <table:table-cell table:style-name="ce67" office:value-type="string" calcext:value-type="string">
            <text:p>JUST A LITTLE BIT 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37" calcext:value-type="float">
            <text:p>137</text:p>
          </table:table-cell>
          <table:table-cell table:style-name="ce67" office:value-type="string" calcext:value-type="string">
            <text:p>GREAT IS THY FAITHFULLNESS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38" calcext:value-type="float">
            <text:p>138</text:p>
          </table:table-cell>
          <table:table-cell table:style-name="ce67" office:value-type="string" calcext:value-type="string">
            <text:p>Refocusing for 2024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39" calcext:value-type="float">
            <text:p>139</text:p>
          </table:table-cell>
          <table:table-cell table:style-name="ce67" office:value-type="string" calcext:value-type="string">
            <text:p>Reclaim Your Purpose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40" calcext:value-type="float">
            <text:p>140</text:p>
          </table:table-cell>
          <table:table-cell table:style-name="ce67" office:value-type="string" calcext:value-type="string">
            <text:p>SPEAK TO THE ROCK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41" calcext:value-type="float">
            <text:p>141</text:p>
          </table:table-cell>
          <table:table-cell table:style-name="ce67" office:value-type="string" calcext:value-type="string">
            <text:p>Love Lifted Me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42" calcext:value-type="float">
            <text:p>142</text:p>
          </table:table-cell>
          <table:table-cell table:style-name="ce67" office:value-type="string" calcext:value-type="string">
            <text:p>I WILL PRAISE HIM 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43" calcext:value-type="float">
            <text:p>143</text:p>
          </table:table-cell>
          <table:table-cell table:style-name="ce67" office:value-type="string" calcext:value-type="string">
            <text:p>What's Your Motivation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44" calcext:value-type="float">
            <text:p>144</text:p>
          </table:table-cell>
          <table:table-cell table:style-name="ce67" office:value-type="string" calcext:value-type="string">
            <text:p>Work In Progress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45" calcext:value-type="float">
            <text:p>145</text:p>
          </table:table-cell>
          <table:table-cell table:style-name="ce67" office:value-type="string" calcext:value-type="string">
            <text:p>UNCONDITIONAL PRAISE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46" calcext:value-type="float">
            <text:p>146</text:p>
          </table:table-cell>
          <table:table-cell table:style-name="ce67" office:value-type="string" calcext:value-type="string">
            <text:p>HOW TO HANDLE WHAT’S HANDLING YOU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47" calcext:value-type="float">
            <text:p>147</text:p>
          </table:table-cell>
          <table:table-cell table:style-name="ce67" office:value-type="string" calcext:value-type="string">
            <text:p>No Jesus No Peace Know Jesus Know Peace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48" calcext:value-type="float">
            <text:p>148</text:p>
          </table:table-cell>
          <table:table-cell table:style-name="ce67" office:value-type="string" calcext:value-type="string">
            <text:p>Mind Your WORDS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49" calcext:value-type="float">
            <text:p>149</text:p>
          </table:table-cell>
          <table:table-cell table:style-name="ce67" office:value-type="string" calcext:value-type="string">
            <text:p>I MAY Be DOWN BUT I'M NOT OUT copy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50" calcext:value-type="float">
            <text:p>150</text:p>
          </table:table-cell>
          <table:table-cell table:style-name="ce67" office:value-type="string" calcext:value-type="string">
            <text:p>This Cup is Poison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51" calcext:value-type="float">
            <text:p>151</text:p>
          </table:table-cell>
          <table:table-cell table:style-name="ce67" office:value-type="string" calcext:value-type="string">
            <text:p>My SUNSHINE on a Cloudy Day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52" calcext:value-type="float">
            <text:p>152</text:p>
          </table:table-cell>
          <table:table-cell table:style-name="ce67" office:value-type="string" calcext:value-type="string">
            <text:p>UNITED WE WILL STAND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53" calcext:value-type="float">
            <text:p>153</text:p>
          </table:table-cell>
          <table:table-cell table:style-name="ce67" office:value-type="string" calcext:value-type="string">
            <text:p>RELEASE Your PAST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54" calcext:value-type="float">
            <text:p>154</text:p>
          </table:table-cell>
          <table:table-cell table:style-name="ce67" office:value-type="string" calcext:value-type="string">
            <text:p>HE WILL NEVER PUT MORE ON YOU, THAT YOU CAN BEAR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55" calcext:value-type="float">
            <text:p>155</text:p>
          </table:table-cell>
          <table:table-cell table:style-name="ce67" office:value-type="string" calcext:value-type="string">
            <text:p>UNBRIDLE TONGUE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56" calcext:value-type="float">
            <text:p>156</text:p>
          </table:table-cell>
          <table:table-cell table:style-name="ce67" office:value-type="string" calcext:value-type="string">
            <text:p>Spiritual Exercise - Waiting on the Lord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57" calcext:value-type="float">
            <text:p>157</text:p>
          </table:table-cell>
          <table:table-cell table:style-name="ce67" office:value-type="string" calcext:value-type="string">
            <text:p>Take a Stand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58" calcext:value-type="float">
            <text:p>158</text:p>
          </table:table-cell>
          <table:table-cell table:style-name="ce67" office:value-type="string" calcext:value-type="string">
            <text:p>THE SAME GOD II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59" calcext:value-type="float">
            <text:p>159</text:p>
          </table:table-cell>
          <table:table-cell table:style-name="ce67" office:value-type="string" calcext:value-type="string">
            <text:p>IT'S ALL GOOD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60" calcext:value-type="float">
            <text:p>160</text:p>
          </table:table-cell>
          <table:table-cell table:style-name="ce67" office:value-type="string" calcext:value-type="string">
            <text:p>Happy Father’s Day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61" calcext:value-type="float">
            <text:p>161</text:p>
          </table:table-cell>
          <table:table-cell table:style-name="ce67" office:value-type="string" calcext:value-type="string">
            <text:p>YES, JESUS LOVES ME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62" calcext:value-type="float">
            <text:p>162</text:p>
          </table:table-cell>
          <table:table-cell table:style-name="ce67" office:value-type="string" calcext:value-type="string">
            <text:p>ITS IN YOUR PRAISE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63" calcext:value-type="float">
            <text:p>163</text:p>
          </table:table-cell>
          <table:table-cell table:style-name="ce67" office:value-type="string" calcext:value-type="string">
            <text:p>LOOKING IN THE MIRROR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64" calcext:value-type="float">
            <text:p>164</text:p>
          </table:table-cell>
          <table:table-cell table:style-name="ce67" office:value-type="string" calcext:value-type="string">
            <text:p>My Journey Keeper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65" calcext:value-type="float">
            <text:p>165</text:p>
          </table:table-cell>
          <table:table-cell table:style-name="ce67" office:value-type="string" calcext:value-type="string">
            <text:p>KNOW YOUR WORTH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66" calcext:value-type="float">
            <text:p>166</text:p>
          </table:table-cell>
          <table:table-cell table:style-name="ce67" office:value-type="string" calcext:value-type="string">
            <text:p>How to Deal with Bitterness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67" calcext:value-type="float">
            <text:p>167</text:p>
          </table:table-cell>
          <table:table-cell table:style-name="ce67" office:value-type="string" calcext:value-type="string">
            <text:p>IT WONT WORK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68" calcext:value-type="float">
            <text:p>168</text:p>
          </table:table-cell>
          <table:table-cell table:style-name="ce67" office:value-type="string" calcext:value-type="string">
            <text:p>Maundy Thursday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69" calcext:value-type="float">
            <text:p>169</text:p>
          </table:table-cell>
          <table:table-cell table:style-name="ce67" office:value-type="string" calcext:value-type="string">
            <text:p>HE’S IN THE VALLEY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70" calcext:value-type="float">
            <text:p>170</text:p>
          </table:table-cell>
          <table:table-cell table:style-name="ce67" office:value-type="string" calcext:value-type="string">
            <text:p>Rubbing People the Right Way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71" calcext:value-type="float">
            <text:p>171</text:p>
          </table:table-cell>
          <table:table-cell table:style-name="ce67" office:value-type="string" calcext:value-type="string">
            <text:p>I'm Still Standing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72" calcext:value-type="float">
            <text:p>172</text:p>
          </table:table-cell>
          <table:table-cell table:style-name="ce67" office:value-type="string" calcext:value-type="string">
            <text:p>I Am So Grateful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73" calcext:value-type="float">
            <text:p>173</text:p>
          </table:table-cell>
          <table:table-cell table:style-name="ce67" office:value-type="string" calcext:value-type="string">
            <text:p>Happy Saint Patrick's Day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74" calcext:value-type="float">
            <text:p>174</text:p>
          </table:table-cell>
          <table:table-cell table:style-name="ce67" office:value-type="string" calcext:value-type="string">
            <text:p>The Right Attitude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75" calcext:value-type="float">
            <text:p>175</text:p>
          </table:table-cell>
          <table:table-cell table:style-name="ce67" office:value-type="string" calcext:value-type="string">
            <text:p>This is the day that the Lord has made! 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76" calcext:value-type="float">
            <text:p>176</text:p>
          </table:table-cell>
          <table:table-cell table:style-name="ce67" office:value-type="string" calcext:value-type="string">
            <text:p>Tell the Truth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77" calcext:value-type="float">
            <text:p>177</text:p>
          </table:table-cell>
          <table:table-cell table:style-name="ce67" office:value-type="string" calcext:value-type="string">
            <text:p>When the Church Prays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78" calcext:value-type="float">
            <text:p>178</text:p>
          </table:table-cell>
          <table:table-cell table:style-name="ce67" office:value-type="string" calcext:value-type="string">
            <text:p>HE TOUCHED ME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79" calcext:value-type="float">
            <text:p>179</text:p>
          </table:table-cell>
          <table:table-cell table:style-name="ce67" office:value-type="string" calcext:value-type="string">
            <text:p>Where Are You Going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80" calcext:value-type="float">
            <text:p>180</text:p>
          </table:table-cell>
          <table:table-cell table:style-name="ce67" office:value-type="string" calcext:value-type="string">
            <text:p>IT’s in the valley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81" calcext:value-type="float">
            <text:p>181</text:p>
          </table:table-cell>
          <table:table-cell table:style-name="ce67" office:value-type="string" calcext:value-type="string">
            <text:p>In the Midnight Hour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82" calcext:value-type="float">
            <text:p>182</text:p>
          </table:table-cell>
          <table:table-cell table:style-name="ce67" office:value-type="string" calcext:value-type="string">
            <text:p>He Knows Our Needs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83" calcext:value-type="float">
            <text:p>183</text:p>
          </table:table-cell>
          <table:table-cell table:style-name="ce67" office:value-type="string" calcext:value-type="string">
            <text:p>LETS GO BACK TO CHURCH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84" calcext:value-type="float">
            <text:p>184</text:p>
          </table:table-cell>
          <table:table-cell table:style-name="ce67" office:value-type="string" calcext:value-type="string">
            <text:p>The Best Is Yet to Come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85" calcext:value-type="float">
            <text:p>185</text:p>
          </table:table-cell>
          <table:table-cell table:style-name="ce67" office:value-type="string" calcext:value-type="string">
            <text:p>PROPER PREPARATION TO START THE DAY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86" calcext:value-type="float">
            <text:p>186</text:p>
          </table:table-cell>
          <table:table-cell table:style-name="ce67" office:value-type="string" calcext:value-type="string">
            <text:p>THE COST OF DOING WHAT'S RIGHT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87" calcext:value-type="float">
            <text:p>187</text:p>
          </table:table-cell>
          <table:table-cell table:style-name="ce67" office:value-type="string" calcext:value-type="string">
            <text:p>YOUR BEST IS YET TO COME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88" calcext:value-type="float">
            <text:p>188</text:p>
          </table:table-cell>
          <table:table-cell table:style-name="ce67" office:value-type="string" calcext:value-type="string">
            <text:p>THY WILL BE DONE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89" calcext:value-type="float">
            <text:p>189</text:p>
          </table:table-cell>
          <table:table-cell table:style-name="ce67" office:value-type="string" calcext:value-type="string">
            <text:p>ITS IN YOU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90" calcext:value-type="float">
            <text:p>190</text:p>
          </table:table-cell>
          <table:table-cell table:style-name="ce67" office:value-type="string" calcext:value-type="string">
            <text:p>The Closer I Get to You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91" calcext:value-type="float">
            <text:p>191</text:p>
          </table:table-cell>
          <table:table-cell table:style-name="ce67" office:value-type="string" calcext:value-type="string">
            <text:p>IN THE RIGHT POSITION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92" calcext:value-type="float">
            <text:p>192</text:p>
          </table:table-cell>
          <table:table-cell table:style-name="ce67" office:value-type="string" calcext:value-type="string">
            <text:p>Show Me Your Glory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93" calcext:value-type="float">
            <text:p>193</text:p>
          </table:table-cell>
          <table:table-cell table:style-name="ce67" office:value-type="string" calcext:value-type="string">
            <text:p>Jesus Saves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94" calcext:value-type="float">
            <text:p>194</text:p>
          </table:table-cell>
          <table:table-cell table:style-name="ce67" office:value-type="string" calcext:value-type="string">
            <text:p>iT AIN'T OVER YET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95" calcext:value-type="float">
            <text:p>195</text:p>
          </table:table-cell>
          <table:table-cell table:style-name="ce67" office:value-type="string" calcext:value-type="string">
            <text:p>HE’S AN ON-TIME GOD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96" calcext:value-type="float">
            <text:p>196</text:p>
          </table:table-cell>
          <table:table-cell table:style-name="ce67" office:value-type="string" calcext:value-type="string">
            <text:p>WON’T HE DO IT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97" calcext:value-type="float">
            <text:p>197</text:p>
          </table:table-cell>
          <table:table-cell table:style-name="ce67" office:value-type="string" calcext:value-type="string">
            <text:p>The fruit no one wants to eat.docx</text:p>
          </table:table-cell>
          <table:table-cell table:style-name="ce48" table:number-columns-repeated="3"/>
        </table:table-row>
        <table:table-row table:style-name="ro6">
          <table:table-cell table:style-name="ce64" office:value-type="float" office:value="198" calcext:value-type="float">
            <text:p>198</text:p>
          </table:table-cell>
          <table:table-cell table:style-name="ce67" office:value-type="string" calcext:value-type="string">
            <text:p>Put A Praise With Our Prayer.docx</text:p>
          </table:table-cell>
          <table:table-cell table:style-name="ce48" table:number-columns-repeated="3"/>
        </table:table-row>
        <table:table-row table:style-name="ro2">
          <table:table-cell table:style-name="ce64" office:value-type="float" office:value="199" calcext:value-type="float">
            <text:p>199</text:p>
          </table:table-cell>
          <table:table-cell table:style-name="ce67" office:value-type="string" calcext:value-type="string">
            <text:p>THE CHOICE IS YOURS.docx</text:p>
          </table:table-cell>
          <table:table-cell table:number-columns-repeated="3"/>
        </table:table-row>
        <table:table-row table:style-name="ro2">
          <table:table-cell table:style-name="ce64" office:value-type="float" office:value="200" calcext:value-type="float">
            <text:p>200</text:p>
          </table:table-cell>
          <table:table-cell table:style-name="ce67" office:value-type="string" calcext:value-type="string">
            <text:p>I WANT MORE.docx</text:p>
          </table:table-cell>
          <table:table-cell table:number-columns-repeated="3"/>
        </table:table-row>
        <table:table-row table:style-name="ro2">
          <table:table-cell table:style-name="ce64" office:value-type="float" office:value="201" calcext:value-type="float">
            <text:p>201</text:p>
          </table:table-cell>
          <table:table-cell table:style-name="ce67" office:value-type="string" calcext:value-type="string">
            <text:p>Since I laid my burden down.docx</text:p>
          </table:table-cell>
          <table:table-cell table:number-columns-repeated="3"/>
        </table:table-row>
        <table:table-row table:style-name="ro2">
          <table:table-cell table:style-name="ce64" office:value-type="float" office:value="202" calcext:value-type="float">
            <text:p>202</text:p>
          </table:table-cell>
          <table:table-cell table:style-name="ce67" office:value-type="string" calcext:value-type="string">
            <text:p>NEVER SURRENDER, NEVER RETREAT.docx</text:p>
          </table:table-cell>
          <table:table-cell table:number-columns-repeated="3"/>
        </table:table-row>
        <table:table-row table:style-name="ro2">
          <table:table-cell table:style-name="ce64" office:value-type="float" office:value="203" calcext:value-type="float">
            <text:p>203</text:p>
          </table:table-cell>
          <table:table-cell table:style-name="ce67" office:value-type="string" calcext:value-type="string">
            <text:p>I CAN DO.docx</text:p>
          </table:table-cell>
          <table:table-cell table:number-columns-repeated="3"/>
        </table:table-row>
        <table:table-row table:style-name="ro2">
          <table:table-cell table:style-name="ce64" office:value-type="float" office:value="204" calcext:value-type="float">
            <text:p>204</text:p>
          </table:table-cell>
          <table:table-cell table:style-name="ce67" office:value-type="string" calcext:value-type="string">
            <text:p>Looking in the Right Direction.docx</text:p>
          </table:table-cell>
          <table:table-cell table:number-columns-repeated="3"/>
        </table:table-row>
        <table:table-row table:style-name="ro2">
          <table:table-cell table:style-name="ce64" office:value-type="float" office:value="205" calcext:value-type="float">
            <text:p>205</text:p>
          </table:table-cell>
          <table:table-cell table:style-name="ce67" office:value-type="string" calcext:value-type="string">
            <text:p>LOOK UP.docx</text:p>
          </table:table-cell>
          <table:table-cell table:number-columns-repeated="3"/>
        </table:table-row>
        <table:table-row table:style-name="ro2">
          <table:table-cell table:style-name="ce64" office:value-type="float" office:value="206" calcext:value-type="float">
            <text:p>206</text:p>
          </table:table-cell>
          <table:table-cell table:style-name="ce67" office:value-type="string" calcext:value-type="string">
            <text:p>I Know I've Been Changed.docx</text:p>
          </table:table-cell>
          <table:table-cell table:number-columns-repeated="3"/>
        </table:table-row>
        <table:table-row table:style-name="ro2">
          <table:table-cell table:style-name="ce64" office:value-type="float" office:value="207" calcext:value-type="float">
            <text:p>207</text:p>
          </table:table-cell>
          <table:table-cell table:style-name="ce67" office:value-type="string" calcext:value-type="string">
            <text:p>You Can Do It.docx</text:p>
          </table:table-cell>
          <table:table-cell table:number-columns-repeated="3"/>
        </table:table-row>
        <table:table-row table:style-name="ro2">
          <table:table-cell table:style-name="ce64" office:value-type="float" office:value="208" calcext:value-type="float">
            <text:p>208</text:p>
          </table:table-cell>
          <table:table-cell table:style-name="ce67" office:value-type="string" calcext:value-type="string">
            <text:p>IN MY FATHER'S HOUSE.docx</text:p>
          </table:table-cell>
          <table:table-cell table:number-columns-repeated="3"/>
        </table:table-row>
        <table:table-row table:style-name="ro2">
          <table:table-cell table:style-name="ce64" office:value-type="float" office:value="209" calcext:value-type="float">
            <text:p>209</text:p>
          </table:table-cell>
          <table:table-cell table:style-name="ce67" office:value-type="string" calcext:value-type="string">
            <text:p>YOU MATTER TO GOD.docx</text:p>
          </table:table-cell>
          <table:table-cell table:number-columns-repeated="3"/>
        </table:table-row>
        <table:table-row table:style-name="ro2">
          <table:table-cell table:style-name="ce64" office:value-type="float" office:value="210" calcext:value-type="float">
            <text:p>210</text:p>
          </table:table-cell>
          <table:table-cell table:style-name="ce67" office:value-type="string" calcext:value-type="string">
            <text:p>I FORGIVE YOU.docx</text:p>
          </table:table-cell>
          <table:table-cell table:number-columns-repeated="3"/>
        </table:table-row>
        <table:table-row table:style-name="ro2">
          <table:table-cell table:style-name="ce64" office:value-type="float" office:value="211" calcext:value-type="float">
            <text:p>211</text:p>
          </table:table-cell>
          <table:table-cell table:style-name="ce67" office:value-type="string" calcext:value-type="string">
            <text:p>THE BREAD OF LIFE.docx</text:p>
          </table:table-cell>
          <table:table-cell table:number-columns-repeated="3"/>
        </table:table-row>
        <table:table-row table:style-name="ro2">
          <table:table-cell table:style-name="ce64" office:value-type="float" office:value="212" calcext:value-type="float">
            <text:p>212</text:p>
          </table:table-cell>
          <table:table-cell table:style-name="ce67" office:value-type="string" calcext:value-type="string">
            <text:p>WHAT DO YOU DO WHEN YOU HAVE DONE ALL YOU CAN.docx</text:p>
          </table:table-cell>
          <table:table-cell table:number-columns-repeated="3"/>
        </table:table-row>
        <table:table-row table:style-name="ro2">
          <table:table-cell table:style-name="ce64" office:value-type="float" office:value="213" calcext:value-type="float">
            <text:p>213</text:p>
          </table:table-cell>
          <table:table-cell table:style-name="ce67" office:value-type="string" calcext:value-type="string">
            <text:p>Good God Almighty.docx</text:p>
          </table:table-cell>
          <table:table-cell table:number-columns-repeated="3"/>
        </table:table-row>
        <table:table-row table:style-name="ro2">
          <table:table-cell table:style-name="ce64" office:value-type="float" office:value="214" calcext:value-type="float">
            <text:p>214</text:p>
          </table:table-cell>
          <table:table-cell table:style-name="ce67" office:value-type="string" calcext:value-type="string">
            <text:p>LET THE CHURCH STAND UP.docx</text:p>
          </table:table-cell>
          <table:table-cell table:number-columns-repeated="3"/>
        </table:table-row>
        <table:table-row table:style-name="ro2">
          <table:table-cell table:style-name="ce64" office:value-type="float" office:value="215" calcext:value-type="float">
            <text:p>215</text:p>
          </table:table-cell>
          <table:table-cell table:style-name="ce67" office:value-type="string" calcext:value-type="string">
            <text:p>WHENEVER YOU CALL ME.docx</text:p>
          </table:table-cell>
          <table:table-cell table:number-columns-repeated="3"/>
        </table:table-row>
        <table:table-row table:style-name="ro2">
          <table:table-cell table:style-name="ce64" office:value-type="float" office:value="216" calcext:value-type="float">
            <text:p>216</text:p>
          </table:table-cell>
          <table:table-cell table:style-name="ce67" office:value-type="string" calcext:value-type="string">
            <text:p>HE MAY NOT COME WHEN YOU WANT HIM.docx</text:p>
          </table:table-cell>
          <table:table-cell table:number-columns-repeated="3"/>
        </table:table-row>
        <table:table-row table:style-name="ro2">
          <table:table-cell table:style-name="ce64" office:value-type="float" office:value="217" calcext:value-type="float">
            <text:p>217</text:p>
          </table:table-cell>
          <table:table-cell table:style-name="ce67" office:value-type="string" calcext:value-type="string">
            <text:p>Looking Up When Life Has Got You Down.docx</text:p>
          </table:table-cell>
          <table:table-cell table:number-columns-repeated="3"/>
        </table:table-row>
        <table:table-row table:style-name="ro2">
          <table:table-cell table:style-name="ce64" office:value-type="float" office:value="218" calcext:value-type="float">
            <text:p>218</text:p>
          </table:table-cell>
          <table:table-cell table:style-name="ce67" office:value-type="string" calcext:value-type="string">
            <text:p>YOUR GIFT WILL MAKE ROOM FOR YOU.docx</text:p>
          </table:table-cell>
          <table:table-cell table:number-columns-repeated="3"/>
        </table:table-row>
        <table:table-row table:style-name="ro2">
          <table:table-cell table:style-name="ce64" office:value-type="float" office:value="219" calcext:value-type="float">
            <text:p>219</text:p>
          </table:table-cell>
          <table:table-cell table:style-name="ce67" office:value-type="string" calcext:value-type="string">
            <text:p>IN MY FATHER’S HOUSE II.docx</text:p>
          </table:table-cell>
          <table:table-cell table:number-columns-repeated="3"/>
        </table:table-row>
        <table:table-row table:style-name="ro2">
          <table:table-cell table:style-name="ce64" office:value-type="float" office:value="220" calcext:value-type="float">
            <text:p>220</text:p>
          </table:table-cell>
          <table:table-cell table:style-name="ce67" office:value-type="string" calcext:value-type="string">
            <text:p>THE BLOOD OF THE LAMB.docx</text:p>
          </table:table-cell>
          <table:table-cell table:number-columns-repeated="3"/>
        </table:table-row>
        <table:table-row table:style-name="ro2">
          <table:table-cell table:style-name="ce64" office:value-type="float" office:value="221" calcext:value-type="float">
            <text:p>221</text:p>
          </table:table-cell>
          <table:table-cell table:style-name="ce67" office:value-type="string" calcext:value-type="string">
            <text:p>THANK YOU.docx</text:p>
          </table:table-cell>
          <table:table-cell table:number-columns-repeated="3"/>
        </table:table-row>
        <table:table-row table:style-name="ro2">
          <table:table-cell table:style-name="ce64" office:value-type="float" office:value="222" calcext:value-type="float">
            <text:p>222</text:p>
          </table:table-cell>
          <table:table-cell table:style-name="ce67" office:value-type="string" calcext:value-type="string">
            <text:p>GROWING THROUGH YOUR PAIN.docx</text:p>
          </table:table-cell>
          <table:table-cell table:number-columns-repeated="3"/>
        </table:table-row>
        <table:table-row table:style-name="ro2">
          <table:table-cell table:style-name="ce64" office:value-type="float" office:value="223" calcext:value-type="float">
            <text:p>223</text:p>
          </table:table-cell>
          <table:table-cell table:style-name="ce67" office:value-type="string" calcext:value-type="string">
            <text:p>I NEED TO PRAY.docx</text:p>
          </table:table-cell>
          <table:table-cell table:number-columns-repeated="3"/>
        </table:table-row>
        <table:table-row table:style-name="ro2">
          <table:table-cell table:style-name="ce64" office:value-type="float" office:value="224" calcext:value-type="float">
            <text:p>224</text:p>
          </table:table-cell>
          <table:table-cell table:style-name="ce67" office:value-type="string" calcext:value-type="string">
            <text:p>Let’s Get Together.docx</text:p>
          </table:table-cell>
          <table:table-cell table:number-columns-repeated="3"/>
        </table:table-row>
        <table:table-row table:style-name="ro2">
          <table:table-cell table:style-name="ce64" office:value-type="float" office:value="225" calcext:value-type="float">
            <text:p>225</text:p>
          </table:table-cell>
          <table:table-cell table:style-name="ce67" office:value-type="string" calcext:value-type="string">
            <text:p>I GOT SOME GOOD NEWS.docx</text:p>
          </table:table-cell>
          <table:table-cell table:number-columns-repeated="3"/>
        </table:table-row>
        <table:table-row table:style-name="ro2">
          <table:table-cell table:style-name="ce64" office:value-type="float" office:value="226" calcext:value-type="float">
            <text:p>226</text:p>
          </table:table-cell>
          <table:table-cell table:style-name="ce67" office:value-type="string" calcext:value-type="string">
            <text:p>THE POWER OF YOUR THOUGHTS.docx</text:p>
          </table:table-cell>
          <table:table-cell table:number-columns-repeated="3"/>
        </table:table-row>
        <table:table-row table:style-name="ro2">
          <table:table-cell table:style-name="ce64" office:value-type="float" office:value="227" calcext:value-type="float">
            <text:p>227</text:p>
          </table:table-cell>
          <table:table-cell table:style-name="ce67" office:value-type="string" calcext:value-type="string">
            <text:p>WHERE IS THE LOVE.docx</text:p>
          </table:table-cell>
          <table:table-cell table:number-columns-repeated="3"/>
        </table:table-row>
        <table:table-row table:style-name="ro2">
          <table:table-cell table:style-name="ce64" office:value-type="float" office:value="228" calcext:value-type="float">
            <text:p>228</text:p>
          </table:table-cell>
          <table:table-cell table:style-name="ce67" office:value-type="string" calcext:value-type="string">
            <text:p>YOU CAN COUNT ME.docx</text:p>
          </table:table-cell>
          <table:table-cell table:number-columns-repeated="3"/>
        </table:table-row>
        <table:table-row table:style-name="ro2">
          <table:table-cell table:style-name="ce64" office:value-type="float" office:value="229" calcext:value-type="float">
            <text:p>229</text:p>
          </table:table-cell>
          <table:table-cell table:style-name="ce67" office:value-type="string" calcext:value-type="string">
            <text:p>MAN UP.docx</text:p>
          </table:table-cell>
          <table:table-cell table:number-columns-repeated="3"/>
        </table:table-row>
        <table:table-row table:style-name="ro2">
          <table:table-cell table:style-name="ce64" office:value-type="float" office:value="230" calcext:value-type="float">
            <text:p>230</text:p>
          </table:table-cell>
          <table:table-cell table:style-name="ce67" office:value-type="string" calcext:value-type="string">
            <text:p>HE’S MY FRIEND.docx</text:p>
          </table:table-cell>
          <table:table-cell table:number-columns-repeated="3"/>
        </table:table-row>
        <table:table-row table:style-name="ro2">
          <table:table-cell table:style-name="ce64" office:value-type="float" office:value="231" calcext:value-type="float">
            <text:p>231</text:p>
          </table:table-cell>
          <table:table-cell table:style-name="ce67" office:value-type="string" calcext:value-type="string">
            <text:p>THAT'S LOVE.docx</text:p>
          </table:table-cell>
          <table:table-cell table:number-columns-repeated="3"/>
        </table:table-row>
        <table:table-row table:style-name="ro2">
          <table:table-cell table:style-name="ce64" office:value-type="float" office:value="232" calcext:value-type="float">
            <text:p>232</text:p>
          </table:table-cell>
          <table:table-cell table:style-name="ce67" office:value-type="string" calcext:value-type="string">
            <text:p>RESTS ON GOD'S PROMISE.docx</text:p>
          </table:table-cell>
          <table:table-cell table:number-columns-repeated="3"/>
        </table:table-row>
        <table:table-row table:style-name="ro2">
          <table:table-cell table:style-name="ce64" office:value-type="float" office:value="233" calcext:value-type="float">
            <text:p>233</text:p>
          </table:table-cell>
          <table:table-cell table:style-name="ce67" office:value-type="string" calcext:value-type="string">
            <text:p>Let’s Go On.docx</text:p>
          </table:table-cell>
          <table:table-cell table:number-columns-repeated="3"/>
        </table:table-row>
        <table:table-row table:style-name="ro2">
          <table:table-cell table:style-name="ce64" office:value-type="float" office:value="234" calcext:value-type="float">
            <text:p>234</text:p>
          </table:table-cell>
          <table:table-cell table:style-name="ce67" office:value-type="string" calcext:value-type="string">
            <text:p>WHO DO YOU BELIEVE .docx</text:p>
          </table:table-cell>
          <table:table-cell table:number-columns-repeated="3"/>
        </table:table-row>
        <table:table-row table:style-name="ro2">
          <table:table-cell table:style-name="ce64" office:value-type="float" office:value="235" calcext:value-type="float">
            <text:p>235</text:p>
          </table:table-cell>
          <table:table-cell table:style-name="ce67" office:value-type="string" calcext:value-type="string">
            <text:p>WHAT’S SO GOOD ABOUT IT.docx</text:p>
          </table:table-cell>
          <table:table-cell table:number-columns-repeated="3"/>
        </table:table-row>
        <table:table-row table:style-name="ro2">
          <table:table-cell table:style-name="ce64" office:value-type="float" office:value="236" calcext:value-type="float">
            <text:p>236</text:p>
          </table:table-cell>
          <table:table-cell table:style-name="ce67" office:value-type="string" calcext:value-type="string">
            <text:p>Moving from Prayer to Praise.docx</text:p>
          </table:table-cell>
          <table:table-cell table:number-columns-repeated="3"/>
        </table:table-row>
        <table:table-row table:style-name="ro2">
          <table:table-cell table:style-name="ce64" office:value-type="float" office:value="237" calcext:value-type="float">
            <text:p>237</text:p>
          </table:table-cell>
          <table:table-cell table:style-name="ce67" office:value-type="string" calcext:value-type="string">
            <text:p>It’s Not Over Yet.docx</text:p>
          </table:table-cell>
          <table:table-cell table:number-columns-repeated="3"/>
        </table:table-row>
        <table:table-row table:style-name="ro2">
          <table:table-cell table:style-name="ce64" office:value-type="float" office:value="238" calcext:value-type="float">
            <text:p>238</text:p>
          </table:table-cell>
          <table:table-cell table:style-name="ce67" office:value-type="string" calcext:value-type="string">
            <text:p>What Is Your Motive.docx</text:p>
          </table:table-cell>
          <table:table-cell table:number-columns-repeated="3"/>
        </table:table-row>
        <table:table-row table:style-name="ro2">
          <table:table-cell table:style-name="ce64" office:value-type="float" office:value="239" calcext:value-type="float">
            <text:p>239</text:p>
          </table:table-cell>
          <table:table-cell table:style-name="ce67" office:value-type="string" calcext:value-type="string">
            <text:p>I Got Issues.docx</text:p>
          </table:table-cell>
          <table:table-cell table:number-columns-repeated="3"/>
        </table:table-row>
        <table:table-row table:style-name="ro2">
          <table:table-cell table:style-name="ce64" office:value-type="float" office:value="240" calcext:value-type="float">
            <text:p>240</text:p>
          </table:table-cell>
          <table:table-cell table:style-name="ce67" office:value-type="string" calcext:value-type="string">
            <text:p>LAYING A SOLID FOUNDATION.docx</text:p>
          </table:table-cell>
          <table:table-cell table:number-columns-repeated="3"/>
        </table:table-row>
        <table:table-row table:style-name="ro2">
          <table:table-cell table:style-name="ce64" office:value-type="float" office:value="241" calcext:value-type="float">
            <text:p>241</text:p>
          </table:table-cell>
          <table:table-cell table:style-name="ce67" office:value-type="string" calcext:value-type="string">
            <text:p>LET IT SHINE.docx</text:p>
          </table:table-cell>
          <table:table-cell table:number-columns-repeated="3"/>
        </table:table-row>
        <table:table-row table:style-name="ro2">
          <table:table-cell table:style-name="ce64" office:value-type="float" office:value="242" calcext:value-type="float">
            <text:p>242</text:p>
          </table:table-cell>
          <table:table-cell table:style-name="ce67" office:value-type="string" calcext:value-type="string">
            <text:p>When Your Enemies Make You Stronger.docx</text:p>
          </table:table-cell>
          <table:table-cell table:number-columns-repeated="3"/>
        </table:table-row>
        <table:table-row table:style-name="ro2">
          <table:table-cell table:style-name="ce64" office:value-type="float" office:value="243" calcext:value-type="float">
            <text:p>243</text:p>
          </table:table-cell>
          <table:table-cell table:style-name="ce67" office:value-type="string" calcext:value-type="string">
            <text:p>I Don't Live There Anymore.docx</text:p>
          </table:table-cell>
          <table:table-cell table:number-columns-repeated="3"/>
        </table:table-row>
        <table:table-row table:style-name="ro2">
          <table:table-cell table:style-name="ce64" office:value-type="float" office:value="244" calcext:value-type="float">
            <text:p>244</text:p>
          </table:table-cell>
          <table:table-cell table:style-name="ce67" office:value-type="string" calcext:value-type="string">
            <text:p>Think on These Things.docx</text:p>
          </table:table-cell>
          <table:table-cell table:number-columns-repeated="3"/>
        </table:table-row>
        <table:table-row table:style-name="ro2">
          <table:table-cell table:style-name="ce64" office:value-type="float" office:value="245" calcext:value-type="float">
            <text:p>245</text:p>
          </table:table-cell>
          <table:table-cell table:style-name="ce67" office:value-type="string" calcext:value-type="string">
            <text:p>RESTORATION OF BROKEN FOUNDATIONS.docx</text:p>
          </table:table-cell>
          <table:table-cell table:number-columns-repeated="3"/>
        </table:table-row>
        <table:table-row table:style-name="ro2">
          <table:table-cell table:style-name="ce64" office:value-type="float" office:value="246" calcext:value-type="float">
            <text:p>246</text:p>
          </table:table-cell>
          <table:table-cell table:style-name="ce67" office:value-type="string" calcext:value-type="string">
            <text:p>Walking in Wisdom.docx</text:p>
          </table:table-cell>
          <table:table-cell table:number-columns-repeated="3"/>
        </table:table-row>
        <table:table-row table:style-name="ro2">
          <table:table-cell table:style-name="ce64" office:value-type="float" office:value="247" calcext:value-type="float">
            <text:p>247</text:p>
          </table:table-cell>
          <table:table-cell table:style-name="ce67" office:value-type="string" calcext:value-type="string">
            <text:p>Whose Your Daddy.docx</text:p>
          </table:table-cell>
          <table:table-cell table:number-columns-repeated="3"/>
        </table:table-row>
        <table:table-row table:style-name="ro2">
          <table:table-cell table:style-name="ce64" office:value-type="float" office:value="248" calcext:value-type="float">
            <text:p>248</text:p>
          </table:table-cell>
          <table:table-cell table:style-name="ce67" office:value-type="string" calcext:value-type="string">
            <text:p>PROMISE KEEPER.docx</text:p>
          </table:table-cell>
          <table:table-cell table:number-columns-repeated="3"/>
        </table:table-row>
        <table:table-row table:style-name="ro2">
          <table:table-cell table:style-name="ce64" office:value-type="float" office:value="249" calcext:value-type="float">
            <text:p>249</text:p>
          </table:table-cell>
          <table:table-cell table:style-name="ce67" office:value-type="string" calcext:value-type="string">
            <text:p>MY SECRET PLACE .docx</text:p>
          </table:table-cell>
          <table:table-cell table:number-columns-repeated="3"/>
        </table:table-row>
        <table:table-row table:style-name="ro2">
          <table:table-cell table:style-name="ce64" office:value-type="float" office:value="250" calcext:value-type="float">
            <text:p>250</text:p>
          </table:table-cell>
          <table:table-cell table:style-name="ce67" office:value-type="string" calcext:value-type="string">
            <text:p>Watch Your Mouth.docx</text:p>
          </table:table-cell>
          <table:table-cell table:number-columns-repeated="3"/>
        </table:table-row>
        <table:table-row table:style-name="ro2">
          <table:table-cell table:style-name="ce64" office:value-type="float" office:value="251" calcext:value-type="float">
            <text:p>251</text:p>
          </table:table-cell>
          <table:table-cell table:style-name="ce67" office:value-type="string" calcext:value-type="string">
            <text:p>When It Seems Like All Hope Is Gone.docx</text:p>
          </table:table-cell>
          <table:table-cell table:number-columns-repeated="3"/>
        </table:table-row>
        <table:table-row table:style-name="ro2">
          <table:table-cell table:style-name="ce64" office:value-type="float" office:value="252" calcext:value-type="float">
            <text:p>252</text:p>
          </table:table-cell>
          <table:table-cell table:style-name="ce67" office:value-type="string" calcext:value-type="string">
            <text:p>Praise Is What I Do.docx</text:p>
          </table:table-cell>
          <table:table-cell table:number-columns-repeated="3"/>
        </table:table-row>
        <table:table-row table:style-name="ro2">
          <table:table-cell table:style-name="ce64" office:value-type="float" office:value="253" calcext:value-type="float">
            <text:p>253</text:p>
          </table:table-cell>
          <table:table-cell table:style-name="ce67" office:value-type="string" calcext:value-type="string">
            <text:p>INVITE HIM IN YOUR DAY.docx</text:p>
          </table:table-cell>
          <table:table-cell table:number-columns-repeated="3"/>
        </table:table-row>
        <table:table-row table:style-name="ro2">
          <table:table-cell table:style-name="ce64" office:value-type="float" office:value="254" calcext:value-type="float">
            <text:p>254</text:p>
          </table:table-cell>
          <table:table-cell table:style-name="ce67" office:value-type="string" calcext:value-type="string">
            <text:p>Help WANTED.docx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7">
          <table:table-cell office:value-type="string" calcext:value-type="string">
            <text:p>SOURCE: <text:a xlink:href="https://www.timeanddate.com/holidays/us/2025?hol=8451953" xlink:type="simple">https://www.timeanddate.com/holidays/us/2025?hol=8451953</text:a></text:p>
          </table:table-cell>
          <table:table-cell table:number-columns-repeated="4"/>
        </table:table-row>
        <table:table-row table:style-name="ro2" table:number-rows-repeated="1048317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MAIN.B1:MAIN.H365" table:display-filter-buttons="true">
          <table:filter>
            <table:filter-and>
              <table:filter-condition table:value="" table:operator="=" table:field-number="2"/>
              <table:filter-condition table:value="" table:operator="=" table:field-number="5">
                <table:filter-set-item table:value=""/>
                <table:filter-set-item table:value="#TARGET"/>
              </table:filter-condition>
            </table:filter-and>
          </table:filter>
          <table:sort>
            <table:sort-by table:field-number="1" table:data-type="automatic"/>
          </table:sort>
        </table:database-range>
        <table:database-range table:name="__Anonymous_Sheet_DB__1" table:target-range-address="DASHBOARD.B24:DASHBOARD.B390" table:contains-header="false"/>
        <table:database-range table:name="__Anonymous_Sheet_DB__3" table:target-range-address="HOLIDAYS.A2:HOLIDAYS.E200" table:display-filter-buttons="true">
          <table:sort>
            <table:sort-by table:field-number="0" table:data-type="automatic"/>
          </table:sort>
        </table:database-range>
        <table:database-range table:name="__Anonymous_Sheet_DB__4" table:target-range-address="'RANDOMIZED REST'.A2:'RANDOMIZED REST'.A2" table:contains-header="false"/>
      </table:database-ranges>
      <table:data-pilot-tables>
        <table:data-pilot-table table:name="DataPilot1" table:application-data="" table:target-range-address="VARIABLES.B23:VARIABLES.C36" table:buttons="VARIABLES.B23" table:identify-categories="true" table:show-filter-button="false" table:drill-down-on-double-click="false">
          <table:source-cell-range table:cell-range-address="MAIN.A1:MAIN.F365"/>
          <table:data-pilot-field table:source-field-name="Month" table:orientation="row" table:used-hierarchy="0" table:function="auto">
            <table:data-pilot-level table:show-empty="false" calcext:repeat-item-labels="false">
              <table:data-pilot-members>
                <table:data-pilot-member table:name="01_January" table:display="true" table:show-details="true"/>
                <table:data-pilot-member table:name="02_Februar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ount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 style:data-style-name="N2" text:time-value="11:40:44.8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4-11-11T12:45:05.519000000</dc:date>
    <meta:editing-duration>P3DT10H24M28S</meta:editing-duration>
    <meta:editing-cycles>183</meta:editing-cycles>
    <meta:document-statistic meta:table-count="5" meta:cell-count="3697" meta:object-count="0"/>
  </office:meta>
</office:document-meta>
</file>